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35.49mm"/>
    </style:style>
    <style:style style:name="co5" style:family="table-column">
      <style:table-column-properties fo:break-before="auto" style:column-width="30.76mm"/>
    </style:style>
    <style:style style:name="co6" style:family="table-column">
      <style:table-column-properties fo:break-before="auto" style:column-width="50.46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b4c7dc" fo:border="0.06pt solid #000000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roject ML mod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orker code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RH(%)</text:p>
          </table:table-cell>
          <table:table-cell table:style-name="ce1" office:value-type="string" calcext:value-type="string">
            <text:p>Pressure P0 in (hpa)</text:p>
          </table:table-cell>
          <table:table-cell table:style-name="ce1" office:value-type="string" calcext:value-type="string">
            <text:p>Altitude (z)</text:p>
          </table:table-cell>
          <table:table-cell table:style-name="ce1" office:value-type="string" calcext:value-type="string">
            <text:p>Atmospheric Pressure (hPa)</text:p>
          </table:table-cell>
          <table:table-cell table:style-name="ce1" office:value-type="string" calcext:value-type="string">
            <text:p>Heat Index (HI)</text:p>
          </table:table-cell>
          <table:table-cell table:style-name="ce1" office:value-type="string" calcext:value-type="string">
            <text:p>Discomfort index (DI)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7.06026119" calcext:value-type="float">
            <text:p>27.06026119</text:p>
          </table:table-cell>
          <table:table-cell table:style-name="ce5" office:value-type="percentage" office:value="0.9397681386" calcext:value-type="percentage">
            <text:p>93.9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17.56804719" calcext:value-type="float">
            <text:p>517.56804719</text:p>
          </table:table-cell>
          <table:table-cell office:value-type="float" office:value="951.502180724715" calcext:value-type="float">
            <text:p>951.502180724715</text:p>
          </table:table-cell>
          <table:table-cell table:style-name="ce2" office:value-type="float" office:value="52.3964750570396" calcext:value-type="float">
            <text:p>52.3964750570396</text:p>
          </table:table-cell>
          <table:table-cell table:style-name="ce6" office:value-type="float" office:value="26.6441708388709" calcext:value-type="float">
            <text:p>26.644170838870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6.76906928" calcext:value-type="float">
            <text:p>26.76906928</text:p>
          </table:table-cell>
          <table:table-cell table:style-name="ce5" office:value-type="percentage" office:value="0.9265269875" calcext:value-type="percentage">
            <text:p>92.6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75.58540152" calcext:value-type="float">
            <text:p>175.58540152</text:p>
          </table:table-cell>
          <table:table-cell office:value-type="float" office:value="991.362139661011" calcext:value-type="float">
            <text:p>991.362139661011</text:p>
          </table:table-cell>
          <table:table-cell table:style-name="ce2" office:value-type="float" office:value="51.9339310624283" calcext:value-type="float">
            <text:p>51.9339310624283</text:p>
          </table:table-cell>
          <table:table-cell table:style-name="ce6" office:value-type="float" office:value="26.273274265685" calcext:value-type="float">
            <text:p>26.27327426568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4.62359454" calcext:value-type="float">
            <text:p>24.62359454</text:p>
          </table:table-cell>
          <table:table-cell table:style-name="ce5" office:value-type="percentage" office:value="0.7529272976" calcext:value-type="percentage">
            <text:p>75.2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76.66459983" calcext:value-type="float">
            <text:p>376.66459983</text:p>
          </table:table-cell>
          <table:table-cell office:value-type="float" office:value="967.727357663257" calcext:value-type="float">
            <text:p>967.727357663257</text:p>
          </table:table-cell>
          <table:table-cell table:style-name="ce2" office:value-type="float" office:value="48.52134812585" calcext:value-type="float">
            <text:p>48.52134812585</text:p>
          </table:table-cell>
          <table:table-cell table:style-name="ce6" office:value-type="float" office:value="23.2478994164502" calcext:value-type="float">
            <text:p>23.247899416450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6.74411426" calcext:value-type="float">
            <text:p>26.74411426</text:p>
          </table:table-cell>
          <table:table-cell table:style-name="ce5" office:value-type="percentage" office:value="0.8188294914" calcext:value-type="percentage">
            <text:p>81.8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04.70979829" calcext:value-type="float">
            <text:p>604.70979829</text:p>
          </table:table-cell>
          <table:table-cell office:value-type="float" office:value="941.60415485349" calcext:value-type="float">
            <text:p>941.60415485349</text:p>
          </table:table-cell>
          <table:table-cell table:style-name="ce2" office:value-type="float" office:value="51.8897265563993" calcext:value-type="float">
            <text:p>51.8897265563993</text:p>
          </table:table-cell>
          <table:table-cell table:style-name="ce6" office:value-type="float" office:value="25.5240644356876" calcext:value-type="float">
            <text:p>25.524064435687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9.70521737" calcext:value-type="float">
            <text:p>29.70521737</text:p>
          </table:table-cell>
          <table:table-cell table:style-name="ce5" office:value-type="percentage" office:value="0.7148718057" calcext:value-type="percentage">
            <text:p>71.4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88.10707368" calcext:value-type="float">
            <text:p>488.10707368</text:p>
          </table:table-cell>
          <table:table-cell office:value-type="float" office:value="954.871995561386" calcext:value-type="float">
            <text:p>954.871995561386</text:p>
          </table:table-cell>
          <table:table-cell table:style-name="ce2" office:value-type="float" office:value="56.6129259844659" calcext:value-type="float">
            <text:p>56.6129259844659</text:p>
          </table:table-cell>
          <table:table-cell table:style-name="ce6" office:value-type="float" office:value="27.3207274750441" calcext:value-type="float">
            <text:p>27.320727475044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5.15339824" calcext:value-type="float">
            <text:p>25.15339824</text:p>
          </table:table-cell>
          <table:table-cell table:style-name="ce5" office:value-type="percentage" office:value="0.8340127116" calcext:value-type="percentage">
            <text:p>83.4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41.50949377" calcext:value-type="float">
            <text:p>241.50949377</text:p>
          </table:table-cell>
          <table:table-cell office:value-type="float" office:value="983.550520934623" calcext:value-type="float">
            <text:p>983.550520934623</text:p>
          </table:table-cell>
          <table:table-cell table:style-name="ce2" office:value-type="float" office:value="49.3680548869786" calcext:value-type="float">
            <text:p>49.3680548869786</text:p>
          </table:table-cell>
          <table:table-cell table:style-name="ce6" office:value-type="float" office:value="24.1808174626434" calcext:value-type="float">
            <text:p>24.180817462643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37457052" calcext:value-type="float">
            <text:p>31.37457052</text:p>
          </table:table-cell>
          <table:table-cell table:style-name="ce5" office:value-type="percentage" office:value="0.9575048032" calcext:value-type="percentage">
            <text:p>95.7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93.35805028" calcext:value-type="float">
            <text:p>393.35805028</text:p>
          </table:table-cell>
          <table:table-cell office:value-type="float" office:value="965.79073300443" calcext:value-type="float">
            <text:p>965.79073300443</text:p>
          </table:table-cell>
          <table:table-cell table:style-name="ce2" office:value-type="float" office:value="59.2815252466641" calcext:value-type="float">
            <text:p>59.2815252466641</text:p>
          </table:table-cell>
          <table:table-cell table:style-name="ce6" office:value-type="float" office:value="30.9801720126604" calcext:value-type="float">
            <text:p>30.9801720126604</text:p>
          </table:table-cell>
          <table:table-cell table:style-name="ce2" office:value-type="string" calcext:value-type="string">
            <text:p>2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8.1145302" calcext:value-type="float">
            <text:p>28.1145302</text:p>
          </table:table-cell>
          <table:table-cell table:style-name="ce5" office:value-type="percentage" office:value="0.8733851236" calcext:value-type="percentage">
            <text:p>87.3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60.18135605" calcext:value-type="float">
            <text:p>260.18135605</text:p>
          </table:table-cell>
          <table:table-cell office:value-type="float" office:value="981.349221612361" calcext:value-type="float">
            <text:p>981.349221612361</text:p>
          </table:table-cell>
          <table:table-cell table:style-name="ce2" office:value-type="float" office:value="54.071187917737" calcext:value-type="float">
            <text:p>54.071187917737</text:p>
          </table:table-cell>
          <table:table-cell table:style-name="ce6" office:value-type="float" office:value="27.1664390678156" calcext:value-type="float">
            <text:p>27.166439067815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4.97211417" calcext:value-type="float">
            <text:p>24.97211417</text:p>
          </table:table-cell>
          <table:table-cell table:style-name="ce5" office:value-type="percentage" office:value="0.8120007729" calcext:value-type="percentage">
            <text:p>81.2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80.80462186" calcext:value-type="float">
            <text:p>480.80462186</text:p>
          </table:table-cell>
          <table:table-cell office:value-type="float" office:value="955.709111096593" calcext:value-type="float">
            <text:p>955.709111096593</text:p>
          </table:table-cell>
          <table:table-cell table:style-name="ce2" office:value-type="float" office:value="49.0790856904612" calcext:value-type="float">
            <text:p>49.0790856904612</text:p>
          </table:table-cell>
          <table:table-cell table:style-name="ce6" office:value-type="float" office:value="23.8893020164654" calcext:value-type="float">
            <text:p>23.889302016465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6.53015787" calcext:value-type="float">
            <text:p>26.53015787</text:p>
          </table:table-cell>
          <table:table-cell table:style-name="ce5" office:value-type="percentage" office:value="0.8162000687" calcext:value-type="percentage">
            <text:p>81.6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32.7640347" calcext:value-type="float">
            <text:p>432.7640347</text:p>
          </table:table-cell>
          <table:table-cell office:value-type="float" office:value="961.234561769818" calcext:value-type="float">
            <text:p>961.234561769818</text:p>
          </table:table-cell>
          <table:table-cell table:style-name="ce2" office:value-type="float" office:value="51.5497143418353" calcext:value-type="float">
            <text:p>51.5497143418353</text:p>
          </table:table-cell>
          <table:table-cell table:style-name="ce6" office:value-type="float" office:value="25.3140296654812" calcext:value-type="float">
            <text:p>25.314029665481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9.96748238" calcext:value-type="float">
            <text:p>29.96748238</text:p>
          </table:table-cell>
          <table:table-cell table:style-name="ce5" office:value-type="percentage" office:value="0.7093194626" calcext:value-type="percentage">
            <text:p>70.9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34.21483252" calcext:value-type="float">
            <text:p>334.21483252</text:p>
          </table:table-cell>
          <table:table-cell office:value-type="float" office:value="972.669510709541" calcext:value-type="float">
            <text:p>972.669510709541</text:p>
          </table:table-cell>
          <table:table-cell table:style-name="ce2" office:value-type="float" office:value="57.0331059353419" calcext:value-type="float">
            <text:p>57.0331059353419</text:p>
          </table:table-cell>
          <table:table-cell table:style-name="ce6" office:value-type="float" office:value="27.4946295302561" calcext:value-type="float">
            <text:p>27.494629530256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5.73973451" calcext:value-type="float">
            <text:p>25.73973451</text:p>
          </table:table-cell>
          <table:table-cell table:style-name="ce5" office:value-type="percentage" office:value="0.9340471049" calcext:value-type="percentage">
            <text:p>93.4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19.58036718" calcext:value-type="float">
            <text:p>419.58036718</text:p>
          </table:table-cell>
          <table:table-cell office:value-type="float" office:value="962.756476942341" calcext:value-type="float">
            <text:p>962.756476942341</text:p>
          </table:table-cell>
          <table:table-cell table:style-name="ce2" office:value-type="float" office:value="50.3039420147912" calcext:value-type="float">
            <text:p>50.3039420147912</text:p>
          </table:table-cell>
          <table:table-cell table:style-name="ce6" office:value-type="float" office:value="25.3320233429006" calcext:value-type="float">
            <text:p>25.332023342900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8.24804095" calcext:value-type="float">
            <text:p>28.24804095</text:p>
          </table:table-cell>
          <table:table-cell table:style-name="ce5" office:value-type="percentage" office:value="0.708336252" calcext:value-type="percentage">
            <text:p>70.8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85.00913477" calcext:value-type="float">
            <text:p>385.00913477</text:p>
          </table:table-cell>
          <table:table-cell office:value-type="float" office:value="966.758814496914" calcext:value-type="float">
            <text:p>966.758814496914</text:p>
          </table:table-cell>
          <table:table-cell table:style-name="ce2" office:value-type="float" office:value="54.2831309155278" calcext:value-type="float">
            <text:p>54.2831309155278</text:p>
          </table:table-cell>
          <table:table-cell table:style-name="ce6" office:value-type="float" office:value="26.042648116876" calcext:value-type="float">
            <text:p>26.04264811687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5.4560026" calcext:value-type="float">
            <text:p>25.4560026</text:p>
          </table:table-cell>
          <table:table-cell table:style-name="ce5" office:value-type="percentage" office:value="0.8249224962" calcext:value-type="percentage">
            <text:p>82.4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37.67936292" calcext:value-type="float">
            <text:p>237.67936292</text:p>
          </table:table-cell>
          <table:table-cell office:value-type="float" office:value="984.002680099521" calcext:value-type="float">
            <text:p>984.002680099521</text:p>
          </table:table-cell>
          <table:table-cell table:style-name="ce2" office:value-type="float" office:value="49.8464325102596" calcext:value-type="float">
            <text:p>49.8464325102596</text:p>
          </table:table-cell>
          <table:table-cell table:style-name="ce6" office:value-type="float" office:value="24.4010203272411" calcext:value-type="float">
            <text:p>24.401020327241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6.74364802" calcext:value-type="float">
            <text:p>26.74364802</text:p>
          </table:table-cell>
          <table:table-cell table:style-name="ce5" office:value-type="percentage" office:value="0.8339538012" calcext:value-type="percentage">
            <text:p>83.4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25.45317793" calcext:value-type="float">
            <text:p>625.45317793</text:p>
          </table:table-cell>
          <table:table-cell office:value-type="float" office:value="939.26322329757" calcext:value-type="float">
            <text:p>939.26322329757</text:p>
          </table:table-cell>
          <table:table-cell table:style-name="ce2" office:value-type="float" office:value="51.8896108839056" calcext:value-type="float">
            <text:p>51.8896108839056</text:p>
          </table:table-cell>
          <table:table-cell table:style-name="ce6" office:value-type="float" office:value="25.6254918527586" calcext:value-type="float">
            <text:p>25.625491852758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4.96286988" calcext:value-type="float">
            <text:p>24.96286988</text:p>
          </table:table-cell>
          <table:table-cell table:style-name="ce5" office:value-type="percentage" office:value="0.7506803166" calcext:value-type="percentage">
            <text:p>75.0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77.56613875" calcext:value-type="float">
            <text:p>577.56613875</text:p>
          </table:table-cell>
          <table:table-cell office:value-type="float" office:value="944.676185218278" calcext:value-type="float">
            <text:p>944.676185218278</text:p>
          </table:table-cell>
          <table:table-cell table:style-name="ce2" office:value-type="float" office:value="49.0586392473923" calcext:value-type="float">
            <text:p>49.0586392473923</text:p>
          </table:table-cell>
          <table:table-cell table:style-name="ce6" office:value-type="float" office:value="23.5281402067347" calcext:value-type="float">
            <text:p>23.528140206734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0.87790691" calcext:value-type="float">
            <text:p>30.87790691</text:p>
          </table:table-cell>
          <table:table-cell table:style-name="ce5" office:value-type="percentage" office:value="0.782171287" calcext:value-type="percentage">
            <text:p>78.2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26.7151052" calcext:value-type="float">
            <text:p>326.7151052</text:p>
          </table:table-cell>
          <table:table-cell office:value-type="float" office:value="973.545275462577" calcext:value-type="float">
            <text:p>973.545275462577</text:p>
          </table:table-cell>
          <table:table-cell table:style-name="ce2" office:value-type="float" office:value="58.4903548923542" calcext:value-type="float">
            <text:p>58.4903548923542</text:p>
          </table:table-cell>
          <table:table-cell table:style-name="ce6" office:value-type="float" office:value="28.9157387988885" calcext:value-type="float">
            <text:p>28.915738798888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6.94530662" calcext:value-type="float">
            <text:p>26.94530662</text:p>
          </table:table-cell>
          <table:table-cell table:style-name="ce5" office:value-type="percentage" office:value="0.8439271742" calcext:value-type="percentage">
            <text:p>84.3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24.59388901" calcext:value-type="float">
            <text:p>324.59388901</text:p>
          </table:table-cell>
          <table:table-cell office:value-type="float" office:value="973.793119005024" calcext:value-type="float">
            <text:p>973.793119005024</text:p>
          </table:table-cell>
          <table:table-cell table:style-name="ce2" office:value-type="float" office:value="52.2103974658615" calcext:value-type="float">
            <text:p>52.2103974658615</text:p>
          </table:table-cell>
          <table:table-cell table:style-name="ce6" office:value-type="float" office:value="25.877000825328" calcext:value-type="float">
            <text:p>25.87700082532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0.51894776" calcext:value-type="float">
            <text:p>30.51894776</text:p>
          </table:table-cell>
          <table:table-cell table:style-name="ce5" office:value-type="percentage" office:value="0.7884830926" calcext:value-type="percentage">
            <text:p>78.8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37.97078091" calcext:value-type="float">
            <text:p>537.97078091</text:p>
          </table:table-cell>
          <table:table-cell office:value-type="float" office:value="949.175440723104" calcext:value-type="float">
            <text:p>949.175440723104</text:p>
          </table:table-cell>
          <table:table-cell table:style-name="ce2" office:value-type="float" office:value="57.9145250372212" calcext:value-type="float">
            <text:p>57.9145250372212</text:p>
          </table:table-cell>
          <table:table-cell table:style-name="ce6" office:value-type="float" office:value="28.6553947005015" calcext:value-type="float">
            <text:p>28.655394700501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53237173" calcext:value-type="float">
            <text:p>31.53237173</text:p>
          </table:table-cell>
          <table:table-cell table:style-name="ce5" office:value-type="percentage" office:value="0.8879566173" calcext:value-type="percentage">
            <text:p>88.8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00.64059015" calcext:value-type="float">
            <text:p>600.64059015</text:p>
          </table:table-cell>
          <table:table-cell office:value-type="float" office:value="942.064057125626" calcext:value-type="float">
            <text:p>942.064057125626</text:p>
          </table:table-cell>
          <table:table-cell table:style-name="ce2" office:value-type="float" office:value="59.5371354918551" calcext:value-type="float">
            <text:p>59.5371354918551</text:p>
          </table:table-cell>
          <table:table-cell table:style-name="ce6" office:value-type="float" office:value="30.4827712307818" calcext:value-type="float">
            <text:p>30.4827712307818</text:p>
          </table:table-cell>
          <table:table-cell table:style-name="ce2" office:value-type="string" calcext:value-type="string">
            <text:p>2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8.16527059" calcext:value-type="float">
            <text:p>28.16527059</text:p>
          </table:table-cell>
          <table:table-cell table:style-name="ce5" office:value-type="percentage" office:value="0.8352991101" calcext:value-type="percentage">
            <text:p>83.5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19.00190546" calcext:value-type="float">
            <text:p>219.00190546</text:p>
          </table:table-cell>
          <table:table-cell office:value-type="float" office:value="986.210593651708" calcext:value-type="float">
            <text:p>986.210593651708</text:p>
          </table:table-cell>
          <table:table-cell table:style-name="ce2" office:value-type="float" office:value="54.1516878148781" calcext:value-type="float">
            <text:p>54.1516878148781</text:p>
          </table:table-cell>
          <table:table-cell table:style-name="ce6" office:value-type="float" office:value="26.9273953652065" calcext:value-type="float">
            <text:p>26.927395365206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07479479" calcext:value-type="float">
            <text:p>31.07479479</text:p>
          </table:table-cell>
          <table:table-cell table:style-name="ce5" office:value-type="percentage" office:value="0.7780462528" calcext:value-type="percentage">
            <text:p>77.8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52.50133442" calcext:value-type="float">
            <text:p>552.50133442</text:p>
          </table:table-cell>
          <table:table-cell office:value-type="float" office:value="947.52183746449" calcext:value-type="float">
            <text:p>947.52183746449</text:p>
          </table:table-cell>
          <table:table-cell table:style-name="ce2" office:value-type="float" office:value="58.8064266141686" calcext:value-type="float">
            <text:p>58.8064266141686</text:p>
          </table:table-cell>
          <table:table-cell table:style-name="ce6" office:value-type="float" office:value="29.0514339930087" calcext:value-type="float">
            <text:p>29.051433993008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0.43797118" calcext:value-type="float">
            <text:p>30.43797118</text:p>
          </table:table-cell>
          <table:table-cell table:style-name="ce5" office:value-type="percentage" office:value="0.7832168865" calcext:value-type="percentage">
            <text:p>78.3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52.52230206" calcext:value-type="float">
            <text:p>252.52230206</text:p>
          </table:table-cell>
          <table:table-cell office:value-type="float" office:value="982.251581022572" calcext:value-type="float">
            <text:p>982.251581022572</text:p>
          </table:table-cell>
          <table:table-cell table:style-name="ce2" office:value-type="float" office:value="57.7848915182354" calcext:value-type="float">
            <text:p>57.7848915182354</text:p>
          </table:table-cell>
          <table:table-cell table:style-name="ce6" office:value-type="float" office:value="28.5376755215995" calcext:value-type="float">
            <text:p>28.537675521599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8.34886563" calcext:value-type="float">
            <text:p>28.34886563</text:p>
          </table:table-cell>
          <table:table-cell table:style-name="ce5" office:value-type="percentage" office:value="0.9587504955" calcext:value-type="percentage">
            <text:p>95.8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46.01743065" calcext:value-type="float">
            <text:p>246.01743065</text:p>
          </table:table-cell>
          <table:table-cell office:value-type="float" office:value="983.018610776639" calcext:value-type="float">
            <text:p>983.018610776639</text:p>
          </table:table-cell>
          <table:table-cell table:style-name="ce2" office:value-type="float" office:value="54.4451426468738" calcext:value-type="float">
            <text:p>54.4451426468738</text:p>
          </table:table-cell>
          <table:table-cell table:style-name="ce6" office:value-type="float" office:value="28.0346732651815" calcext:value-type="float">
            <text:p>28.034673265181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31799927" calcext:value-type="float">
            <text:p>31.31799927</text:p>
          </table:table-cell>
          <table:table-cell table:style-name="ce5" office:value-type="percentage" office:value="0.8939098909" calcext:value-type="percentage">
            <text:p>89.3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88.7390317" calcext:value-type="float">
            <text:p>188.7390317</text:p>
          </table:table-cell>
          <table:table-cell office:value-type="float" office:value="989.798572665416" calcext:value-type="float">
            <text:p>989.798572665416</text:p>
          </table:table-cell>
          <table:table-cell table:style-name="ce2" office:value-type="float" office:value="59.1927678812179" calcext:value-type="float">
            <text:p>59.1927678812179</text:p>
          </table:table-cell>
          <table:table-cell table:style-name="ce6" office:value-type="float" office:value="30.3366764124311" calcext:value-type="float">
            <text:p>30.3366764124311</text:p>
          </table:table-cell>
          <table:table-cell table:style-name="ce2" office:value-type="string" calcext:value-type="string">
            <text:p>2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24403564" calcext:value-type="float">
            <text:p>31.24403564</text:p>
          </table:table-cell>
          <table:table-cell table:style-name="ce5" office:value-type="percentage" office:value="0.9139368665" calcext:value-type="percentage">
            <text:p>91.3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00.13542468" calcext:value-type="float">
            <text:p>600.13542468</text:p>
          </table:table-cell>
          <table:table-cell office:value-type="float" office:value="942.121166644457" calcext:value-type="float">
            <text:p>942.121166644457</text:p>
          </table:table-cell>
          <table:table-cell table:style-name="ce2" office:value-type="float" office:value="59.0734216513192" calcext:value-type="float">
            <text:p>59.0734216513192</text:p>
          </table:table-cell>
          <table:table-cell table:style-name="ce6" office:value-type="float" office:value="30.4514613439623" calcext:value-type="float">
            <text:p>30.4514613439623</text:p>
          </table:table-cell>
          <table:table-cell table:style-name="ce2" office:value-type="string" calcext:value-type="string">
            <text:p>2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8.8727411" calcext:value-type="float">
            <text:p>28.8727411</text:p>
          </table:table-cell>
          <table:table-cell table:style-name="ce5" office:value-type="percentage" office:value="0.7365456273" calcext:value-type="percentage">
            <text:p>73.6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11.1321633" calcext:value-type="float">
            <text:p>311.1321633</text:p>
          </table:table-cell>
          <table:table-cell office:value-type="float" office:value="975.367462569499" calcext:value-type="float">
            <text:p>975.367462569499</text:p>
          </table:table-cell>
          <table:table-cell table:style-name="ce2" office:value-type="float" office:value="55.2809021878832" calcext:value-type="float">
            <text:p>55.2809021878832</text:p>
          </table:table-cell>
          <table:table-cell table:style-name="ce6" office:value-type="float" office:value="26.790132280236" calcext:value-type="float">
            <text:p>26.79013228023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8.79427454" calcext:value-type="float">
            <text:p>28.79427454</text:p>
          </table:table-cell>
          <table:table-cell table:style-name="ce5" office:value-type="percentage" office:value="0.6967078251" calcext:value-type="percentage">
            <text:p>69.6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63.24840087" calcext:value-type="float">
            <text:p>563.24840087</text:p>
          </table:table-cell>
          <table:table-cell office:value-type="float" office:value="946.300655463185" calcext:value-type="float">
            <text:p>946.300655463185</text:p>
          </table:table-cell>
          <table:table-cell table:style-name="ce2" office:value-type="float" office:value="55.1558574972236" calcext:value-type="float">
            <text:p>55.1558574972236</text:p>
          </table:table-cell>
          <table:table-cell table:style-name="ce6" office:value-type="float" office:value="26.4098366523801" calcext:value-type="float">
            <text:p>26.409836652380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9.38742787" calcext:value-type="float">
            <text:p>29.38742787</text:p>
          </table:table-cell>
          <table:table-cell table:style-name="ce5" office:value-type="percentage" office:value="0.9310000907" calcext:value-type="percentage">
            <text:p>93.1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30.99535516" calcext:value-type="float">
            <text:p>330.99535516</text:p>
          </table:table-cell>
          <table:table-cell office:value-type="float" office:value="973.04536180373" calcext:value-type="float">
            <text:p>973.04536180373</text:p>
          </table:table-cell>
          <table:table-cell table:style-name="ce2" office:value-type="float" office:value="56.1011092782405" calcext:value-type="float">
            <text:p>56.1011092782405</text:p>
          </table:table-cell>
          <table:table-cell table:style-name="ce6" office:value-type="float" office:value="28.8224507249928" calcext:value-type="float">
            <text:p>28.822450724992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2.35154031" calcext:value-type="float">
            <text:p>32.35154031</text:p>
          </table:table-cell>
          <table:table-cell table:style-name="ce5" office:value-type="percentage" office:value="0.9048199201" calcext:value-type="percentage">
            <text:p>90.4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04.46034324" calcext:value-type="float">
            <text:p>404.46034324</text:p>
          </table:table-cell>
          <table:table-cell office:value-type="float" office:value="964.504890743768" calcext:value-type="float">
            <text:p>964.504890743768</text:p>
          </table:table-cell>
          <table:table-cell table:style-name="ce2" office:value-type="float" office:value="60.8533195776894" calcext:value-type="float">
            <text:p>60.8533195776894</text:p>
          </table:table-cell>
          <table:table-cell table:style-name="ce6" office:value-type="float" office:value="31.4170292418259" calcext:value-type="float">
            <text:p>31.4170292418259</text:p>
          </table:table-cell>
          <table:table-cell table:style-name="ce2" office:value-type="string" calcext:value-type="string">
            <text:p>2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8.71603411" calcext:value-type="float">
            <text:p>28.71603411</text:p>
          </table:table-cell>
          <table:table-cell table:style-name="ce5" office:value-type="percentage" office:value="0.6994566455" calcext:value-type="percentage">
            <text:p>69.9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73.32773389" calcext:value-type="float">
            <text:p>173.32773389</text:p>
          </table:table-cell>
          <table:table-cell office:value-type="float" office:value="991.63075599163" calcext:value-type="float">
            <text:p>991.63075599163</text:p>
          </table:table-cell>
          <table:table-cell table:style-name="ce2" office:value-type="float" office:value="55.0307711351115" calcext:value-type="float">
            <text:p>55.0307711351115</text:p>
          </table:table-cell>
          <table:table-cell table:style-name="ce6" office:value-type="float" office:value="26.3661400914918" calcext:value-type="float">
            <text:p>26.366140091491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4.4565146" calcext:value-type="float">
            <text:p>24.4565146</text:p>
          </table:table-cell>
          <table:table-cell table:style-name="ce5" office:value-type="percentage" office:value="0.7012391842" calcext:value-type="percentage">
            <text:p>70.1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06.58933883" calcext:value-type="float">
            <text:p>206.58933883</text:p>
          </table:table-cell>
          <table:table-cell office:value-type="float" office:value="987.680656779895" calcext:value-type="float">
            <text:p>987.680656779895</text:p>
          </table:table-cell>
          <table:table-cell table:style-name="ce2" office:value-type="float" office:value="48.2510375059077" calcext:value-type="float">
            <text:p>48.2510375059077</text:p>
          </table:table-cell>
          <table:table-cell table:style-name="ce6" office:value-type="float" office:value="22.8204755665687" calcext:value-type="float">
            <text:p>22.820475566568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5.80996275" calcext:value-type="float">
            <text:p>25.80996275</text:p>
          </table:table-cell>
          <table:table-cell table:style-name="ce5" office:value-type="percentage" office:value="0.9014383334" calcext:value-type="percentage">
            <text:p>90.1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32.0582569" calcext:value-type="float">
            <text:p>432.0582569</text:p>
          </table:table-cell>
          <table:table-cell office:value-type="float" office:value="961.315975379079" calcext:value-type="float">
            <text:p>961.315975379079</text:p>
          </table:table-cell>
          <table:table-cell table:style-name="ce2" office:value-type="float" office:value="50.4127042212002" calcext:value-type="float">
            <text:p>50.4127042212002</text:p>
          </table:table-cell>
          <table:table-cell table:style-name="ce6" office:value-type="float" office:value="25.1968619221968" calcext:value-type="float">
            <text:p>25.196861922196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0.36336103" calcext:value-type="float">
            <text:p>30.36336103</text:p>
          </table:table-cell>
          <table:table-cell table:style-name="ce5" office:value-type="percentage" office:value="0.8322356036" calcext:value-type="percentage">
            <text:p>83.2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39.33914084" calcext:value-type="float">
            <text:p>539.33914084</text:p>
          </table:table-cell>
          <table:table-cell office:value-type="float" office:value="949.01959588181" calcext:value-type="float">
            <text:p>949.01959588181</text:p>
          </table:table-cell>
          <table:table-cell table:style-name="ce2" office:value-type="float" office:value="57.6639509533279" calcext:value-type="float">
            <text:p>57.6639509533279</text:p>
          </table:table-cell>
          <table:table-cell table:style-name="ce6" office:value-type="float" office:value="28.8996420765597" calcext:value-type="float">
            <text:p>28.899642076559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4.81559889" calcext:value-type="float">
            <text:p>24.81559889</text:p>
          </table:table-cell>
          <table:table-cell table:style-name="ce5" office:value-type="percentage" office:value="0.8746244032" calcext:value-type="percentage">
            <text:p>87.4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73.97810663" calcext:value-type="float">
            <text:p>373.97810663</text:p>
          </table:table-cell>
          <table:table-cell office:value-type="float" office:value="968.039383111707" calcext:value-type="float">
            <text:p>968.039383111707</text:p>
          </table:table-cell>
          <table:table-cell table:style-name="ce2" office:value-type="float" office:value="48.8377850928204" calcext:value-type="float">
            <text:p>48.8377850928204</text:p>
          </table:table-cell>
          <table:table-cell table:style-name="ce6" office:value-type="float" office:value="24.1042704880493" calcext:value-type="float">
            <text:p>24.104270488049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4.72483409" calcext:value-type="float">
            <text:p>24.72483409</text:p>
          </table:table-cell>
          <table:table-cell table:style-name="ce5" office:value-type="percentage" office:value="0.8242880572" calcext:value-type="percentage">
            <text:p>82.4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85.01879533" calcext:value-type="float">
            <text:p>185.01879533</text:p>
          </table:table-cell>
          <table:table-cell office:value-type="float" office:value="990.240545470554" calcext:value-type="float">
            <text:p>990.240545470554</text:p>
          </table:table-cell>
          <table:table-cell table:style-name="ce2" office:value-type="float" office:value="48.6890825756525" calcext:value-type="float">
            <text:p>48.6890825756525</text:p>
          </table:table-cell>
          <table:table-cell table:style-name="ce6" office:value-type="float" office:value="23.7366900854811" calcext:value-type="float">
            <text:p>23.736690085481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82535821" calcext:value-type="float">
            <text:p>31.82535821</text:p>
          </table:table-cell>
          <table:table-cell table:style-name="ce5" office:value-type="percentage" office:value="0.9489766075" calcext:value-type="percentage">
            <text:p>94.9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34.59435829" calcext:value-type="float">
            <text:p>334.59435829</text:p>
          </table:table-cell>
          <table:table-cell office:value-type="float" office:value="972.625213340867" calcext:value-type="float">
            <text:p>972.625213340867</text:p>
          </table:table-cell>
          <table:table-cell table:style-name="ce2" office:value-type="float" office:value="60.005679803487" calcext:value-type="float">
            <text:p>60.005679803487</text:p>
          </table:table-cell>
          <table:table-cell table:style-name="ce6" office:value-type="float" office:value="31.3391590063164" calcext:value-type="float">
            <text:p>31.3391590063164</text:p>
          </table:table-cell>
          <table:table-cell table:style-name="ce2" office:value-type="string" calcext:value-type="string">
            <text:p>2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6.2605319" calcext:value-type="float">
            <text:p>26.2605319</text:p>
          </table:table-cell>
          <table:table-cell table:style-name="ce5" office:value-type="percentage" office:value="0.8852981563" calcext:value-type="percentage">
            <text:p>88.5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77.84686729" calcext:value-type="float">
            <text:p>277.84686729</text:p>
          </table:table-cell>
          <table:table-cell office:value-type="float" office:value="979.271100770039" calcext:value-type="float">
            <text:p>979.271100770039</text:p>
          </table:table-cell>
          <table:table-cell table:style-name="ce2" office:value-type="float" office:value="51.1254530625403" calcext:value-type="float">
            <text:p>51.1254530625403</text:p>
          </table:table-cell>
          <table:table-cell table:style-name="ce6" office:value-type="float" office:value="25.5186068194975" calcext:value-type="float">
            <text:p>25.518606819497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8.61288337" calcext:value-type="float">
            <text:p>28.61288337</text:p>
          </table:table-cell>
          <table:table-cell table:style-name="ce5" office:value-type="percentage" office:value="0.8905233589" calcext:value-type="percentage">
            <text:p>89.0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78.04470103" calcext:value-type="float">
            <text:p>278.04470103</text:p>
          </table:table-cell>
          <table:table-cell office:value-type="float" office:value="979.24785310227" calcext:value-type="float">
            <text:p>979.24785310227</text:p>
          </table:table-cell>
          <table:table-cell table:style-name="ce2" office:value-type="float" office:value="54.8654541456244" calcext:value-type="float">
            <text:p>54.8654541456244</text:p>
          </table:table-cell>
          <table:table-cell table:style-name="ce6" office:value-type="float" office:value="27.763116282829" calcext:value-type="float">
            <text:p>27.76311628282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8.11552189" calcext:value-type="float">
            <text:p>28.11552189</text:p>
          </table:table-cell>
          <table:table-cell table:style-name="ce5" office:value-type="percentage" office:value="0.8182596897" calcext:value-type="percentage">
            <text:p>81.8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91.07279494" calcext:value-type="float">
            <text:p>591.07279494</text:p>
          </table:table-cell>
          <table:table-cell office:value-type="float" office:value="943.146295401586" calcext:value-type="float">
            <text:p>943.146295401586</text:p>
          </table:table-cell>
          <table:table-cell table:style-name="ce2" office:value-type="float" office:value="54.0722583386789" calcext:value-type="float">
            <text:p>54.0722583386789</text:p>
          </table:table-cell>
          <table:table-cell table:style-name="ce6" office:value-type="float" office:value="26.7545528447482" calcext:value-type="float">
            <text:p>26.754552844748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6.34512493" calcext:value-type="float">
            <text:p>26.34512493</text:p>
          </table:table-cell>
          <table:table-cell table:style-name="ce5" office:value-type="percentage" office:value="0.6841288061" calcext:value-type="percentage">
            <text:p>68.4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93.3943099" calcext:value-type="float">
            <text:p>293.3943099</text:p>
          </table:table-cell>
          <table:table-cell office:value-type="float" office:value="977.445784690661" calcext:value-type="float">
            <text:p>977.445784690661</text:p>
          </table:table-cell>
          <table:table-cell table:style-name="ce2" office:value-type="float" office:value="51.2493130181791" calcext:value-type="float">
            <text:p>51.2493130181791</text:p>
          </table:table-cell>
          <table:table-cell table:style-name="ce6" office:value-type="float" office:value="24.2872813655564" calcext:value-type="float">
            <text:p>24.287281365556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07351522" calcext:value-type="float">
            <text:p>31.07351522</text:p>
          </table:table-cell>
          <table:table-cell table:style-name="ce5" office:value-type="percentage" office:value="0.8153033423" calcext:value-type="percentage">
            <text:p>81.5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51.477607" calcext:value-type="float">
            <text:p>551.477607</text:p>
          </table:table-cell>
          <table:table-cell office:value-type="float" office:value="947.638245104852" calcext:value-type="float">
            <text:p>947.638245104852</text:p>
          </table:table-cell>
          <table:table-cell table:style-name="ce2" office:value-type="float" office:value="58.8030655492706" calcext:value-type="float">
            <text:p>58.8030655492706</text:p>
          </table:table-cell>
          <table:table-cell table:style-name="ce6" office:value-type="float" office:value="29.3899251428893" calcext:value-type="float">
            <text:p>29.389925142889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8.87644976" calcext:value-type="float">
            <text:p>28.87644976</text:p>
          </table:table-cell>
          <table:table-cell table:style-name="ce5" office:value-type="percentage" office:value="0.8576825606" calcext:value-type="percentage">
            <text:p>85.7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79.27926851" calcext:value-type="float">
            <text:p>579.27926851</text:p>
          </table:table-cell>
          <table:table-cell office:value-type="float" office:value="944.482002832164" calcext:value-type="float">
            <text:p>944.482002832164</text:p>
          </table:table-cell>
          <table:table-cell table:style-name="ce2" office:value-type="float" office:value="55.2859626401549" calcext:value-type="float">
            <text:p>55.2859626401549</text:p>
          </table:table-cell>
          <table:table-cell table:style-name="ce6" office:value-type="float" office:value="27.7511390253717" calcext:value-type="float">
            <text:p>27.751139025371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65508247" calcext:value-type="float">
            <text:p>31.65508247</text:p>
          </table:table-cell>
          <table:table-cell table:style-name="ce5" office:value-type="percentage" office:value="0.8414972007" calcext:value-type="percentage">
            <text:p>84.1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06.73834306" calcext:value-type="float">
            <text:p>506.73834306</text:p>
          </table:table-cell>
          <table:table-cell office:value-type="float" office:value="952.739523005177" calcext:value-type="float">
            <text:p>952.739523005177</text:p>
          </table:table-cell>
          <table:table-cell table:style-name="ce2" office:value-type="float" office:value="59.7359087600769" calcext:value-type="float">
            <text:p>59.7359087600769</text:p>
          </table:table-cell>
          <table:table-cell table:style-name="ce6" office:value-type="float" office:value="30.1595617434555" calcext:value-type="float">
            <text:p>30.1595617434555</text:p>
          </table:table-cell>
          <table:table-cell table:style-name="ce2" office:value-type="string" calcext:value-type="string">
            <text:p>2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4.4530006" calcext:value-type="float">
            <text:p>24.4530006</text:p>
          </table:table-cell>
          <table:table-cell table:style-name="ce5" office:value-type="percentage" office:value="0.8757201098" calcext:value-type="percentage">
            <text:p>87.5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17.25892156" calcext:value-type="float">
            <text:p>517.25892156</text:p>
          </table:table-cell>
          <table:table-cell office:value-type="float" office:value="951.537477424706" calcext:value-type="float">
            <text:p>951.537477424706</text:p>
          </table:table-cell>
          <table:table-cell table:style-name="ce2" office:value-type="float" office:value="48.2652520932829" calcext:value-type="float">
            <text:p>48.2652520932829</text:p>
          </table:table-cell>
          <table:table-cell table:style-name="ce6" office:value-type="float" office:value="23.7726737980493" calcext:value-type="float">
            <text:p>23.772673798049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0.43484277" calcext:value-type="float">
            <text:p>30.43484277</text:p>
          </table:table-cell>
          <table:table-cell table:style-name="ce5" office:value-type="percentage" office:value="0.820997054" calcext:value-type="percentage">
            <text:p>82.1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96.57476847" calcext:value-type="float">
            <text:p>396.57476847</text:p>
          </table:table-cell>
          <table:table-cell office:value-type="float" office:value="965.418003752726" calcext:value-type="float">
            <text:p>965.418003752726</text:p>
          </table:table-cell>
          <table:table-cell table:style-name="ce2" office:value-type="float" office:value="57.7787833981753" calcext:value-type="float">
            <text:p>57.7787833981753</text:p>
          </table:table-cell>
          <table:table-cell table:style-name="ce6" office:value-type="float" office:value="28.8660316800678" calcext:value-type="float">
            <text:p>28.866031680067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2.20771411" calcext:value-type="float">
            <text:p>32.20771411</text:p>
          </table:table-cell>
          <table:table-cell table:style-name="ce5" office:value-type="percentage" office:value="0.9511482347" calcext:value-type="percentage">
            <text:p>95.1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28.72030862" calcext:value-type="float">
            <text:p>328.72030862</text:p>
          </table:table-cell>
          <table:table-cell office:value-type="float" office:value="973.311044886599" calcext:value-type="float">
            <text:p>973.311044886599</text:p>
          </table:table-cell>
          <table:table-cell table:style-name="ce2" office:value-type="float" office:value="60.6202707088077" calcext:value-type="float">
            <text:p>60.6202707088077</text:p>
          </table:table-cell>
          <table:table-cell table:style-name="ce6" office:value-type="float" office:value="31.7319349084643" calcext:value-type="float">
            <text:p>31.7319349084643</text:p>
          </table:table-cell>
          <table:table-cell table:style-name="ce2" office:value-type="string" calcext:value-type="string">
            <text:p>2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7.60813323" calcext:value-type="float">
            <text:p>27.60813323</text:p>
          </table:table-cell>
          <table:table-cell table:style-name="ce5" office:value-type="percentage" office:value="0.8951251381" calcext:value-type="percentage">
            <text:p>89.5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44.63837774" calcext:value-type="float">
            <text:p>644.63837774</text:p>
          </table:table-cell>
          <table:table-cell office:value-type="float" office:value="937.10331623291" calcext:value-type="float">
            <text:p>937.10331623291</text:p>
          </table:table-cell>
          <table:table-cell table:style-name="ce2" office:value-type="float" office:value="53.2655685843901" calcext:value-type="float">
            <text:p>53.2655685843901</text:p>
          </table:table-cell>
          <table:table-cell table:style-name="ce6" office:value-type="float" office:value="26.8520407157553" calcext:value-type="float">
            <text:p>26.852040715755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9.02948159" calcext:value-type="float">
            <text:p>29.02948159</text:p>
          </table:table-cell>
          <table:table-cell table:style-name="ce5" office:value-type="percentage" office:value="0.7147287076" calcext:value-type="percentage">
            <text:p>71.4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89.90592055" calcext:value-type="float">
            <text:p>289.90592055</text:p>
          </table:table-cell>
          <table:table-cell office:value-type="float" office:value="977.855035718163" calcext:value-type="float">
            <text:p>977.855035718163</text:p>
          </table:table-cell>
          <table:table-cell table:style-name="ce2" office:value-type="float" office:value="55.5317040774984" calcext:value-type="float">
            <text:p>55.5317040774984</text:p>
          </table:table-cell>
          <table:table-cell table:style-name="ce6" office:value-type="float" office:value="26.7498173949053" calcext:value-type="float">
            <text:p>26.749817394905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7.45411357" calcext:value-type="float">
            <text:p>27.45411357</text:p>
          </table:table-cell>
          <table:table-cell table:style-name="ce5" office:value-type="percentage" office:value="0.7918782254" calcext:value-type="percentage">
            <text:p>79.1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75.67522634" calcext:value-type="float">
            <text:p>275.67522634</text:p>
          </table:table-cell>
          <table:table-cell office:value-type="float" office:value="979.526329051276" calcext:value-type="float">
            <text:p>979.526329051276</text:p>
          </table:table-cell>
          <table:table-cell table:style-name="ce2" office:value-type="float" office:value="53.0182023997313" calcext:value-type="float">
            <text:p>53.0182023997313</text:p>
          </table:table-cell>
          <table:table-cell table:style-name="ce6" office:value-type="float" office:value="25.9712953624929" calcext:value-type="float">
            <text:p>25.971295362492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6.54263056" calcext:value-type="float">
            <text:p>26.54263056</text:p>
          </table:table-cell>
          <table:table-cell table:style-name="ce5" office:value-type="percentage" office:value="0.8321491241" calcext:value-type="percentage">
            <text:p>83.2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12.2195643" calcext:value-type="float">
            <text:p>412.2195643</text:p>
          </table:table-cell>
          <table:table-cell office:value-type="float" office:value="963.607251908021" calcext:value-type="float">
            <text:p>963.607251908021</text:p>
          </table:table-cell>
          <table:table-cell table:style-name="ce2" office:value-type="float" office:value="51.5702705212871" calcext:value-type="float">
            <text:p>51.5702705212871</text:p>
          </table:table-cell>
          <table:table-cell table:style-name="ce6" office:value-type="float" office:value="25.4308792118001" calcext:value-type="float">
            <text:p>25.430879211800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5.08057307" calcext:value-type="float">
            <text:p>25.08057307</text:p>
          </table:table-cell>
          <table:table-cell table:style-name="ce5" office:value-type="percentage" office:value="0.6818183193" calcext:value-type="percentage">
            <text:p>68.1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89.97651617" calcext:value-type="float">
            <text:p>389.97651617</text:p>
          </table:table-cell>
          <table:table-cell office:value-type="float" office:value="966.182715045903" calcext:value-type="float">
            <text:p>966.182715045903</text:p>
          </table:table-cell>
          <table:table-cell table:style-name="ce2" office:value-type="float" office:value="49.239108185812" calcext:value-type="float">
            <text:p>49.239108185812</text:p>
          </table:table-cell>
          <table:table-cell table:style-name="ce6" office:value-type="float" office:value="23.2289735828" calcext:value-type="float">
            <text:p>23.228973582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9.86416885" calcext:value-type="float">
            <text:p>29.86416885</text:p>
          </table:table-cell>
          <table:table-cell table:style-name="ce5" office:value-type="percentage" office:value="0.9011075612" calcext:value-type="percentage">
            <text:p>90.1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85.85467664" calcext:value-type="float">
            <text:p>585.85467664</text:p>
          </table:table-cell>
          <table:table-cell office:value-type="float" office:value="943.737054214479" calcext:value-type="float">
            <text:p>943.737054214479</text:p>
          </table:table-cell>
          <table:table-cell table:style-name="ce2" office:value-type="float" office:value="56.8633847833875" calcext:value-type="float">
            <text:p>56.8633847833875</text:p>
          </table:table-cell>
          <table:table-cell table:style-name="ce6" office:value-type="float" office:value="29.0284987797587" calcext:value-type="float">
            <text:p>29.028498779758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0.41741941" calcext:value-type="float">
            <text:p>30.41741941</text:p>
          </table:table-cell>
          <table:table-cell table:style-name="ce5" office:value-type="percentage" office:value="0.8973975385" calcext:value-type="percentage">
            <text:p>89.7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01.77035069" calcext:value-type="float">
            <text:p>401.77035069</text:p>
          </table:table-cell>
          <table:table-cell office:value-type="float" office:value="964.816282315989" calcext:value-type="float">
            <text:p>964.816282315989</text:p>
          </table:table-cell>
          <table:table-cell table:style-name="ce2" office:value-type="float" office:value="57.7488353359471" calcext:value-type="float">
            <text:p>57.7488353359471</text:p>
          </table:table-cell>
          <table:table-cell table:style-name="ce6" office:value-type="float" office:value="29.5191778832934" calcext:value-type="float">
            <text:p>29.519177883293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8.38868786" calcext:value-type="float">
            <text:p>28.38868786</text:p>
          </table:table-cell>
          <table:table-cell table:style-name="ce5" office:value-type="percentage" office:value="0.809557952" calcext:value-type="percentage">
            <text:p>80.9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02.47677706" calcext:value-type="float">
            <text:p>302.47677706</text:p>
          </table:table-cell>
          <table:table-cell office:value-type="float" office:value="976.381050711926" calcext:value-type="float">
            <text:p>976.381050711926</text:p>
          </table:table-cell>
          <table:table-cell table:style-name="ce2" office:value-type="float" office:value="54.5077838059469" calcext:value-type="float">
            <text:p>54.5077838059469</text:p>
          </table:table-cell>
          <table:table-cell table:style-name="ce6" office:value-type="float" office:value="26.9339432719499" calcext:value-type="float">
            <text:p>26.933943271949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0.82196706" calcext:value-type="float">
            <text:p>30.82196706</text:p>
          </table:table-cell>
          <table:table-cell table:style-name="ce5" office:value-type="percentage" office:value="0.8709207014" calcext:value-type="percentage">
            <text:p>87.0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90.08220831" calcext:value-type="float">
            <text:p>490.08220831</text:p>
          </table:table-cell>
          <table:table-cell office:value-type="float" office:value="954.645702290548" calcext:value-type="float">
            <text:p>954.645702290548</text:p>
          </table:table-cell>
          <table:table-cell table:style-name="ce2" office:value-type="float" office:value="58.3977951831065" calcext:value-type="float">
            <text:p>58.3977951831065</text:p>
          </table:table-cell>
          <table:table-cell table:style-name="ce6" office:value-type="float" office:value="29.6632116270676" calcext:value-type="float">
            <text:p>29.663211627067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5.43838931" calcext:value-type="float">
            <text:p>25.43838931</text:p>
          </table:table-cell>
          <table:table-cell table:style-name="ce5" office:value-type="percentage" office:value="0.8197953673" calcext:value-type="percentage">
            <text:p>81.9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36.74574943" calcext:value-type="float">
            <text:p>236.74574943</text:p>
          </table:table-cell>
          <table:table-cell office:value-type="float" office:value="984.112927656282" calcext:value-type="float">
            <text:p>984.112927656282</text:p>
          </table:table-cell>
          <table:table-cell table:style-name="ce2" office:value-type="float" office:value="49.8181207703283" calcext:value-type="float">
            <text:p>49.8181207703283</text:p>
          </table:table-cell>
          <table:table-cell table:style-name="ce6" office:value-type="float" office:value="24.354257674634" calcext:value-type="float">
            <text:p>24.35425767463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6.69387037" calcext:value-type="float">
            <text:p>26.69387037</text:p>
          </table:table-cell>
          <table:table-cell table:style-name="ce5" office:value-type="percentage" office:value="0.7758479101" calcext:value-type="percentage">
            <text:p>77.5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68.23566934" calcext:value-type="float">
            <text:p>368.23566934</text:p>
          </table:table-cell>
          <table:table-cell office:value-type="float" office:value="968.706681654716" calcext:value-type="float">
            <text:p>968.706681654716</text:p>
          </table:table-cell>
          <table:table-cell table:style-name="ce2" office:value-type="float" office:value="51.8081032868579" calcext:value-type="float">
            <text:p>51.8081032868579</text:p>
          </table:table-cell>
          <table:table-cell table:style-name="ce6" office:value-type="float" office:value="25.1905655299271" calcext:value-type="float">
            <text:p>25.190565529927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9.68749023" calcext:value-type="float">
            <text:p>29.68749023</text:p>
          </table:table-cell>
          <table:table-cell table:style-name="ce5" office:value-type="percentage" office:value="0.6816953208" calcext:value-type="percentage">
            <text:p>68.1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63.16993652" calcext:value-type="float">
            <text:p>463.16993652</text:p>
          </table:table-cell>
          <table:table-cell office:value-type="float" office:value="957.733688041798" calcext:value-type="float">
            <text:p>957.733688041798</text:p>
          </table:table-cell>
          <table:table-cell table:style-name="ce2" office:value-type="float" office:value="56.5853278425992" calcext:value-type="float">
            <text:p>56.5853278425992</text:p>
          </table:table-cell>
          <table:table-cell table:style-name="ce6" office:value-type="float" office:value="27.0286531669677" calcext:value-type="float">
            <text:p>27.028653166967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99431468" calcext:value-type="float">
            <text:p>31.99431468</text:p>
          </table:table-cell>
          <table:table-cell table:style-name="ce5" office:value-type="percentage" office:value="0.7215950448" calcext:value-type="percentage">
            <text:p>72.1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70.63262542" calcext:value-type="float">
            <text:p>570.63262542</text:p>
          </table:table-cell>
          <table:table-cell office:value-type="float" office:value="945.462503280452" calcext:value-type="float">
            <text:p>945.462503280452</text:p>
          </table:table-cell>
          <table:table-cell table:style-name="ce2" office:value-type="float" office:value="60.2860642899015" calcext:value-type="float">
            <text:p>60.2860642899015</text:p>
          </table:table-cell>
          <table:table-cell table:style-name="ce6" office:value-type="float" office:value="29.3155375378929" calcext:value-type="float">
            <text:p>29.315537537892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8.0916887" calcext:value-type="float">
            <text:p>28.0916887</text:p>
          </table:table-cell>
          <table:table-cell table:style-name="ce5" office:value-type="percentage" office:value="0.7438322346" calcext:value-type="percentage">
            <text:p>74.3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74.68935836" calcext:value-type="float">
            <text:p>274.68935836</text:p>
          </table:table-cell>
          <table:table-cell office:value-type="float" office:value="979.642217943415" calcext:value-type="float">
            <text:p>979.642217943415</text:p>
          </table:table-cell>
          <table:table-cell table:style-name="ce2" office:value-type="float" office:value="54.0337193602367" calcext:value-type="float">
            <text:p>54.0337193602367</text:p>
          </table:table-cell>
          <table:table-cell table:style-name="ce6" office:value-type="float" office:value="26.1767248127397" calcext:value-type="float">
            <text:p>26.176724812739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7.28414948" calcext:value-type="float">
            <text:p>27.28414948</text:p>
          </table:table-cell>
          <table:table-cell table:style-name="ce5" office:value-type="percentage" office:value="0.8284725375" calcext:value-type="percentage">
            <text:p>82.8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94.32298287" calcext:value-type="float">
            <text:p>494.32298287</text:p>
          </table:table-cell>
          <table:table-cell office:value-type="float" office:value="954.16001341788" calcext:value-type="float">
            <text:p>954.16001341788</text:p>
          </table:table-cell>
          <table:table-cell table:style-name="ce2" office:value-type="float" office:value="52.7486209541029" calcext:value-type="float">
            <text:p>52.7486209541029</text:p>
          </table:table-cell>
          <table:table-cell table:style-name="ce6" office:value-type="float" office:value="26.0780914837112" calcext:value-type="float">
            <text:p>26.078091483711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4.62484645" calcext:value-type="float">
            <text:p>24.62484645</text:p>
          </table:table-cell>
          <table:table-cell table:style-name="ce5" office:value-type="percentage" office:value="0.8740099125" calcext:value-type="percentage">
            <text:p>87.4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59.30858456" calcext:value-type="float">
            <text:p>559.30858456</text:p>
          </table:table-cell>
          <table:table-cell office:value-type="float" office:value="946.748151328727" calcext:value-type="float">
            <text:p>946.748151328727</text:p>
          </table:table-cell>
          <table:table-cell table:style-name="ce2" office:value-type="float" office:value="48.5363943070752" calcext:value-type="float">
            <text:p>48.5363943070752</text:p>
          </table:table-cell>
          <table:table-cell table:style-name="ce6" office:value-type="float" office:value="23.9232497904122" calcext:value-type="float">
            <text:p>23.923249790412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9.5689226" calcext:value-type="float">
            <text:p>29.5689226</text:p>
          </table:table-cell>
          <table:table-cell table:style-name="ce5" office:value-type="percentage" office:value="0.8738062208" calcext:value-type="percentage">
            <text:p>87.3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83.4168716" calcext:value-type="float">
            <text:p>383.4168716</text:p>
          </table:table-cell>
          <table:table-cell office:value-type="float" office:value="966.943552279973" calcext:value-type="float">
            <text:p>966.943552279973</text:p>
          </table:table-cell>
          <table:table-cell table:style-name="ce2" office:value-type="float" office:value="56.3918115029756" calcext:value-type="float">
            <text:p>56.3918115029756</text:p>
          </table:table-cell>
          <table:table-cell table:style-name="ce6" office:value-type="float" office:value="28.5230402397485" calcext:value-type="float">
            <text:p>28.523040239748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2137954" calcext:value-type="float">
            <text:p>31.2137954</text:p>
          </table:table-cell>
          <table:table-cell table:style-name="ce5" office:value-type="percentage" office:value="0.747183483" calcext:value-type="percentage">
            <text:p>74.7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25.36575478" calcext:value-type="float">
            <text:p>425.36575478</text:p>
          </table:table-cell>
          <table:table-cell office:value-type="float" office:value="962.088318576463" calcext:value-type="float">
            <text:p>962.088318576463</text:p>
          </table:table-cell>
          <table:table-cell table:style-name="ce2" office:value-type="float" office:value="59.0307074645334" calcext:value-type="float">
            <text:p>59.0307074645334</text:p>
          </table:table-cell>
          <table:table-cell table:style-name="ce6" office:value-type="float" office:value="28.8897574536168" calcext:value-type="float">
            <text:p>28.889757453616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8.36403597" calcext:value-type="float">
            <text:p>28.36403597</text:p>
          </table:table-cell>
          <table:table-cell table:style-name="ce5" office:value-type="percentage" office:value="0.9591181263" calcext:value-type="percentage">
            <text:p>95.9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11.32647297" calcext:value-type="float">
            <text:p>611.32647297</text:p>
          </table:table-cell>
          <table:table-cell office:value-type="float" office:value="940.856816981846" calcext:value-type="float">
            <text:p>940.856816981846</text:p>
          </table:table-cell>
          <table:table-cell table:style-name="ce2" office:value-type="float" office:value="54.4692975580043" calcext:value-type="float">
            <text:p>54.4692975580043</text:p>
          </table:table-cell>
          <table:table-cell table:style-name="ce6" office:value-type="float" office:value="28.0523026978762" calcext:value-type="float">
            <text:p>28.052302697876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91648403" calcext:value-type="float">
            <text:p>31.91648403</text:p>
          </table:table-cell>
          <table:table-cell table:style-name="ce5" office:value-type="percentage" office:value="0.7356864805" calcext:value-type="percentage">
            <text:p>73.5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73.98551645" calcext:value-type="float">
            <text:p>573.98551645</text:p>
          </table:table-cell>
          <table:table-cell office:value-type="float" office:value="945.082175867791" calcext:value-type="float">
            <text:p>945.082175867791</text:p>
          </table:table-cell>
          <table:table-cell table:style-name="ce2" office:value-type="float" office:value="60.160291761952" calcext:value-type="float">
            <text:p>60.160291761952</text:p>
          </table:table-cell>
          <table:table-cell table:style-name="ce6" office:value-type="float" office:value="29.3846073247933" calcext:value-type="float">
            <text:p>29.384607324793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8.91247841" calcext:value-type="float">
            <text:p>28.91247841</text:p>
          </table:table-cell>
          <table:table-cell table:style-name="ce5" office:value-type="percentage" office:value="0.926113898" calcext:value-type="percentage">
            <text:p>92.6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77.50613171" calcext:value-type="float">
            <text:p>177.50613171</text:p>
          </table:table-cell>
          <table:table-cell office:value-type="float" office:value="991.133669288914" calcext:value-type="float">
            <text:p>991.133669288914</text:p>
          </table:table-cell>
          <table:table-cell table:style-name="ce2" office:value-type="float" office:value="55.3431734223697" calcext:value-type="float">
            <text:p>55.3431734223697</text:p>
          </table:table-cell>
          <table:table-cell table:style-name="ce6" office:value-type="float" office:value="28.3267933925693" calcext:value-type="float">
            <text:p>28.326793392569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5.15389702" calcext:value-type="float">
            <text:p>25.15389702</text:p>
          </table:table-cell>
          <table:table-cell table:style-name="ce5" office:value-type="percentage" office:value="0.6915028113" calcext:value-type="percentage">
            <text:p>69.1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21.1272042" calcext:value-type="float">
            <text:p>421.1272042</text:p>
          </table:table-cell>
          <table:table-cell office:value-type="float" office:value="962.577786244004" calcext:value-type="float">
            <text:p>962.577786244004</text:p>
          </table:table-cell>
          <table:table-cell table:style-name="ce2" office:value-type="float" office:value="49.3563547875891" calcext:value-type="float">
            <text:p>49.3563547875891</text:p>
          </table:table-cell>
          <table:table-cell table:style-name="ce6" office:value-type="float" office:value="23.3462135163469" calcext:value-type="float">
            <text:p>23.346213516346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8.0574004" calcext:value-type="float">
            <text:p>28.0574004</text:p>
          </table:table-cell>
          <table:table-cell table:style-name="ce5" office:value-type="percentage" office:value="0.9485759535" calcext:value-type="percentage">
            <text:p>94.8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38.14896204" calcext:value-type="float">
            <text:p>538.14896204</text:p>
          </table:table-cell>
          <table:table-cell office:value-type="float" office:value="949.155145921763" calcext:value-type="float">
            <text:p>949.155145921763</text:p>
          </table:table-cell>
          <table:table-cell table:style-name="ce2" office:value-type="float" office:value="53.9811602991434" calcext:value-type="float">
            <text:p>53.9811602991434</text:p>
          </table:table-cell>
          <table:table-cell table:style-name="ce6" office:value-type="float" office:value="27.6739533862762" calcext:value-type="float">
            <text:p>27.673953386276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5.25535554" calcext:value-type="float">
            <text:p>25.25535554</text:p>
          </table:table-cell>
          <table:table-cell table:style-name="ce5" office:value-type="percentage" office:value="0.7168476406" calcext:value-type="percentage">
            <text:p>71.6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18.71809971" calcext:value-type="float">
            <text:p>618.71809971</text:p>
          </table:table-cell>
          <table:table-cell office:value-type="float" office:value="940.022651498101" calcext:value-type="float">
            <text:p>940.022651498101</text:p>
          </table:table-cell>
          <table:table-cell table:style-name="ce2" office:value-type="float" office:value="49.5195270812918" calcext:value-type="float">
            <text:p>49.5195270812918</text:p>
          </table:table-cell>
          <table:table-cell table:style-name="ce6" office:value-type="float" office:value="23.5803831764647" calcext:value-type="float">
            <text:p>23.580383176464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4.89102297" calcext:value-type="float">
            <text:p>24.89102297</text:p>
          </table:table-cell>
          <table:table-cell table:style-name="ce5" office:value-type="percentage" office:value="0.7149623785" calcext:value-type="percentage">
            <text:p>71.5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93.53461214" calcext:value-type="float">
            <text:p>293.53461214</text:p>
          </table:table-cell>
          <table:table-cell office:value-type="float" office:value="977.429328289225" calcext:value-type="float">
            <text:p>977.429328289225</text:p>
          </table:table-cell>
          <table:table-cell table:style-name="ce2" office:value-type="float" office:value="48.9413567439669" calcext:value-type="float">
            <text:p>48.9413567439669</text:p>
          </table:table-cell>
          <table:table-cell table:style-name="ce6" office:value-type="float" office:value="23.2620151102236" calcext:value-type="float">
            <text:p>23.262015110223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2.11824533" calcext:value-type="float">
            <text:p>32.11824533</text:p>
          </table:table-cell>
          <table:table-cell table:style-name="ce5" office:value-type="percentage" office:value="0.6905484993" calcext:value-type="percentage">
            <text:p>69.0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57.8083332" calcext:value-type="float">
            <text:p>157.8083332</text:p>
          </table:table-cell>
          <table:table-cell office:value-type="float" office:value="993.479218483839" calcext:value-type="float">
            <text:p>993.479218483839</text:p>
          </table:table-cell>
          <table:table-cell table:style-name="ce2" office:value-type="float" office:value="60.4867938916052" calcext:value-type="float">
            <text:p>60.4867938916052</text:p>
          </table:table-cell>
          <table:table-cell table:style-name="ce6" office:value-type="float" office:value="29.1196494786119" calcext:value-type="float">
            <text:p>29.119649478611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9.68797724" calcext:value-type="float">
            <text:p>29.68797724</text:p>
          </table:table-cell>
          <table:table-cell table:style-name="ce5" office:value-type="percentage" office:value="0.9382160809" calcext:value-type="percentage">
            <text:p>93.8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80.74844251" calcext:value-type="float">
            <text:p>180.74844251</text:p>
          </table:table-cell>
          <table:table-cell office:value-type="float" office:value="990.748116690638" calcext:value-type="float">
            <text:p>990.748116690638</text:p>
          </table:table-cell>
          <table:table-cell table:style-name="ce2" office:value-type="float" office:value="56.5811149383811" calcext:value-type="float">
            <text:p>56.5811149383811</text:p>
          </table:table-cell>
          <table:table-cell table:style-name="ce6" office:value-type="float" office:value="29.1718722236012" calcext:value-type="float">
            <text:p>29.171872223601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8.02850187" calcext:value-type="float">
            <text:p>28.02850187</text:p>
          </table:table-cell>
          <table:table-cell table:style-name="ce5" office:value-type="percentage" office:value="0.9180358077" calcext:value-type="percentage">
            <text:p>91.8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04.79053493" calcext:value-type="float">
            <text:p>204.79053493</text:p>
          </table:table-cell>
          <table:table-cell office:value-type="float" office:value="987.893877049639" calcext:value-type="float">
            <text:p>987.893877049639</text:p>
          </table:table-cell>
          <table:table-cell table:style-name="ce2" office:value-type="float" office:value="53.934750797746" calcext:value-type="float">
            <text:p>53.934750797746</text:p>
          </table:table-cell>
          <table:table-cell table:style-name="ce6" office:value-type="float" office:value="27.418632869158" calcext:value-type="float">
            <text:p>27.41863286915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7.34099708" calcext:value-type="float">
            <text:p>27.34099708</text:p>
          </table:table-cell>
          <table:table-cell table:style-name="ce5" office:value-type="percentage" office:value="0.752089465" calcext:value-type="percentage">
            <text:p>75.2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77.2373638" calcext:value-type="float">
            <text:p>177.2373638</text:p>
          </table:table-cell>
          <table:table-cell office:value-type="float" office:value="991.165635995388" calcext:value-type="float">
            <text:p>991.165635995388</text:p>
          </table:table-cell>
          <table:table-cell table:style-name="ce2" office:value-type="float" office:value="52.8371624811903" calcext:value-type="float">
            <text:p>52.8371624811903</text:p>
          </table:table-cell>
          <table:table-cell table:style-name="ce6" office:value-type="float" office:value="25.5901169291801" calcext:value-type="float">
            <text:p>25.590116929180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75438844" calcext:value-type="float">
            <text:p>31.75438844</text:p>
          </table:table-cell>
          <table:table-cell table:style-name="ce5" office:value-type="percentage" office:value="0.7651717236" calcext:value-type="percentage">
            <text:p>76.5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38.02441937" calcext:value-type="float">
            <text:p>638.02441937</text:p>
          </table:table-cell>
          <table:table-cell office:value-type="float" office:value="937.84736693971" calcext:value-type="float">
            <text:p>937.84736693971</text:p>
          </table:table-cell>
          <table:table-cell table:style-name="ce2" office:value-type="float" office:value="59.8984629363782" calcext:value-type="float">
            <text:p>59.8984629363782</text:p>
          </table:table-cell>
          <table:table-cell table:style-name="ce6" office:value-type="float" office:value="29.5258883762643" calcext:value-type="float">
            <text:p>29.525888376264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23843277" calcext:value-type="float">
            <text:p>31.23843277</text:p>
          </table:table-cell>
          <table:table-cell table:style-name="ce5" office:value-type="percentage" office:value="0.854164437" calcext:value-type="percentage">
            <text:p>85.4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02.34158566" calcext:value-type="float">
            <text:p>402.34158566</text:p>
          </table:table-cell>
          <table:table-cell office:value-type="float" office:value="964.750148166693" calcext:value-type="float">
            <text:p>964.750148166693</text:p>
          </table:table-cell>
          <table:table-cell table:style-name="ce2" office:value-type="float" office:value="59.0663981710541" calcext:value-type="float">
            <text:p>59.0663981710541</text:p>
          </table:table-cell>
          <table:table-cell table:style-name="ce6" office:value-type="float" office:value="29.8958504482872" calcext:value-type="float">
            <text:p>29.895850448287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9.11238923" calcext:value-type="float">
            <text:p>29.11238923</text:p>
          </table:table-cell>
          <table:table-cell table:style-name="ce5" office:value-type="percentage" office:value="0.9369985686" calcext:value-type="percentage">
            <text:p>93.7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49.73436571" calcext:value-type="float">
            <text:p>249.73436571</text:p>
          </table:table-cell>
          <table:table-cell office:value-type="float" office:value="982.580250584605" calcext:value-type="float">
            <text:p>982.580250584605</text:p>
          </table:table-cell>
          <table:table-cell table:style-name="ce2" office:value-type="float" office:value="55.6620379621443" calcext:value-type="float">
            <text:p>55.6620379621443</text:p>
          </table:table-cell>
          <table:table-cell table:style-name="ce6" office:value-type="float" office:value="28.6060584392848" calcext:value-type="float">
            <text:p>28.606058439284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7.32079534" calcext:value-type="float">
            <text:p>27.32079534</text:p>
          </table:table-cell>
          <table:table-cell table:style-name="ce5" office:value-type="percentage" office:value="0.8848635846" calcext:value-type="percentage">
            <text:p>88.4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63.49996766" calcext:value-type="float">
            <text:p>463.49996766</text:p>
          </table:table-cell>
          <table:table-cell office:value-type="float" office:value="957.695758959964" calcext:value-type="float">
            <text:p>957.695758959964</text:p>
          </table:table-cell>
          <table:table-cell table:style-name="ce2" office:value-type="float" office:value="52.8084715463181" calcext:value-type="float">
            <text:p>52.8084715463181</text:p>
          </table:table-cell>
          <table:table-cell table:style-name="ce6" office:value-type="float" office:value="26.5089181100865" calcext:value-type="float">
            <text:p>26.508918110086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5.92914593" calcext:value-type="float">
            <text:p>25.92914593</text:p>
          </table:table-cell>
          <table:table-cell table:style-name="ce5" office:value-type="percentage" office:value="0.9526855389" calcext:value-type="percentage">
            <text:p>95.2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92.80650965" calcext:value-type="float">
            <text:p>192.80650965</text:p>
          </table:table-cell>
          <table:table-cell office:value-type="float" office:value="989.315572486249" calcext:value-type="float">
            <text:p>989.315572486249</text:p>
          </table:table-cell>
          <table:table-cell table:style-name="ce2" office:value-type="float" office:value="50.6048949155054" calcext:value-type="float">
            <text:p>50.6048949155054</text:p>
          </table:table-cell>
          <table:table-cell table:style-name="ce6" office:value-type="float" office:value="25.6317257957188" calcext:value-type="float">
            <text:p>25.631725795718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25258998" calcext:value-type="float">
            <text:p>31.25258998</text:p>
          </table:table-cell>
          <table:table-cell table:style-name="ce5" office:value-type="percentage" office:value="0.7799027107" calcext:value-type="percentage">
            <text:p>77.9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72.53616589" calcext:value-type="float">
            <text:p>372.53616589</text:p>
          </table:table-cell>
          <table:table-cell office:value-type="float" office:value="968.206900255209" calcext:value-type="float">
            <text:p>968.206900255209</text:p>
          </table:table-cell>
          <table:table-cell table:style-name="ce2" office:value-type="float" office:value="59.0917666081373" calcext:value-type="float">
            <text:p>59.0917666081373</text:p>
          </table:table-cell>
          <table:table-cell table:style-name="ce6" office:value-type="float" office:value="29.2246301761562" calcext:value-type="float">
            <text:p>29.224630176156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4.49446799" calcext:value-type="float">
            <text:p>24.49446799</text:p>
          </table:table-cell>
          <table:table-cell table:style-name="ce5" office:value-type="percentage" office:value="0.8765359419" calcext:value-type="percentage">
            <text:p>87.6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52.67291816" calcext:value-type="float">
            <text:p>552.67291816</text:p>
          </table:table-cell>
          <table:table-cell office:value-type="float" office:value="947.502328144467" calcext:value-type="float">
            <text:p>947.502328144467</text:p>
          </table:table-cell>
          <table:table-cell table:style-name="ce2" office:value-type="float" office:value="48.3308087017451" calcext:value-type="float">
            <text:p>48.3308087017451</text:p>
          </table:table-cell>
          <table:table-cell table:style-name="ce6" office:value-type="float" office:value="23.8157913228722" calcext:value-type="float">
            <text:p>23.815791322872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65632958" calcext:value-type="float">
            <text:p>31.65632958</text:p>
          </table:table-cell>
          <table:table-cell table:style-name="ce5" office:value-type="percentage" office:value="0.874124521" calcext:value-type="percentage">
            <text:p>87.4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33.88622247" calcext:value-type="float">
            <text:p>633.88622247</text:p>
          </table:table-cell>
          <table:table-cell office:value-type="float" office:value="938.313202241215" calcext:value-type="float">
            <text:p>938.313202241215</text:p>
          </table:table-cell>
          <table:table-cell table:style-name="ce2" office:value-type="float" office:value="59.7367214126408" calcext:value-type="float">
            <text:p>59.7367214126408</text:p>
          </table:table-cell>
          <table:table-cell table:style-name="ce6" office:value-type="float" office:value="30.4685709179296" calcext:value-type="float">
            <text:p>30.4685709179296</text:p>
          </table:table-cell>
          <table:table-cell table:style-name="ce2" office:value-type="string" calcext:value-type="string">
            <text:p>2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6.4297724" calcext:value-type="float">
            <text:p>26.4297724</text:p>
          </table:table-cell>
          <table:table-cell table:style-name="ce5" office:value-type="percentage" office:value="0.7241669712" calcext:value-type="percentage">
            <text:p>72.4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31.90483853" calcext:value-type="float">
            <text:p>331.90483853</text:p>
          </table:table-cell>
          <table:table-cell office:value-type="float" office:value="972.939171369564" calcext:value-type="float">
            <text:p>972.939171369564</text:p>
          </table:table-cell>
          <table:table-cell table:style-name="ce2" office:value-type="float" office:value="51.3858673404091" calcext:value-type="float">
            <text:p>51.3858673404091</text:p>
          </table:table-cell>
          <table:table-cell table:style-name="ce6" office:value-type="float" office:value="24.6199285103073" calcext:value-type="float">
            <text:p>24.619928510307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6.75079667" calcext:value-type="float">
            <text:p>26.75079667</text:p>
          </table:table-cell>
          <table:table-cell table:style-name="ce5" office:value-type="percentage" office:value="0.8925913462" calcext:value-type="percentage">
            <text:p>89.2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07.57003089" calcext:value-type="float">
            <text:p>407.57003089</text:p>
          </table:table-cell>
          <table:table-cell office:value-type="float" office:value="964.145040815543" calcext:value-type="float">
            <text:p>964.145040815543</text:p>
          </table:table-cell>
          <table:table-cell table:style-name="ce2" office:value-type="float" office:value="51.9034543278723" calcext:value-type="float">
            <text:p>51.9034543278723</text:p>
          </table:table-cell>
          <table:table-cell table:style-name="ce6" office:value-type="float" office:value="26.0270838019338" calcext:value-type="float">
            <text:p>26.027083801933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5.74388427" calcext:value-type="float">
            <text:p>25.74388427</text:p>
          </table:table-cell>
          <table:table-cell table:style-name="ce5" office:value-type="percentage" office:value="0.7790523639" calcext:value-type="percentage">
            <text:p>77.9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87.72803953" calcext:value-type="float">
            <text:p>387.72803953</text:p>
          </table:table-cell>
          <table:table-cell office:value-type="float" office:value="966.443442930525" calcext:value-type="float">
            <text:p>966.443442930525</text:p>
          </table:table-cell>
          <table:table-cell table:style-name="ce2" office:value-type="float" office:value="50.2994273085513" calcext:value-type="float">
            <text:p>50.2994273085513</text:p>
          </table:table-cell>
          <table:table-cell table:style-name="ce6" office:value-type="float" office:value="24.3775139624788" calcext:value-type="float">
            <text:p>24.377513962478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7.48271861" calcext:value-type="float">
            <text:p>27.48271861</text:p>
          </table:table-cell>
          <table:table-cell table:style-name="ce5" office:value-type="percentage" office:value="0.8446992773" calcext:value-type="percentage">
            <text:p>84.4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74.9464094" calcext:value-type="float">
            <text:p>374.9464094</text:p>
          </table:table-cell>
          <table:table-cell office:value-type="float" office:value="967.926907020552" calcext:value-type="float">
            <text:p>967.926907020552</text:p>
          </table:table-cell>
          <table:table-cell table:style-name="ce2" office:value-type="float" office:value="53.0649288481753" calcext:value-type="float">
            <text:p>53.0649288481753</text:p>
          </table:table-cell>
          <table:table-cell table:style-name="ce6" office:value-type="float" office:value="26.3737945394909" calcext:value-type="float">
            <text:p>26.373794539490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43134341" calcext:value-type="float">
            <text:p>31.43134341</text:p>
          </table:table-cell>
          <table:table-cell table:style-name="ce5" office:value-type="percentage" office:value="0.6873811589" calcext:value-type="percentage">
            <text:p>68.7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53.96615215" calcext:value-type="float">
            <text:p>253.96615215</text:p>
          </table:table-cell>
          <table:table-cell office:value-type="float" office:value="982.081408881142" calcext:value-type="float">
            <text:p>982.081408881142</text:p>
          </table:table-cell>
          <table:table-cell table:style-name="ce2" office:value-type="float" office:value="59.3825317083229" calcext:value-type="float">
            <text:p>59.3825317083229</text:p>
          </table:table-cell>
          <table:table-cell table:style-name="ce6" office:value-type="float" office:value="28.5201620846948" calcext:value-type="float">
            <text:p>28.520162084694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0.02972454" calcext:value-type="float">
            <text:p>30.02972454</text:p>
          </table:table-cell>
          <table:table-cell table:style-name="ce5" office:value-type="percentage" office:value="0.6903076854" calcext:value-type="percentage">
            <text:p>69.0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24.61786442" calcext:value-type="float">
            <text:p>224.61786442</text:p>
          </table:table-cell>
          <table:table-cell office:value-type="float" office:value="985.54619536448" calcext:value-type="float">
            <text:p>985.54619536448</text:p>
          </table:table-cell>
          <table:table-cell table:style-name="ce2" office:value-type="float" office:value="57.1333615431986" calcext:value-type="float">
            <text:p>57.1333615431986</text:p>
          </table:table-cell>
          <table:table-cell table:style-name="ce6" office:value-type="float" office:value="27.3845345541588" calcext:value-type="float">
            <text:p>27.384534554158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7.52885642" calcext:value-type="float">
            <text:p>27.52885642</text:p>
          </table:table-cell>
          <table:table-cell table:style-name="ce5" office:value-type="percentage" office:value="0.9400107467" calcext:value-type="percentage">
            <text:p>94.0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51.70343115" calcext:value-type="float">
            <text:p>351.70343115</text:p>
          </table:table-cell>
          <table:table-cell office:value-type="float" office:value="970.630375953812" calcext:value-type="float">
            <text:p>970.630375953812</text:p>
          </table:table-cell>
          <table:table-cell table:style-name="ce2" office:value-type="float" office:value="53.1406157428585" calcext:value-type="float">
            <text:p>53.1406157428585</text:p>
          </table:table-cell>
          <table:table-cell table:style-name="ce6" office:value-type="float" office:value="27.0989811676062" calcext:value-type="float">
            <text:p>27.098981167606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6.17742845" calcext:value-type="float">
            <text:p>26.17742845</text:p>
          </table:table-cell>
          <table:table-cell table:style-name="ce5" office:value-type="percentage" office:value="0.9543925363" calcext:value-type="percentage">
            <text:p>95.4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56.66119634" calcext:value-type="float">
            <text:p>456.66119634</text:p>
          </table:table-cell>
          <table:table-cell office:value-type="float" office:value="958.482017012937" calcext:value-type="float">
            <text:p>958.482017012937</text:p>
          </table:table-cell>
          <table:table-cell table:style-name="ce2" office:value-type="float" office:value="50.9979005812227" calcext:value-type="float">
            <text:p>50.9979005812227</text:p>
          </table:table-cell>
          <table:table-cell table:style-name="ce6" office:value-type="float" office:value="25.8845106082215" calcext:value-type="float">
            <text:p>25.884510608221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7.81777751" calcext:value-type="float">
            <text:p>27.81777751</text:p>
          </table:table-cell>
          <table:table-cell table:style-name="ce5" office:value-type="percentage" office:value="0.8655997149" calcext:value-type="percentage">
            <text:p>86.5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75.77729579" calcext:value-type="float">
            <text:p>375.77729579</text:p>
          </table:table-cell>
          <table:table-cell office:value-type="float" office:value="967.83040335642" calcext:value-type="float">
            <text:p>967.83040335642</text:p>
          </table:table-cell>
          <table:table-cell table:style-name="ce2" office:value-type="float" office:value="53.5985630467336" calcext:value-type="float">
            <text:p>53.5985630467336</text:p>
          </table:table-cell>
          <table:table-cell table:style-name="ce6" office:value-type="float" office:value="26.8333253081667" calcext:value-type="float">
            <text:p>26.833325308166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9.34209225" calcext:value-type="float">
            <text:p>29.34209225</text:p>
          </table:table-cell>
          <table:table-cell table:style-name="ce5" office:value-type="percentage" office:value="0.9106555123" calcext:value-type="percentage">
            <text:p>91.0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30.70425207" calcext:value-type="float">
            <text:p>530.70425207</text:p>
          </table:table-cell>
          <table:table-cell office:value-type="float" office:value="950.003466968942" calcext:value-type="float">
            <text:p>950.003466968942</text:p>
          </table:table-cell>
          <table:table-cell table:style-name="ce2" office:value-type="float" office:value="56.0289284955787" calcext:value-type="float">
            <text:p>56.0289284955787</text:p>
          </table:table-cell>
          <table:table-cell table:style-name="ce6" office:value-type="float" office:value="28.6127597293402" calcext:value-type="float">
            <text:p>28.612759729340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6.90385202" calcext:value-type="float">
            <text:p>26.90385202</text:p>
          </table:table-cell>
          <table:table-cell table:style-name="ce5" office:value-type="percentage" office:value="0.7218915457" calcext:value-type="percentage">
            <text:p>72.1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45.63188205" calcext:value-type="float">
            <text:p>545.63188205</text:p>
          </table:table-cell>
          <table:table-cell office:value-type="float" office:value="948.30323422215" calcext:value-type="float">
            <text:p>948.30323422215</text:p>
          </table:table-cell>
          <table:table-cell table:style-name="ce2" office:value-type="float" office:value="52.140186670908" calcext:value-type="float">
            <text:p>52.140186670908</text:p>
          </table:table-cell>
          <table:table-cell table:style-name="ce6" office:value-type="float" office:value="25.0065631580435" calcext:value-type="float">
            <text:p>25.006563158043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31.49678277" calcext:value-type="float">
            <text:p>31.49678277</text:p>
          </table:table-cell>
          <table:table-cell table:style-name="ce5" office:value-type="percentage" office:value="0.689264583" calcext:value-type="percentage">
            <text:p>68.9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96.59832372" calcext:value-type="float">
            <text:p>396.59832372</text:p>
          </table:table-cell>
          <table:table-cell office:value-type="float" office:value="965.415274877091" calcext:value-type="float">
            <text:p>965.415274877091</text:p>
          </table:table-cell>
          <table:table-cell table:style-name="ce2" office:value-type="float" office:value="59.4876041104777" calcext:value-type="float">
            <text:p>59.4876041104777</text:p>
          </table:table-cell>
          <table:table-cell table:style-name="ce6" office:value-type="float" office:value="28.5919564600681" calcext:value-type="float">
            <text:p>28.591956460068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5.05925267" calcext:value-type="float">
            <text:p>25.05925267</text:p>
          </table:table-cell>
          <table:table-cell table:style-name="ce5" office:value-type="percentage" office:value="0.7436208953" calcext:value-type="percentage">
            <text:p>74.3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19.56783638" calcext:value-type="float">
            <text:p>319.56783638</text:p>
          </table:table-cell>
          <table:table-cell office:value-type="float" office:value="974.38061641081" calcext:value-type="float">
            <text:p>974.38061641081</text:p>
          </table:table-cell>
          <table:table-cell table:style-name="ce2" office:value-type="float" office:value="49.2107745204572" calcext:value-type="float">
            <text:p>49.2107745204572</text:p>
          </table:table-cell>
          <table:table-cell table:style-name="ce6" office:value-type="float" office:value="23.5703082097904" calcext:value-type="float">
            <text:p>23.570308209790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6.46704552" calcext:value-type="float">
            <text:p>26.46704552</text:p>
          </table:table-cell>
          <table:table-cell table:style-name="ce5" office:value-type="percentage" office:value="0.9465003007" calcext:value-type="percentage">
            <text:p>94.6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12.88838039" calcext:value-type="float">
            <text:p>312.88838039</text:p>
          </table:table-cell>
          <table:table-cell office:value-type="float" office:value="975.161929387098" calcext:value-type="float">
            <text:p>975.161929387098</text:p>
          </table:table-cell>
          <table:table-cell table:style-name="ce2" office:value-type="float" office:value="51.4561056171354" calcext:value-type="float">
            <text:p>51.4561056171354</text:p>
          </table:table-cell>
          <table:table-cell table:style-name="ce6" office:value-type="float" office:value="26.1149171847438" calcext:value-type="float">
            <text:p>26.114917184743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6.27989291" calcext:value-type="float">
            <text:p>26.27989291</text:p>
          </table:table-cell>
          <table:table-cell table:style-name="ce5" office:value-type="percentage" office:value="0.738045662" calcext:value-type="percentage">
            <text:p>73.8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43.79479425" calcext:value-type="float">
            <text:p>443.79479425</text:p>
          </table:table-cell>
          <table:table-cell office:value-type="float" office:value="959.963025837263" calcext:value-type="float">
            <text:p>959.963025837263</text:p>
          </table:table-cell>
          <table:table-cell table:style-name="ce2" office:value-type="float" office:value="51.1482246414562" calcext:value-type="float">
            <text:p>51.1482246414562</text:p>
          </table:table-cell>
          <table:table-cell table:style-name="ce6" office:value-type="float" office:value="24.5827061830775" calcext:value-type="float">
            <text:p>24.582706183077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27.84728881" calcext:value-type="float">
            <text:p>27.84728881</text:p>
          </table:table-cell>
          <table:table-cell table:style-name="ce5" office:value-type="percentage" office:value="0.6988664308" calcext:value-type="percentage">
            <text:p>69.8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62.86071348" calcext:value-type="float">
            <text:p>462.86071348</text:p>
          </table:table-cell>
          <table:table-cell office:value-type="float" office:value="957.769227099867" calcext:value-type="float">
            <text:p>957.769227099867</text:p>
          </table:table-cell>
          <table:table-cell table:style-name="ce2" office:value-type="float" office:value="53.6434207224114" calcext:value-type="float">
            <text:p>53.6434207224114</text:p>
          </table:table-cell>
          <table:table-cell table:style-name="ce6" office:value-type="float" office:value="25.6366646148258" calcext:value-type="float">
            <text:p>25.636664614825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3.41090724" calcext:value-type="float">
            <text:p>23.41090724</text:p>
          </table:table-cell>
          <table:table-cell table:style-name="ce5" office:value-type="percentage" office:value="0.8013324319" calcext:value-type="percentage">
            <text:p>80.1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43.67187558" calcext:value-type="float">
            <text:p>343.67187558</text:p>
          </table:table-cell>
          <table:table-cell office:value-type="float" office:value="971.566307516834" calcext:value-type="float">
            <text:p>971.566307516834</text:p>
          </table:table-cell>
          <table:table-cell table:style-name="ce2" office:value-type="float" office:value="46.6107186109931" calcext:value-type="float">
            <text:p>46.6107186109931</text:p>
          </table:table-cell>
          <table:table-cell table:style-name="ce6" office:value-type="float" office:value="22.4372376909855" calcext:value-type="float">
            <text:p>22.437237690985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5.90095569" calcext:value-type="float">
            <text:p>25.90095569</text:p>
          </table:table-cell>
          <table:table-cell table:style-name="ce5" office:value-type="percentage" office:value="0.7258872669" calcext:value-type="percentage">
            <text:p>72.5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08.44531521" calcext:value-type="float">
            <text:p>508.44531521</text:p>
          </table:table-cell>
          <table:table-cell office:value-type="float" office:value="952.544387011525" calcext:value-type="float">
            <text:p>952.544387011525</text:p>
          </table:table-cell>
          <table:table-cell table:style-name="ce2" office:value-type="float" office:value="50.5453249550618" calcext:value-type="float">
            <text:p>50.5453249550618</text:p>
          </table:table-cell>
          <table:table-cell table:style-name="ce6" office:value-type="float" office:value="24.1821247717242" calcext:value-type="float">
            <text:p>24.182124771724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7.32425037" calcext:value-type="float">
            <text:p>27.32425037</text:p>
          </table:table-cell>
          <table:table-cell table:style-name="ce5" office:value-type="percentage" office:value="0.7817687615" calcext:value-type="percentage">
            <text:p>78.1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92.90560987" calcext:value-type="float">
            <text:p>392.90560987</text:p>
          </table:table-cell>
          <table:table-cell office:value-type="float" office:value="965.843169958519" calcext:value-type="float">
            <text:p>965.843169958519</text:p>
          </table:table-cell>
          <table:table-cell table:style-name="ce2" office:value-type="float" office:value="52.8112121493414" calcext:value-type="float">
            <text:p>52.8112121493414</text:p>
          </table:table-cell>
          <table:table-cell table:style-name="ce6" office:value-type="float" office:value="25.7849917474064" calcext:value-type="float">
            <text:p>25.784991747406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9.48079895" calcext:value-type="float">
            <text:p>29.48079895</text:p>
          </table:table-cell>
          <table:table-cell table:style-name="ce5" office:value-type="percentage" office:value="0.7320209099" calcext:value-type="percentage">
            <text:p>73.2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89.3094241" calcext:value-type="float">
            <text:p>189.3094241</text:p>
          </table:table-cell>
          <table:table-cell office:value-type="float" office:value="989.730826153963" calcext:value-type="float">
            <text:p>989.730826153963</text:p>
          </table:table-cell>
          <table:table-cell table:style-name="ce2" office:value-type="float" office:value="56.2533430535768" calcext:value-type="float">
            <text:p>56.2533430535768</text:p>
          </table:table-cell>
          <table:table-cell table:style-name="ce6" office:value-type="float" office:value="27.2728014706244" calcext:value-type="float">
            <text:p>27.272801470624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6.61360204" calcext:value-type="float">
            <text:p>26.61360204</text:p>
          </table:table-cell>
          <table:table-cell table:style-name="ce5" office:value-type="percentage" office:value="0.9548327123" calcext:value-type="percentage">
            <text:p>95.4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04.68830028" calcext:value-type="float">
            <text:p>604.68830028</text:p>
          </table:table-cell>
          <table:table-cell office:value-type="float" office:value="941.606583970487" calcext:value-type="float">
            <text:p>941.606583970487</text:p>
          </table:table-cell>
          <table:table-cell table:style-name="ce2" office:value-type="float" office:value="51.6887624011742" calcext:value-type="float">
            <text:p>51.6887624011742</text:p>
          </table:table-cell>
          <table:table-cell table:style-name="ce6" office:value-type="float" office:value="26.3126758383668" calcext:value-type="float">
            <text:p>26.312675838366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0.23674259" calcext:value-type="float">
            <text:p>30.23674259</text:p>
          </table:table-cell>
          <table:table-cell table:style-name="ce5" office:value-type="percentage" office:value="0.7383594381" calcext:value-type="percentage">
            <text:p>73.8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34.73565642" calcext:value-type="float">
            <text:p>534.73565642</text:p>
          </table:table-cell>
          <table:table-cell office:value-type="float" office:value="949.543996343505" calcext:value-type="float">
            <text:p>949.543996343505</text:p>
          </table:table-cell>
          <table:table-cell table:style-name="ce2" office:value-type="float" office:value="57.4637200543648" calcext:value-type="float">
            <text:p>57.4637200543648</text:p>
          </table:table-cell>
          <table:table-cell table:style-name="ce6" office:value-type="float" office:value="27.9721889944522" calcext:value-type="float">
            <text:p>27.972188994452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1.05315811" calcext:value-type="float">
            <text:p>31.05315811</text:p>
          </table:table-cell>
          <table:table-cell table:style-name="ce5" office:value-type="percentage" office:value="0.9153277874" calcext:value-type="percentage">
            <text:p>91.5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73.63247559" calcext:value-type="float">
            <text:p>173.63247559</text:p>
          </table:table-cell>
          <table:table-cell office:value-type="float" office:value="991.594493705589" calcext:value-type="float">
            <text:p>991.594493705589</text:p>
          </table:table-cell>
          <table:table-cell table:style-name="ce2" office:value-type="float" office:value="58.7671738553124" calcext:value-type="float">
            <text:p>58.7671738553124</text:p>
          </table:table-cell>
          <table:table-cell table:style-name="ce6" office:value-type="float" office:value="30.2822822225198" calcext:value-type="float">
            <text:p>30.2822822225198</text:p>
          </table:table-cell>
          <table:table-cell table:style-name="ce2" office:value-type="string" calcext:value-type="string">
            <text:p>2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0.54015133" calcext:value-type="float">
            <text:p>30.54015133</text:p>
          </table:table-cell>
          <table:table-cell table:style-name="ce5" office:value-type="percentage" office:value="0.8660709746" calcext:value-type="percentage">
            <text:p>86.6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49.50383439" calcext:value-type="float">
            <text:p>449.50383439</text:p>
          </table:table-cell>
          <table:table-cell office:value-type="float" office:value="959.30559496724" calcext:value-type="float">
            <text:p>959.30559496724</text:p>
          </table:table-cell>
          <table:table-cell table:style-name="ce2" office:value-type="float" office:value="57.9462567257345" calcext:value-type="float">
            <text:p>57.9462567257345</text:p>
          </table:table-cell>
          <table:table-cell table:style-name="ce6" office:value-type="float" office:value="29.3586183208075" calcext:value-type="float">
            <text:p>29.358618320807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3.89704715" calcext:value-type="float">
            <text:p>23.89704715</text:p>
          </table:table-cell>
          <table:table-cell table:style-name="ce5" office:value-type="percentage" office:value="0.8643122467" calcext:value-type="percentage">
            <text:p>86.4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90.40572176" calcext:value-type="float">
            <text:p>190.40572176</text:p>
          </table:table-cell>
          <table:table-cell office:value-type="float" office:value="989.600629967528" calcext:value-type="float">
            <text:p>989.600629967528</text:p>
          </table:table-cell>
          <table:table-cell table:style-name="ce2" office:value-type="float" office:value="47.3866652959162" calcext:value-type="float">
            <text:p>47.3866652959162</text:p>
          </table:table-cell>
          <table:table-cell table:style-name="ce6" office:value-type="float" office:value="23.1957618315093" calcext:value-type="float">
            <text:p>23.195761831509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9.17875167" calcext:value-type="float">
            <text:p>29.17875167</text:p>
          </table:table-cell>
          <table:table-cell table:style-name="ce5" office:value-type="percentage" office:value="0.912427527" calcext:value-type="percentage">
            <text:p>91.2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12.90349035" calcext:value-type="float">
            <text:p>612.90349035</text:p>
          </table:table-cell>
          <table:table-cell office:value-type="float" office:value="940.678784121736" calcext:value-type="float">
            <text:p>940.678784121736</text:p>
          </table:table-cell>
          <table:table-cell table:style-name="ce2" office:value-type="float" office:value="55.7681200119028" calcext:value-type="float">
            <text:p>55.7681200119028</text:p>
          </table:table-cell>
          <table:table-cell table:style-name="ce6" office:value-type="float" office:value="28.4717516486379" calcext:value-type="float">
            <text:p>28.471751648637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0.04729209" calcext:value-type="float">
            <text:p>30.04729209</text:p>
          </table:table-cell>
          <table:table-cell table:style-name="ce5" office:value-type="percentage" office:value="0.8733933554" calcext:value-type="percentage">
            <text:p>87.3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38.96673946" calcext:value-type="float">
            <text:p>338.96673946</text:p>
          </table:table-cell>
          <table:table-cell office:value-type="float" office:value="972.115024616752" calcext:value-type="float">
            <text:p>972.115024616752</text:p>
          </table:table-cell>
          <table:table-cell table:style-name="ce2" office:value-type="float" office:value="57.1568881378833" calcext:value-type="float">
            <text:p>57.1568881378833</text:p>
          </table:table-cell>
          <table:table-cell table:style-name="ce6" office:value-type="float" office:value="28.9646773237279" calcext:value-type="float">
            <text:p>28.964677323727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0.19210157" calcext:value-type="float">
            <text:p>30.19210157</text:p>
          </table:table-cell>
          <table:table-cell table:style-name="ce5" office:value-type="percentage" office:value="0.8144271794" calcext:value-type="percentage">
            <text:p>81.4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42.32429652" calcext:value-type="float">
            <text:p>442.32429652</text:p>
          </table:table-cell>
          <table:table-cell office:value-type="float" office:value="960.132435597869" calcext:value-type="float">
            <text:p>960.132435597869</text:p>
          </table:table-cell>
          <table:table-cell table:style-name="ce2" office:value-type="float" office:value="57.3901135388875" calcext:value-type="float">
            <text:p>57.3901135388875</text:p>
          </table:table-cell>
          <table:table-cell table:style-name="ce6" office:value-type="float" office:value="28.5904864177824" calcext:value-type="float">
            <text:p>28.590486417782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1.08306497" calcext:value-type="float">
            <text:p>31.08306497</text:p>
          </table:table-cell>
          <table:table-cell table:style-name="ce5" office:value-type="percentage" office:value="0.9355046639" calcext:value-type="percentage">
            <text:p>93.5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41.96139955" calcext:value-type="float">
            <text:p>341.96139955</text:p>
          </table:table-cell>
          <table:table-cell office:value-type="float" office:value="971.765748890183" calcext:value-type="float">
            <text:p>971.765748890183</text:p>
          </table:table-cell>
          <table:table-cell table:style-name="ce2" office:value-type="float" office:value="58.8145322228575" calcext:value-type="float">
            <text:p>58.8145322228575</text:p>
          </table:table-cell>
          <table:table-cell table:style-name="ce6" office:value-type="float" office:value="30.4948232781554" calcext:value-type="float">
            <text:p>30.4948232781554</text:p>
          </table:table-cell>
          <table:table-cell table:style-name="ce2" office:value-type="string" calcext:value-type="string">
            <text:p>2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4.50864369" calcext:value-type="float">
            <text:p>24.50864369</text:p>
          </table:table-cell>
          <table:table-cell table:style-name="ce5" office:value-type="percentage" office:value="0.7322660436" calcext:value-type="percentage">
            <text:p>73.2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35.86525557" calcext:value-type="float">
            <text:p>535.86525557</text:p>
          </table:table-cell>
          <table:table-cell office:value-type="float" office:value="949.415292575783" calcext:value-type="float">
            <text:p>949.415292575783</text:p>
          </table:table-cell>
          <table:table-cell table:style-name="ce2" office:value-type="float" office:value="48.3370525200644" calcext:value-type="float">
            <text:p>48.3370525200644</text:p>
          </table:table-cell>
          <table:table-cell table:style-name="ce6" office:value-type="float" office:value="23.0348341146731" calcext:value-type="float">
            <text:p>23.034834114673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0.51348341" calcext:value-type="float">
            <text:p>30.51348341</text:p>
          </table:table-cell>
          <table:table-cell table:style-name="ce5" office:value-type="percentage" office:value="0.7345188318" calcext:value-type="percentage">
            <text:p>73.4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97.32374833" calcext:value-type="float">
            <text:p>397.32374833</text:p>
          </table:table-cell>
          <table:table-cell office:value-type="float" office:value="965.331238214967" calcext:value-type="float">
            <text:p>965.331238214967</text:p>
          </table:table-cell>
          <table:table-cell table:style-name="ce2" office:value-type="float" office:value="57.9074578020505" calcext:value-type="float">
            <text:p>57.9074578020505</text:p>
          </table:table-cell>
          <table:table-cell table:style-name="ce6" office:value-type="float" office:value="28.175280354549" calcext:value-type="float">
            <text:p>28.17528035454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6.41687301" calcext:value-type="float">
            <text:p>26.41687301</text:p>
          </table:table-cell>
          <table:table-cell table:style-name="ce5" office:value-type="percentage" office:value="0.7722298674" calcext:value-type="percentage">
            <text:p>77.2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50.40108274" calcext:value-type="float">
            <text:p>550.40108274</text:p>
          </table:table-cell>
          <table:table-cell office:value-type="float" office:value="947.76067167966" calcext:value-type="float">
            <text:p>947.76067167966</text:p>
          </table:table-cell>
          <table:table-cell table:style-name="ce2" office:value-type="float" office:value="51.3676433224645" calcext:value-type="float">
            <text:p>51.3676433224645</text:p>
          </table:table-cell>
          <table:table-cell table:style-name="ce6" office:value-type="float" office:value="24.9240037498842" calcext:value-type="float">
            <text:p>24.924003749884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4.21651315" calcext:value-type="float">
            <text:p>24.21651315</text:p>
          </table:table-cell>
          <table:table-cell table:style-name="ce5" office:value-type="percentage" office:value="0.7550620735" calcext:value-type="percentage">
            <text:p>75.5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08.81670315" calcext:value-type="float">
            <text:p>508.81670315</text:p>
          </table:table-cell>
          <table:table-cell office:value-type="float" office:value="952.501936337754" calcext:value-type="float">
            <text:p>952.501936337754</text:p>
          </table:table-cell>
          <table:table-cell table:style-name="ce2" office:value-type="float" office:value="47.8771873984588" calcext:value-type="float">
            <text:p>47.8771873984588</text:p>
          </table:table-cell>
          <table:table-cell table:style-name="ce6" office:value-type="float" office:value="22.907544728926" calcext:value-type="float">
            <text:p>22.90754472892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1.00584736" calcext:value-type="float">
            <text:p>31.00584736</text:p>
          </table:table-cell>
          <table:table-cell table:style-name="ce5" office:value-type="percentage" office:value="0.7512006404" calcext:value-type="percentage">
            <text:p>75.1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57.02125296" calcext:value-type="float">
            <text:p>357.02125296</text:p>
          </table:table-cell>
          <table:table-cell office:value-type="float" office:value="970.011176816342" calcext:value-type="float">
            <text:p>970.011176816342</text:p>
          </table:table-cell>
          <table:table-cell table:style-name="ce2" office:value-type="float" office:value="58.696737784003" calcext:value-type="float">
            <text:p>58.696737784003</text:p>
          </table:table-cell>
          <table:table-cell table:style-name="ce6" office:value-type="float" office:value="28.7471930209472" calcext:value-type="float">
            <text:p>28.747193020947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7.13803551" calcext:value-type="float">
            <text:p>27.13803551</text:p>
          </table:table-cell>
          <table:table-cell table:style-name="ce5" office:value-type="percentage" office:value="0.8989622268" calcext:value-type="percentage">
            <text:p>89.9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71.30421906" calcext:value-type="float">
            <text:p>371.30421906</text:p>
          </table:table-cell>
          <table:table-cell office:value-type="float" office:value="968.35004436629" calcext:value-type="float">
            <text:p>968.35004436629</text:p>
          </table:table-cell>
          <table:table-cell table:style-name="ce2" office:value-type="float" office:value="52.5185185924654" calcext:value-type="float">
            <text:p>52.5185185924654</text:p>
          </table:table-cell>
          <table:table-cell table:style-name="ce6" office:value-type="float" office:value="26.4357300789459" calcext:value-type="float">
            <text:p>26.435730078945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7.99087889" calcext:value-type="float">
            <text:p>27.99087889</text:p>
          </table:table-cell>
          <table:table-cell table:style-name="ce5" office:value-type="percentage" office:value="0.8437105855" calcext:value-type="percentage">
            <text:p>84.3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86.10995725" calcext:value-type="float">
            <text:p>386.10995725</text:p>
          </table:table-cell>
          <table:table-cell office:value-type="float" office:value="966.631115351256" calcext:value-type="float">
            <text:p>966.631115351256</text:p>
          </table:table-cell>
          <table:table-cell table:style-name="ce2" office:value-type="float" office:value="53.873900355155" calcext:value-type="float">
            <text:p>53.873900355155</text:p>
          </table:table-cell>
          <table:table-cell table:style-name="ce6" office:value-type="float" office:value="26.8312140304553" calcext:value-type="float">
            <text:p>26.831214030455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3.81237081" calcext:value-type="float">
            <text:p>23.81237081</text:p>
          </table:table-cell>
          <table:table-cell table:style-name="ce5" office:value-type="percentage" office:value="0.7405916016" calcext:value-type="percentage">
            <text:p>74.0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40.10445882" calcext:value-type="float">
            <text:p>440.10445882</text:p>
          </table:table-cell>
          <table:table-cell office:value-type="float" office:value="960.388230247017" calcext:value-type="float">
            <text:p>960.388230247017</text:p>
          </table:table-cell>
          <table:table-cell table:style-name="ce2" office:value-type="float" office:value="47.2360203144641" calcext:value-type="float">
            <text:p>47.2360203144641</text:p>
          </table:table-cell>
          <table:table-cell table:style-name="ce6" office:value-type="float" office:value="22.483731851579" calcext:value-type="float">
            <text:p>22.48373185157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3.41312289" calcext:value-type="float">
            <text:p>23.41312289</text:p>
          </table:table-cell>
          <table:table-cell table:style-name="ce5" office:value-type="percentage" office:value="0.7678816543" calcext:value-type="percentage">
            <text:p>76.7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21.60424328" calcext:value-type="float">
            <text:p>521.60424328</text:p>
          </table:table-cell>
          <table:table-cell office:value-type="float" office:value="951.041438386732" calcext:value-type="float">
            <text:p>951.041438386732</text:p>
          </table:table-cell>
          <table:table-cell table:style-name="ce2" office:value-type="float" office:value="46.6090554718664" calcext:value-type="float">
            <text:p>46.6090554718664</text:p>
          </table:table-cell>
          <table:table-cell table:style-name="ce6" office:value-type="float" office:value="22.2752282528638" calcext:value-type="float">
            <text:p>22.275228252863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6.92398014" calcext:value-type="float">
            <text:p>26.92398014</text:p>
          </table:table-cell>
          <table:table-cell table:style-name="ce5" office:value-type="percentage" office:value="0.9576641609" calcext:value-type="percentage">
            <text:p>95.7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28.0426018" calcext:value-type="float">
            <text:p>528.0426018</text:p>
          </table:table-cell>
          <table:table-cell office:value-type="float" office:value="950.306944669575" calcext:value-type="float">
            <text:p>950.306944669575</text:p>
          </table:table-cell>
          <table:table-cell table:style-name="ce2" office:value-type="float" office:value="52.1809604095665" calcext:value-type="float">
            <text:p>52.1809604095665</text:p>
          </table:table-cell>
          <table:table-cell table:style-name="ce6" office:value-type="float" office:value="26.6346913466962" calcext:value-type="float">
            <text:p>26.634691346696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9.80868945" calcext:value-type="float">
            <text:p>29.80868945</text:p>
          </table:table-cell>
          <table:table-cell table:style-name="ce5" office:value-type="percentage" office:value="0.9068854014" calcext:value-type="percentage">
            <text:p>90.6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08.28413228" calcext:value-type="float">
            <text:p>208.28413228</text:p>
          </table:table-cell>
          <table:table-cell office:value-type="float" office:value="987.47980743954" calcext:value-type="float">
            <text:p>987.47980743954</text:p>
          </table:table-cell>
          <table:table-cell table:style-name="ce2" office:value-type="float" office:value="56.7745677342836" calcext:value-type="float">
            <text:p>56.7745677342836</text:p>
          </table:table-cell>
          <table:table-cell table:style-name="ce6" office:value-type="float" office:value="29.0246850897242" calcext:value-type="float">
            <text:p>29.024685089724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6.6255248" calcext:value-type="float">
            <text:p>26.6255248</text:p>
          </table:table-cell>
          <table:table-cell table:style-name="ce5" office:value-type="percentage" office:value="0.8987948044" calcext:value-type="percentage">
            <text:p>89.8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63.53026194" calcext:value-type="float">
            <text:p>263.53026194</text:p>
          </table:table-cell>
          <table:table-cell office:value-type="float" office:value="980.954927302331" calcext:value-type="float">
            <text:p>980.954927302331</text:p>
          </table:table-cell>
          <table:table-cell table:style-name="ce2" office:value-type="float" office:value="51.704967583447" calcext:value-type="float">
            <text:p>51.704967583447</text:p>
          </table:table-cell>
          <table:table-cell table:style-name="ce6" office:value-type="float" office:value="25.9505834399748" calcext:value-type="float">
            <text:p>25.950583439974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7.38278954" calcext:value-type="float">
            <text:p>27.38278954</text:p>
          </table:table-cell>
          <table:table-cell table:style-name="ce5" office:value-type="percentage" office:value="0.8976146793" calcext:value-type="percentage">
            <text:p>89.7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81.39569822" calcext:value-type="float">
            <text:p>581.39569822</text:p>
          </table:table-cell>
          <table:table-cell office:value-type="float" office:value="944.242161717303" calcext:value-type="float">
            <text:p>944.242161717303</text:p>
          </table:table-cell>
          <table:table-cell table:style-name="ce2" office:value-type="float" office:value="52.9073641686549" calcext:value-type="float">
            <text:p>52.9073641686549</text:p>
          </table:table-cell>
          <table:table-cell table:style-name="ce6" office:value-type="float" office:value="26.6573348437901" calcext:value-type="float">
            <text:p>26.657334843790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7.52106679" calcext:value-type="float">
            <text:p>27.52106679</text:p>
          </table:table-cell>
          <table:table-cell table:style-name="ce5" office:value-type="percentage" office:value="0.7745862047" calcext:value-type="percentage">
            <text:p>77.4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37.8946037" calcext:value-type="float">
            <text:p>537.8946037</text:p>
          </table:table-cell>
          <table:table-cell office:value-type="float" office:value="949.184117427187" calcext:value-type="float">
            <text:p>949.184117427187</text:p>
          </table:table-cell>
          <table:table-cell table:style-name="ce2" office:value-type="float" office:value="53.1244629395122" calcext:value-type="float">
            <text:p>53.1244629395122</text:p>
          </table:table-cell>
          <table:table-cell table:style-name="ce6" office:value-type="float" office:value="25.9067463438062" calcext:value-type="float">
            <text:p>25.906746343806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7.94973635" calcext:value-type="float">
            <text:p>27.94973635</text:p>
          </table:table-cell>
          <table:table-cell table:style-name="ce5" office:value-type="percentage" office:value="0.8215620058" calcext:value-type="percentage">
            <text:p>82.1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98.9089393" calcext:value-type="float">
            <text:p>198.9089393</text:p>
          </table:table-cell>
          <table:table-cell office:value-type="float" office:value="988.591370240277" calcext:value-type="float">
            <text:p>988.591370240277</text:p>
          </table:table-cell>
          <table:table-cell table:style-name="ce2" office:value-type="float" office:value="53.8080933046266" calcext:value-type="float">
            <text:p>53.8080933046266</text:p>
          </table:table-cell>
          <table:table-cell table:style-name="ce6" office:value-type="float" office:value="26.6297671627529" calcext:value-type="float">
            <text:p>26.629767162752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6.53427248" calcext:value-type="float">
            <text:p>26.53427248</text:p>
          </table:table-cell>
          <table:table-cell table:style-name="ce5" office:value-type="percentage" office:value="0.7629657403" calcext:value-type="percentage">
            <text:p>76.3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98.74465377" calcext:value-type="float">
            <text:p>198.74465377</text:p>
          </table:table-cell>
          <table:table-cell office:value-type="float" office:value="988.610859783253" calcext:value-type="float">
            <text:p>988.610859783253</text:p>
          </table:table-cell>
          <table:table-cell table:style-name="ce2" office:value-type="float" office:value="51.5538109325244" calcext:value-type="float">
            <text:p>51.5538109325244</text:p>
          </table:table-cell>
          <table:table-cell table:style-name="ce6" office:value-type="float" office:value="24.9653783024213" calcext:value-type="float">
            <text:p>24.965378302421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8.33953814" calcext:value-type="float">
            <text:p>28.33953814</text:p>
          </table:table-cell>
          <table:table-cell table:style-name="ce5" office:value-type="percentage" office:value="0.7305454095" calcext:value-type="percentage">
            <text:p>73.0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15.52117514" calcext:value-type="float">
            <text:p>315.52117514</text:p>
          </table:table-cell>
          <table:table-cell office:value-type="float" office:value="974.853889904973" calcext:value-type="float">
            <text:p>974.853889904973</text:p>
          </table:table-cell>
          <table:table-cell table:style-name="ce2" office:value-type="float" office:value="54.4292366417165" calcext:value-type="float">
            <text:p>54.4292366417165</text:p>
          </table:table-cell>
          <table:table-cell table:style-name="ce6" office:value-type="float" office:value="26.2885182447774" calcext:value-type="float">
            <text:p>26.288518244777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3.70354659" calcext:value-type="float">
            <text:p>23.70354659</text:p>
          </table:table-cell>
          <table:table-cell table:style-name="ce5" office:value-type="percentage" office:value="0.866131044" calcext:value-type="percentage">
            <text:p>86.6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33.81736172" calcext:value-type="float">
            <text:p>533.81736172</text:p>
          </table:table-cell>
          <table:table-cell office:value-type="float" office:value="949.648637455193" calcext:value-type="float">
            <text:p>949.648637455193</text:p>
          </table:table-cell>
          <table:table-cell table:style-name="ce2" office:value-type="float" office:value="47.0818724683254" calcext:value-type="float">
            <text:p>47.0818724683254</text:p>
          </table:table-cell>
          <table:table-cell table:style-name="ce6" office:value-type="float" office:value="23.0259085445746" calcext:value-type="float">
            <text:p>23.025908544574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6.48496931" calcext:value-type="float">
            <text:p>26.48496931</text:p>
          </table:table-cell>
          <table:table-cell table:style-name="ce5" office:value-type="percentage" office:value="0.7416544217" calcext:value-type="percentage">
            <text:p>74.1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69.29815786" calcext:value-type="float">
            <text:p>169.29815786</text:p>
          </table:table-cell>
          <table:table-cell office:value-type="float" office:value="992.110374124743" calcext:value-type="float">
            <text:p>992.110374124743</text:p>
          </table:table-cell>
          <table:table-cell table:style-name="ce2" office:value-type="float" office:value="51.4744555882023" calcext:value-type="float">
            <text:p>51.4744555882023</text:p>
          </table:table-cell>
          <table:table-cell table:style-name="ce6" office:value-type="float" office:value="24.7820242049852" calcext:value-type="float">
            <text:p>24.782024204985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3.45375519" calcext:value-type="float">
            <text:p>23.45375519</text:p>
          </table:table-cell>
          <table:table-cell table:style-name="ce5" office:value-type="percentage" office:value="0.7942862643" calcext:value-type="percentage">
            <text:p>79.4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61.75774947" calcext:value-type="float">
            <text:p>161.75774947</text:p>
          </table:table-cell>
          <table:table-cell office:value-type="float" office:value="993.008490479974" calcext:value-type="float">
            <text:p>993.008490479974</text:p>
          </table:table-cell>
          <table:table-cell table:style-name="ce2" office:value-type="float" office:value="46.677243257068" calcext:value-type="float">
            <text:p>46.677243257068</text:p>
          </table:table-cell>
          <table:table-cell table:style-name="ce6" office:value-type="float" office:value="22.440704454227" calcext:value-type="float">
            <text:p>22.44070445422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9.76488588" calcext:value-type="float">
            <text:p>29.76488588</text:p>
          </table:table-cell>
          <table:table-cell table:style-name="ce5" office:value-type="percentage" office:value="0.9385343317" calcext:value-type="percentage">
            <text:p>93.8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68.7228758" calcext:value-type="float">
            <text:p>568.7228758</text:p>
          </table:table-cell>
          <table:table-cell office:value-type="float" office:value="945.679199708423" calcext:value-type="float">
            <text:p>945.679199708423</text:p>
          </table:table-cell>
          <table:table-cell table:style-name="ce2" office:value-type="float" office:value="56.7040196755568" calcext:value-type="float">
            <text:p>56.7040196755568</text:p>
          </table:table-cell>
          <table:table-cell table:style-name="ce6" office:value-type="float" office:value="29.2488393533244" calcext:value-type="float">
            <text:p>29.248839353324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5.28470523" calcext:value-type="float">
            <text:p>25.28470523</text:p>
          </table:table-cell>
          <table:table-cell table:style-name="ce5" office:value-type="percentage" office:value="0.8973919875" calcext:value-type="percentage">
            <text:p>89.7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96.16648603" calcext:value-type="float">
            <text:p>196.16648603</text:p>
          </table:table-cell>
          <table:table-cell office:value-type="float" office:value="988.916763656236" calcext:value-type="float">
            <text:p>988.916763656236</text:p>
          </table:table-cell>
          <table:table-cell table:style-name="ce2" office:value-type="float" office:value="49.5813972024982" calcext:value-type="float">
            <text:p>49.5813972024982</text:p>
          </table:table-cell>
          <table:table-cell table:style-name="ce6" office:value-type="float" office:value="24.6760767870232" calcext:value-type="float">
            <text:p>24.676076787023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4.97735089" calcext:value-type="float">
            <text:p>24.97735089</text:p>
          </table:table-cell>
          <table:table-cell table:style-name="ce5" office:value-type="percentage" office:value="0.7266143102" calcext:value-type="percentage">
            <text:p>72.6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62.67400841" calcext:value-type="float">
            <text:p>362.67400841</text:p>
          </table:table-cell>
          <table:table-cell office:value-type="float" office:value="969.353411616755" calcext:value-type="float">
            <text:p>969.353411616755</text:p>
          </table:table-cell>
          <table:table-cell table:style-name="ce2" office:value-type="float" office:value="49.0793542739879" calcext:value-type="float">
            <text:p>49.0793542739879</text:p>
          </table:table-cell>
          <table:table-cell table:style-name="ce6" office:value-type="float" office:value="23.4019540998134" calcext:value-type="float">
            <text:p>23.401954099813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6.68504251" calcext:value-type="float">
            <text:p>26.68504251</text:p>
          </table:table-cell>
          <table:table-cell table:style-name="ce5" office:value-type="percentage" office:value="0.8080749678" calcext:value-type="percentage">
            <text:p>80.8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33.54242053" calcext:value-type="float">
            <text:p>333.54242053</text:p>
          </table:table-cell>
          <table:table-cell office:value-type="float" office:value="972.747998033004" calcext:value-type="float">
            <text:p>972.747998033004</text:p>
          </table:table-cell>
          <table:table-cell table:style-name="ce2" office:value-type="float" office:value="51.7954124244027" calcext:value-type="float">
            <text:p>51.7954124244027</text:p>
          </table:table-cell>
          <table:table-cell table:style-name="ce6" office:value-type="float" office:value="25.3988044381504" calcext:value-type="float">
            <text:p>25.398804438150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9.08872839" calcext:value-type="float">
            <text:p>29.08872839</text:p>
          </table:table-cell>
          <table:table-cell table:style-name="ce5" office:value-type="percentage" office:value="0.7506488242" calcext:value-type="percentage">
            <text:p>75.0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68.97483193" calcext:value-type="float">
            <text:p>468.97483193</text:p>
          </table:table-cell>
          <table:table-cell office:value-type="float" office:value="957.066775083597" calcext:value-type="float">
            <text:p>957.066775083597</text:p>
          </table:table-cell>
          <table:table-cell table:style-name="ce2" office:value-type="float" office:value="55.625972621067" calcext:value-type="float">
            <text:p>55.625972621067</text:p>
          </table:table-cell>
          <table:table-cell table:style-name="ce6" office:value-type="float" office:value="27.0879842723897" calcext:value-type="float">
            <text:p>27.087984272389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4.19753788" calcext:value-type="float">
            <text:p>24.19753788</text:p>
          </table:table-cell>
          <table:table-cell table:style-name="ce5" office:value-type="percentage" office:value="0.7158520408" calcext:value-type="percentage">
            <text:p>71.5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33.73307815" calcext:value-type="float">
            <text:p>233.73307815</text:p>
          </table:table-cell>
          <table:table-cell office:value-type="float" office:value="984.468769024802" calcext:value-type="float">
            <text:p>984.468769024802</text:p>
          </table:table-cell>
          <table:table-cell table:style-name="ce2" office:value-type="float" office:value="47.8424070426815" calcext:value-type="float">
            <text:p>47.8424070426815</text:p>
          </table:table-cell>
          <table:table-cell table:style-name="ce6" office:value-type="float" office:value="22.6819933011733" calcext:value-type="float">
            <text:p>22.681993301173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4.2080665" calcext:value-type="float">
            <text:p>24.2080665</text:p>
          </table:table-cell>
          <table:table-cell table:style-name="ce5" office:value-type="percentage" office:value="0.8570782754" calcext:value-type="percentage">
            <text:p>85.7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51.28319337" calcext:value-type="float">
            <text:p>451.28319337</text:p>
          </table:table-cell>
          <table:table-cell office:value-type="float" office:value="959.100782951067" calcext:value-type="float">
            <text:p>959.100782951067</text:p>
          </table:table-cell>
          <table:table-cell table:style-name="ce2" office:value-type="float" office:value="47.8763874737579" calcext:value-type="float">
            <text:p>47.8763874737579</text:p>
          </table:table-cell>
          <table:table-cell table:style-name="ce6" office:value-type="float" office:value="23.4449450163087" calcext:value-type="float">
            <text:p>23.444945016308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9.66941943" calcext:value-type="float">
            <text:p>29.66941943</text:p>
          </table:table-cell>
          <table:table-cell table:style-name="ce5" office:value-type="percentage" office:value="0.9551882813" calcext:value-type="percentage">
            <text:p>95.5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25.36490782" calcext:value-type="float">
            <text:p>225.36490782</text:p>
          </table:table-cell>
          <table:table-cell office:value-type="float" office:value="985.457849830739" calcext:value-type="float">
            <text:p>985.457849830739</text:p>
          </table:table-cell>
          <table:table-cell table:style-name="ce2" office:value-type="float" office:value="56.5512222060818" calcext:value-type="float">
            <text:p>56.5512222060818</text:p>
          </table:table-cell>
          <table:table-cell table:style-name="ce6" office:value-type="float" office:value="29.2955471640133" calcext:value-type="float">
            <text:p>29.295547164013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9.08303154" calcext:value-type="float">
            <text:p>29.08303154</text:p>
          </table:table-cell>
          <table:table-cell table:style-name="ce5" office:value-type="percentage" office:value="0.8483894765" calcext:value-type="percentage">
            <text:p>84.8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79.8054161" calcext:value-type="float">
            <text:p>279.8054161</text:p>
          </table:table-cell>
          <table:table-cell office:value-type="float" office:value="979.040973784105" calcext:value-type="float">
            <text:p>979.040973784105</text:p>
          </table:table-cell>
          <table:table-cell table:style-name="ce2" office:value-type="float" office:value="55.6158300524032" calcext:value-type="float">
            <text:p>55.6158300524032</text:p>
          </table:table-cell>
          <table:table-cell table:style-name="ce6" office:value-type="float" office:value="27.867013964702" calcext:value-type="float">
            <text:p>27.86701396470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4.24222288" calcext:value-type="float">
            <text:p>24.24222288</text:p>
          </table:table-cell>
          <table:table-cell table:style-name="ce5" office:value-type="percentage" office:value="0.8712548479" calcext:value-type="percentage">
            <text:p>87.1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87.78788205" calcext:value-type="float">
            <text:p>287.78788205</text:p>
          </table:table-cell>
          <table:table-cell office:value-type="float" office:value="978.103603458956" calcext:value-type="float">
            <text:p>978.103603458956</text:p>
          </table:table-cell>
          <table:table-cell table:style-name="ce2" office:value-type="float" office:value="47.9320540875708" calcext:value-type="float">
            <text:p>47.9320540875708</text:p>
          </table:table-cell>
          <table:table-cell table:style-name="ce6" office:value-type="float" office:value="23.5523776984373" calcext:value-type="float">
            <text:p>23.552377698437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7.80027766" calcext:value-type="float">
            <text:p>27.80027766</text:p>
          </table:table-cell>
          <table:table-cell table:style-name="ce5" office:value-type="percentage" office:value="0.8003376503" calcext:value-type="percentage">
            <text:p>80.0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89.5382291" calcext:value-type="float">
            <text:p>489.5382291</text:p>
          </table:table-cell>
          <table:table-cell office:value-type="float" office:value="954.708021214333" calcext:value-type="float">
            <text:p>954.708021214333</text:p>
          </table:table-cell>
          <table:table-cell table:style-name="ce2" office:value-type="float" office:value="53.569690614109" calcext:value-type="float">
            <text:p>53.569690614109</text:p>
          </table:table-cell>
          <table:table-cell table:style-name="ce6" office:value-type="float" office:value="26.3397170809081" calcext:value-type="float">
            <text:p>26.339717080908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6.66013619" calcext:value-type="float">
            <text:p>26.66013619</text:p>
          </table:table-cell>
          <table:table-cell table:style-name="ce5" office:value-type="percentage" office:value="0.7813514453" calcext:value-type="percentage">
            <text:p>78.1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00.59547029" calcext:value-type="float">
            <text:p>600.59547029</text:p>
          </table:table-cell>
          <table:table-cell office:value-type="float" office:value="942.069157835239" calcext:value-type="float">
            <text:p>942.069157835239</text:p>
          </table:table-cell>
          <table:table-cell table:style-name="ce2" office:value-type="float" office:value="51.7547000159888" calcext:value-type="float">
            <text:p>51.7547000159888</text:p>
          </table:table-cell>
          <table:table-cell table:style-name="ce6" office:value-type="float" office:value="25.1977982784057" calcext:value-type="float">
            <text:p>25.197798278405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9.22295513" calcext:value-type="float">
            <text:p>29.22295513</text:p>
          </table:table-cell>
          <table:table-cell table:style-name="ce5" office:value-type="percentage" office:value="0.8377236836" calcext:value-type="percentage">
            <text:p>83.7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22.63971866" calcext:value-type="float">
            <text:p>422.63971866</text:p>
          </table:table-cell>
          <table:table-cell office:value-type="float" office:value="962.403092559619" calcext:value-type="float">
            <text:p>962.403092559619</text:p>
          </table:table-cell>
          <table:table-cell table:style-name="ce2" office:value-type="float" office:value="55.8394373535561" calcext:value-type="float">
            <text:p>55.8394373535561</text:p>
          </table:table-cell>
          <table:table-cell table:style-name="ce6" office:value-type="float" office:value="27.9089023212396" calcext:value-type="float">
            <text:p>27.908902321239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8.92374492" calcext:value-type="float">
            <text:p>28.92374492</text:p>
          </table:table-cell>
          <table:table-cell table:style-name="ce5" office:value-type="percentage" office:value="0.8767916872" calcext:value-type="percentage">
            <text:p>87.6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61.99989006" calcext:value-type="float">
            <text:p>561.99989006</text:p>
          </table:table-cell>
          <table:table-cell office:value-type="float" office:value="946.44244207599" calcext:value-type="float">
            <text:p>946.44244207599</text:p>
          </table:table-cell>
          <table:table-cell table:style-name="ce2" office:value-type="float" office:value="55.361347306607" calcext:value-type="float">
            <text:p>55.361347306607</text:p>
          </table:table-cell>
          <table:table-cell table:style-name="ce6" office:value-type="float" office:value="27.9463260182821" calcext:value-type="float">
            <text:p>27.946326018282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9.10698093" calcext:value-type="float">
            <text:p>29.10698093</text:p>
          </table:table-cell>
          <table:table-cell table:style-name="ce5" office:value-type="percentage" office:value="0.9589482489" calcext:value-type="percentage">
            <text:p>95.8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45.47809203" calcext:value-type="float">
            <text:p>645.47809203</text:p>
          </table:table-cell>
          <table:table-cell office:value-type="float" office:value="937.008893104795" calcext:value-type="float">
            <text:p>937.008893104795</text:p>
          </table:table-cell>
          <table:table-cell table:style-name="ce2" office:value-type="float" office:value="55.6532878386266" calcext:value-type="float">
            <text:p>55.6532878386266</text:p>
          </table:table-cell>
          <table:table-cell table:style-name="ce6" office:value-type="float" office:value="28.7771777499965" calcext:value-type="float">
            <text:p>28.777177749996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4.90786855" calcext:value-type="float">
            <text:p>24.90786855</text:p>
          </table:table-cell>
          <table:table-cell table:style-name="ce5" office:value-type="percentage" office:value="0.7781769342" calcext:value-type="percentage">
            <text:p>77.8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25.51579347" calcext:value-type="float">
            <text:p>625.51579347</text:p>
          </table:table-cell>
          <table:table-cell office:value-type="float" office:value="939.256165827213" calcext:value-type="float">
            <text:p>939.256165827213</text:p>
          </table:table-cell>
          <table:table-cell table:style-name="ce2" office:value-type="float" office:value="48.9741173276206" calcext:value-type="float">
            <text:p>48.9741173276206</text:p>
          </table:table-cell>
          <table:table-cell table:style-name="ce6" office:value-type="float" office:value="23.6380806293876" calcext:value-type="float">
            <text:p>23.638080629387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7.22760378" calcext:value-type="float">
            <text:p>27.22760378</text:p>
          </table:table-cell>
          <table:table-cell table:style-name="ce5" office:value-type="percentage" office:value="0.889613912" calcext:value-type="percentage">
            <text:p>88.9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89.98458853" calcext:value-type="float">
            <text:p>489.98458853</text:p>
          </table:table-cell>
          <table:table-cell office:value-type="float" office:value="954.656885432462" calcext:value-type="float">
            <text:p>954.656885432462</text:p>
          </table:table-cell>
          <table:table-cell table:style-name="ce2" office:value-type="float" office:value="52.6605118302811" calcext:value-type="float">
            <text:p>52.6605118302811</text:p>
          </table:table-cell>
          <table:table-cell table:style-name="ce6" office:value-type="float" office:value="26.4548810650115" calcext:value-type="float">
            <text:p>26.454881065011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9.03057925" calcext:value-type="float">
            <text:p>29.03057925</text:p>
          </table:table-cell>
          <table:table-cell table:style-name="ce5" office:value-type="percentage" office:value="0.8778286043" calcext:value-type="percentage">
            <text:p>87.7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50.4766776" calcext:value-type="float">
            <text:p>550.4766776</text:p>
          </table:table-cell>
          <table:table-cell office:value-type="float" office:value="947.752074218421" calcext:value-type="float">
            <text:p>947.752074218421</text:p>
          </table:table-cell>
          <table:table-cell table:style-name="ce2" office:value-type="float" office:value="55.5318548042776" calcext:value-type="float">
            <text:p>55.5318548042776</text:p>
          </table:table-cell>
          <table:table-cell table:style-name="ce6" office:value-type="float" office:value="28.0542076189839" calcext:value-type="float">
            <text:p>28.054207618983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4.55502921" calcext:value-type="float">
            <text:p>24.55502921</text:p>
          </table:table-cell>
          <table:table-cell table:style-name="ce5" office:value-type="percentage" office:value="0.7451042133" calcext:value-type="percentage">
            <text:p>74.5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13.05722791" calcext:value-type="float">
            <text:p>213.05722791</text:p>
          </table:table-cell>
          <table:table-cell office:value-type="float" office:value="986.914369122035" calcext:value-type="float">
            <text:p>986.914369122035</text:p>
          </table:table-cell>
          <table:table-cell table:style-name="ce2" office:value-type="float" office:value="48.4119212747873" calcext:value-type="float">
            <text:p>48.4119212747873</text:p>
          </table:table-cell>
          <table:table-cell table:style-name="ce6" office:value-type="float" office:value="23.1453876905741" calcext:value-type="float">
            <text:p>23.145387690574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0.10455025" calcext:value-type="float">
            <text:p>30.10455025</text:p>
          </table:table-cell>
          <table:table-cell table:style-name="ce5" office:value-type="percentage" office:value="0.7369494978" calcext:value-type="percentage">
            <text:p>73.6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14.26116398" calcext:value-type="float">
            <text:p>314.26116398</text:p>
          </table:table-cell>
          <table:table-cell office:value-type="float" office:value="975.001300262692" calcext:value-type="float">
            <text:p>975.001300262692</text:p>
          </table:table-cell>
          <table:table-cell table:style-name="ce2" office:value-type="float" office:value="57.2519437928488" calcext:value-type="float">
            <text:p>57.2519437928488</text:p>
          </table:table-cell>
          <table:table-cell table:style-name="ce6" office:value-type="float" office:value="27.8469186210728" calcext:value-type="float">
            <text:p>27.846918621072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0.27997703" calcext:value-type="float">
            <text:p>30.27997703</text:p>
          </table:table-cell>
          <table:table-cell table:style-name="ce5" office:value-type="percentage" office:value="0.9263372417" calcext:value-type="percentage">
            <text:p>92.6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71.08737607" calcext:value-type="float">
            <text:p>271.08737607</text:p>
          </table:table-cell>
          <table:table-cell office:value-type="float" office:value="980.065747940022" calcext:value-type="float">
            <text:p>980.065747940022</text:p>
          </table:table-cell>
          <table:table-cell table:style-name="ce2" office:value-type="float" office:value="57.528101906819" calcext:value-type="float">
            <text:p>57.528101906819</text:p>
          </table:table-cell>
          <table:table-cell table:style-name="ce6" office:value-type="float" office:value="29.6406588813328" calcext:value-type="float">
            <text:p>29.640658881332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6.29271852" calcext:value-type="float">
            <text:p>26.29271852</text:p>
          </table:table-cell>
          <table:table-cell table:style-name="ce5" office:value-type="percentage" office:value="0.7775623579" calcext:value-type="percentage">
            <text:p>77.7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21.49523567" calcext:value-type="float">
            <text:p>521.49523567</text:p>
          </table:table-cell>
          <table:table-cell office:value-type="float" office:value="951.053878958604" calcext:value-type="float">
            <text:p>951.053878958604</text:p>
          </table:table-cell>
          <table:table-cell table:style-name="ce2" office:value-type="float" office:value="51.1706518424003" calcext:value-type="float">
            <text:p>51.1706518424003</text:p>
          </table:table-cell>
          <table:table-cell table:style-name="ce6" office:value-type="float" office:value="24.8499890441542" calcext:value-type="float">
            <text:p>24.849989044154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5.86104148" calcext:value-type="float">
            <text:p>25.86104148</text:p>
          </table:table-cell>
          <table:table-cell table:style-name="ce5" office:value-type="percentage" office:value="0.7855344706" calcext:value-type="percentage">
            <text:p>78.5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69.03668835" calcext:value-type="float">
            <text:p>569.03668835</text:p>
          </table:table-cell>
          <table:table-cell office:value-type="float" office:value="945.643588458805" calcext:value-type="float">
            <text:p>945.643588458805</text:p>
          </table:table-cell>
          <table:table-cell table:style-name="ce2" office:value-type="float" office:value="50.4857569116415" calcext:value-type="float">
            <text:p>50.4857569116415</text:p>
          </table:table-cell>
          <table:table-cell table:style-name="ce6" office:value-type="float" office:value="24.520938003451" calcext:value-type="float">
            <text:p>24.52093800345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7.12416383" calcext:value-type="float">
            <text:p>27.12416383</text:p>
          </table:table-cell>
          <table:table-cell table:style-name="ce5" office:value-type="percentage" office:value="0.7299689942" calcext:value-type="percentage">
            <text:p>73.0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94.23957739" calcext:value-type="float">
            <text:p>594.23957739</text:p>
          </table:table-cell>
          <table:table-cell office:value-type="float" office:value="942.787954796776" calcext:value-type="float">
            <text:p>942.787954796776</text:p>
          </table:table-cell>
          <table:table-cell table:style-name="ce2" office:value-type="float" office:value="52.4912484466257" calcext:value-type="float">
            <text:p>52.4912484466257</text:p>
          </table:table-cell>
          <table:table-cell table:style-name="ce6" office:value-type="float" office:value="25.2492602189806" calcext:value-type="float">
            <text:p>25.249260218980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4.86311164" calcext:value-type="float">
            <text:p>24.86311164</text:p>
          </table:table-cell>
          <table:table-cell table:style-name="ce5" office:value-type="percentage" office:value="0.7386506487" calcext:value-type="percentage">
            <text:p>73.8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54.93971915" calcext:value-type="float">
            <text:p>554.93971915</text:p>
          </table:table-cell>
          <table:table-cell office:value-type="float" office:value="947.244627289593" calcext:value-type="float">
            <text:p>947.244627289593</text:p>
          </table:table-cell>
          <table:table-cell table:style-name="ce2" office:value-type="float" office:value="48.8993797206596" calcext:value-type="float">
            <text:p>48.8993797206596</text:p>
          </table:table-cell>
          <table:table-cell table:style-name="ce6" office:value-type="float" office:value="23.3734957624901" calcext:value-type="float">
            <text:p>23.373495762490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1.08979683" calcext:value-type="float">
            <text:p>31.08979683</text:p>
          </table:table-cell>
          <table:table-cell table:style-name="ce5" office:value-type="percentage" office:value="0.9412547659" calcext:value-type="percentage">
            <text:p>94.1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62.58157299" calcext:value-type="float">
            <text:p>162.58157299</text:p>
          </table:table-cell>
          <table:table-cell office:value-type="float" office:value="992.910327682181" calcext:value-type="float">
            <text:p>992.910327682181</text:p>
          </table:table-cell>
          <table:table-cell table:style-name="ce2" office:value-type="float" office:value="58.8251579605782" calcext:value-type="float">
            <text:p>58.8251579605782</text:p>
          </table:table-cell>
          <table:table-cell table:style-name="ce6" office:value-type="float" office:value="30.5537825058526" calcext:value-type="float">
            <text:p>30.5537825058526</text:p>
          </table:table-cell>
          <table:table-cell table:style-name="ce2" office:value-type="string" calcext:value-type="string">
            <text:p>2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8.11709913" calcext:value-type="float">
            <text:p>28.11709913</text:p>
          </table:table-cell>
          <table:table-cell table:style-name="ce5" office:value-type="percentage" office:value="0.8458733769" calcext:value-type="percentage">
            <text:p>84.5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37.08175856" calcext:value-type="float">
            <text:p>437.08175856</text:p>
          </table:table-cell>
          <table:table-cell office:value-type="float" office:value="960.736649323575" calcext:value-type="float">
            <text:p>960.736649323575</text:p>
          </table:table-cell>
          <table:table-cell table:style-name="ce2" office:value-type="float" office:value="54.0750128460361" calcext:value-type="float">
            <text:p>54.0750128460361</text:p>
          </table:table-cell>
          <table:table-cell table:style-name="ce6" office:value-type="float" office:value="26.9627825020713" calcext:value-type="float">
            <text:p>26.962782502071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8.9443711" calcext:value-type="float">
            <text:p>28.9443711</text:p>
          </table:table-cell>
          <table:table-cell table:style-name="ce5" office:value-type="percentage" office:value="0.7710431096" calcext:value-type="percentage">
            <text:p>77.1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39.43468793" calcext:value-type="float">
            <text:p>239.43468793</text:p>
          </table:table-cell>
          <table:table-cell office:value-type="float" office:value="983.795432585777" calcext:value-type="float">
            <text:p>983.795432585777</text:p>
          </table:table-cell>
          <table:table-cell table:style-name="ce2" office:value-type="float" office:value="55.3950415439376" calcext:value-type="float">
            <text:p>55.3950415439376</text:p>
          </table:table-cell>
          <table:table-cell table:style-name="ce6" office:value-type="float" office:value="27.1254450400382" calcext:value-type="float">
            <text:p>27.125445040038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4.37465692" calcext:value-type="float">
            <text:p>24.37465692</text:p>
          </table:table-cell>
          <table:table-cell table:style-name="ce5" office:value-type="percentage" office:value="0.7653852077" calcext:value-type="percentage">
            <text:p>76.5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87.56340918" calcext:value-type="float">
            <text:p>587.56340918</text:p>
          </table:table-cell>
          <table:table-cell office:value-type="float" office:value="943.543562747018" calcext:value-type="float">
            <text:p>943.543562747018</text:p>
          </table:table-cell>
          <table:table-cell table:style-name="ce2" office:value-type="float" office:value="48.1286458180666" calcext:value-type="float">
            <text:p>48.1286458180666</text:p>
          </table:table-cell>
          <table:table-cell table:style-name="ce6" office:value-type="float" office:value="23.1004495997242" calcext:value-type="float">
            <text:p>23.100449599724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9.32363145" calcext:value-type="float">
            <text:p>29.32363145</text:p>
          </table:table-cell>
          <table:table-cell table:style-name="ce5" office:value-type="percentage" office:value="0.8663884804" calcext:value-type="percentage">
            <text:p>86.6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09.32416364" calcext:value-type="float">
            <text:p>509.32416364</text:p>
          </table:table-cell>
          <table:table-cell office:value-type="float" office:value="952.443935251847" calcext:value-type="float">
            <text:p>952.443935251847</text:p>
          </table:table-cell>
          <table:table-cell table:style-name="ce2" office:value-type="float" office:value="55.9999419869164" calcext:value-type="float">
            <text:p>55.9999419869164</text:p>
          </table:table-cell>
          <table:table-cell table:style-name="ce6" office:value-type="float" office:value="28.2342970917863" calcext:value-type="float">
            <text:p>28.234297091786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1.05189078" calcext:value-type="float">
            <text:p>31.05189078</text:p>
          </table:table-cell>
          <table:table-cell table:style-name="ce5" office:value-type="percentage" office:value="0.7338072133" calcext:value-type="percentage">
            <text:p>73.3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24.36179263" calcext:value-type="float">
            <text:p>624.36179263</text:p>
          </table:table-cell>
          <table:table-cell office:value-type="float" office:value="939.386243122084" calcext:value-type="float">
            <text:p>939.386243122084</text:p>
          </table:table-cell>
          <table:table-cell table:style-name="ce2" office:value-type="float" office:value="58.7712826185901" calcext:value-type="float">
            <text:p>58.7712826185901</text:p>
          </table:table-cell>
          <table:table-cell table:style-name="ce6" office:value-type="float" office:value="28.6285941174648" calcext:value-type="float">
            <text:p>28.628594117464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6.99990783" calcext:value-type="float">
            <text:p>26.99990783</text:p>
          </table:table-cell>
          <table:table-cell table:style-name="ce5" office:value-type="percentage" office:value="0.8054892582" calcext:value-type="percentage">
            <text:p>80.5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97.84839114" calcext:value-type="float">
            <text:p>197.84839114</text:p>
          </table:table-cell>
          <table:table-cell office:value-type="float" office:value="988.71719209756" calcext:value-type="float">
            <text:p>988.71719209756</text:p>
          </table:table-cell>
          <table:table-cell table:style-name="ce2" office:value-type="float" office:value="52.2958402681912" calcext:value-type="float">
            <text:p>52.2958402681912</text:p>
          </table:table-cell>
          <table:table-cell table:style-name="ce6" office:value-type="float" office:value="25.6626563405553" calcext:value-type="float">
            <text:p>25.662656340555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0.20669483" calcext:value-type="float">
            <text:p>30.20669483</text:p>
          </table:table-cell>
          <table:table-cell table:style-name="ce5" office:value-type="percentage" office:value="0.8421156793" calcext:value-type="percentage">
            <text:p>84.2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28.93647993" calcext:value-type="float">
            <text:p>428.93647993</text:p>
          </table:table-cell>
          <table:table-cell office:value-type="float" office:value="961.676164529418" calcext:value-type="float">
            <text:p>961.676164529418</text:p>
          </table:table-cell>
          <table:table-cell table:style-name="ce2" office:value-type="float" office:value="57.4127813839832" calcext:value-type="float">
            <text:p>57.4127813839832</text:p>
          </table:table-cell>
          <table:table-cell table:style-name="ce6" office:value-type="float" office:value="28.8427823659778" calcext:value-type="float">
            <text:p>28.842782365977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0.51880763" calcext:value-type="float">
            <text:p>30.51880763</text:p>
          </table:table-cell>
          <table:table-cell table:style-name="ce5" office:value-type="percentage" office:value="0.8446509369" calcext:value-type="percentage">
            <text:p>84.4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69.66730502" calcext:value-type="float">
            <text:p>369.66730502</text:p>
          </table:table-cell>
          <table:table-cell office:value-type="float" office:value="968.540275743215" calcext:value-type="float">
            <text:p>968.540275743215</text:p>
          </table:table-cell>
          <table:table-cell table:style-name="ce2" office:value-type="float" office:value="57.9126554767587" calcext:value-type="float">
            <text:p>57.9126554767587</text:p>
          </table:table-cell>
          <table:table-cell table:style-name="ce6" office:value-type="float" office:value="29.1501289134852" calcext:value-type="float">
            <text:p>29.150128913485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0.52369338" calcext:value-type="float">
            <text:p>30.52369338</text:p>
          </table:table-cell>
          <table:table-cell table:style-name="ce5" office:value-type="percentage" office:value="0.7921909726" calcext:value-type="percentage">
            <text:p>79.2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56.39223108" calcext:value-type="float">
            <text:p>156.39223108</text:p>
          </table:table-cell>
          <table:table-cell office:value-type="float" office:value="993.648056992284" calcext:value-type="float">
            <text:p>993.648056992284</text:p>
          </table:table-cell>
          <table:table-cell table:style-name="ce2" office:value-type="float" office:value="57.9220195215572" calcext:value-type="float">
            <text:p>57.9220195215572</text:p>
          </table:table-cell>
          <table:table-cell table:style-name="ce6" office:value-type="float" office:value="28.6922659048405" calcext:value-type="float">
            <text:p>28.692265904840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7.35054753" calcext:value-type="float">
            <text:p>27.35054753</text:p>
          </table:table-cell>
          <table:table-cell table:style-name="ce5" office:value-type="percentage" office:value="0.7119108874" calcext:value-type="percentage">
            <text:p>71.1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27.50953755" calcext:value-type="float">
            <text:p>627.50953755</text:p>
          </table:table-cell>
          <table:table-cell office:value-type="float" office:value="939.031476336259" calcext:value-type="float">
            <text:p>939.031476336259</text:p>
          </table:table-cell>
          <table:table-cell table:style-name="ce2" office:value-type="float" office:value="52.8514710040609" calcext:value-type="float">
            <text:p>52.8514710040609</text:p>
          </table:table-cell>
          <table:table-cell table:style-name="ce6" office:value-type="float" office:value="25.314390971112" calcext:value-type="float">
            <text:p>25.31439097111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0.14107704" calcext:value-type="float">
            <text:p>30.14107704</text:p>
          </table:table-cell>
          <table:table-cell table:style-name="ce5" office:value-type="percentage" office:value="0.857311497" calcext:value-type="percentage">
            <text:p>85.7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15.05041299" calcext:value-type="float">
            <text:p>215.05041299</text:p>
          </table:table-cell>
          <table:table-cell office:value-type="float" office:value="986.678344990055" calcext:value-type="float">
            <text:p>986.678344990055</text:p>
          </table:table-cell>
          <table:table-cell table:style-name="ce2" office:value-type="float" office:value="57.3073581847335" calcext:value-type="float">
            <text:p>57.3073581847335</text:p>
          </table:table-cell>
          <table:table-cell table:style-name="ce6" office:value-type="float" office:value="28.9135860125201" calcext:value-type="float">
            <text:p>28.913586012520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7.08753435" calcext:value-type="float">
            <text:p>27.08753435</text:p>
          </table:table-cell>
          <table:table-cell table:style-name="ce5" office:value-type="percentage" office:value="0.7306834506" calcext:value-type="percentage">
            <text:p>73.0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20.60696204" calcext:value-type="float">
            <text:p>620.60696204</text:p>
          </table:table-cell>
          <table:table-cell office:value-type="float" office:value="939.809606838644" calcext:value-type="float">
            <text:p>939.809606838644</text:p>
          </table:table-cell>
          <table:table-cell table:style-name="ce2" office:value-type="float" office:value="52.4329351819546" calcext:value-type="float">
            <text:p>52.4329351819546</text:p>
          </table:table-cell>
          <table:table-cell table:style-name="ce6" office:value-type="float" office:value="25.2230171258722" calcext:value-type="float">
            <text:p>25.223017125872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7.08670435" calcext:value-type="float">
            <text:p>27.08670435</text:p>
          </table:table-cell>
          <table:table-cell table:style-name="ce5" office:value-type="percentage" office:value="0.9585454852" calcext:value-type="percentage">
            <text:p>95.8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86.55880963" calcext:value-type="float">
            <text:p>286.55880963</text:p>
          </table:table-cell>
          <table:table-cell office:value-type="float" office:value="978.24787331733" calcext:value-type="float">
            <text:p>978.24787331733</text:p>
          </table:table-cell>
          <table:table-cell table:style-name="ce2" office:value-type="float" office:value="52.4391308105058" calcext:value-type="float">
            <text:p>52.4391308105058</text:p>
          </table:table-cell>
          <table:table-cell table:style-name="ce6" office:value-type="float" office:value="26.7997277030318" calcext:value-type="float">
            <text:p>26.799727703031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9.38889366" calcext:value-type="float">
            <text:p>29.38889366</text:p>
          </table:table-cell>
          <table:table-cell table:style-name="ce5" office:value-type="percentage" office:value="0.9157853554" calcext:value-type="percentage">
            <text:p>91.5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22.05577868" calcext:value-type="float">
            <text:p>422.05577868</text:p>
          </table:table-cell>
          <table:table-cell office:value-type="float" office:value="962.470533199583" calcext:value-type="float">
            <text:p>962.470533199583</text:p>
          </table:table-cell>
          <table:table-cell table:style-name="ce2" office:value-type="float" office:value="56.1036151088185" calcext:value-type="float">
            <text:p>56.1036151088185</text:p>
          </table:table-cell>
          <table:table-cell table:style-name="ce6" office:value-type="float" office:value="28.6992690715647" calcext:value-type="float">
            <text:p>28.699269071564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0.77625173" calcext:value-type="float">
            <text:p>30.77625173</text:p>
          </table:table-cell>
          <table:table-cell table:style-name="ce5" office:value-type="percentage" office:value="0.9298482046" calcext:value-type="percentage">
            <text:p>92.9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56.01732116" calcext:value-type="float">
            <text:p>256.01732116</text:p>
          </table:table-cell>
          <table:table-cell office:value-type="float" office:value="981.839708834278" calcext:value-type="float">
            <text:p>981.839708834278</text:p>
          </table:table-cell>
          <table:table-cell table:style-name="ce2" office:value-type="float" office:value="58.3228235416607" calcext:value-type="float">
            <text:p>58.3228235416607</text:p>
          </table:table-cell>
          <table:table-cell table:style-name="ce6" office:value-type="float" office:value="30.148257175317" calcext:value-type="float">
            <text:p>30.148257175317</text:p>
          </table:table-cell>
          <table:table-cell table:style-name="ce2" office:value-type="string" calcext:value-type="string">
            <text:p>2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6.16158551" calcext:value-type="float">
            <text:p>26.16158551</text:p>
          </table:table-cell>
          <table:table-cell table:style-name="ce5" office:value-type="percentage" office:value="0.830316095" calcext:value-type="percentage">
            <text:p>83.0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01.68783895" calcext:value-type="float">
            <text:p>201.68783895</text:p>
          </table:table-cell>
          <table:table-cell office:value-type="float" office:value="988.261761654752" calcext:value-type="float">
            <text:p>988.261761654752</text:p>
          </table:table-cell>
          <table:table-cell table:style-name="ce2" office:value-type="float" office:value="50.9653783950763" calcext:value-type="float">
            <text:p>50.9653783950763</text:p>
          </table:table-cell>
          <table:table-cell table:style-name="ce6" office:value-type="float" office:value="25.0732546576945" calcext:value-type="float">
            <text:p>25.073254657694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4.73771947" calcext:value-type="float">
            <text:p>24.73771947</text:p>
          </table:table-cell>
          <table:table-cell table:style-name="ce5" office:value-type="percentage" office:value="0.8291037441" calcext:value-type="percentage">
            <text:p>82.9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58.53101455" calcext:value-type="float">
            <text:p>358.53101455</text:p>
          </table:table-cell>
          <table:table-cell office:value-type="float" office:value="969.835454460759" calcext:value-type="float">
            <text:p>969.835454460759</text:p>
          </table:table-cell>
          <table:table-cell table:style-name="ce2" office:value-type="float" office:value="48.7099628385377" calcext:value-type="float">
            <text:p>48.7099628385377</text:p>
          </table:table-cell>
          <table:table-cell table:style-name="ce6" office:value-type="float" office:value="23.7754461104924" calcext:value-type="float">
            <text:p>23.775446110492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6.57820365" calcext:value-type="float">
            <text:p>26.57820365</text:p>
          </table:table-cell>
          <table:table-cell table:style-name="ce5" office:value-type="percentage" office:value="0.7533208663" calcext:value-type="percentage">
            <text:p>75.3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34.30487409" calcext:value-type="float">
            <text:p>234.30487409</text:p>
          </table:table-cell>
          <table:table-cell office:value-type="float" office:value="984.40122151281" calcext:value-type="float">
            <text:p>984.40122151281</text:p>
          </table:table-cell>
          <table:table-cell table:style-name="ce2" office:value-type="float" office:value="51.6232352950053" calcext:value-type="float">
            <text:p>51.6232352950053</text:p>
          </table:table-cell>
          <table:table-cell table:style-name="ce6" office:value-type="float" office:value="24.9395112028312" calcext:value-type="float">
            <text:p>24.939511202831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9.81260601" calcext:value-type="float">
            <text:p>29.81260601</text:p>
          </table:table-cell>
          <table:table-cell table:style-name="ce5" office:value-type="percentage" office:value="0.8459759017" calcext:value-type="percentage">
            <text:p>84.6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30.11548054" calcext:value-type="float">
            <text:p>430.11548054</text:p>
          </table:table-cell>
          <table:table-cell office:value-type="float" office:value="961.540116139561" calcext:value-type="float">
            <text:p>961.540116139561</text:p>
          </table:table-cell>
          <table:table-cell table:style-name="ce2" office:value-type="float" office:value="56.781966463388" calcext:value-type="float">
            <text:p>56.781966463388</text:p>
          </table:table-cell>
          <table:table-cell table:style-name="ce6" office:value-type="float" office:value="28.5154253266776" calcext:value-type="float">
            <text:p>28.515425326677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9.68650857" calcext:value-type="float">
            <text:p>29.68650857</text:p>
          </table:table-cell>
          <table:table-cell table:style-name="ce5" office:value-type="percentage" office:value="0.7322323897" calcext:value-type="percentage">
            <text:p>73.2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90.26989944" calcext:value-type="float">
            <text:p>390.26989944</text:p>
          </table:table-cell>
          <table:table-cell office:value-type="float" office:value="966.148700223347" calcext:value-type="float">
            <text:p>966.148700223347</text:p>
          </table:table-cell>
          <table:table-cell table:style-name="ce2" office:value-type="float" office:value="56.5825772206374" calcext:value-type="float">
            <text:p>56.5825772206374</text:p>
          </table:table-cell>
          <table:table-cell table:style-name="ce6" office:value-type="float" office:value="27.4499582602758" calcext:value-type="float">
            <text:p>27.449958260275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6.57543116" calcext:value-type="float">
            <text:p>26.57543116</text:p>
          </table:table-cell>
          <table:table-cell table:style-name="ce5" office:value-type="percentage" office:value="0.9071824966" calcext:value-type="percentage">
            <text:p>90.7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87.00822589" calcext:value-type="float">
            <text:p>387.00822589</text:p>
          </table:table-cell>
          <table:table-cell office:value-type="float" office:value="966.526925636694" calcext:value-type="float">
            <text:p>966.526925636694</text:p>
          </table:table-cell>
          <table:table-cell table:style-name="ce2" office:value-type="float" office:value="51.625913569039" calcext:value-type="float">
            <text:p>51.625913569039</text:p>
          </table:table-cell>
          <table:table-cell table:style-name="ce6" office:value-type="float" office:value="25.9589849049876" calcext:value-type="float">
            <text:p>25.958984904987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4.01592364" calcext:value-type="float">
            <text:p>24.01592364</text:p>
          </table:table-cell>
          <table:table-cell table:style-name="ce5" office:value-type="percentage" office:value="0.9255252801" calcext:value-type="percentage">
            <text:p>92.5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79.51953502" calcext:value-type="float">
            <text:p>379.51953502</text:p>
          </table:table-cell>
          <table:table-cell office:value-type="float" office:value="967.395878581051" calcext:value-type="float">
            <text:p>967.395878581051</text:p>
          </table:table-cell>
          <table:table-cell table:style-name="ce2" office:value-type="float" office:value="47.5823111487674" calcext:value-type="float">
            <text:p>47.5823111487674</text:p>
          </table:table-cell>
          <table:table-cell table:style-name="ce6" office:value-type="float" office:value="23.6261409787767" calcext:value-type="float">
            <text:p>23.626140978776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3.23899522" calcext:value-type="float">
            <text:p>23.23899522</text:p>
          </table:table-cell>
          <table:table-cell table:style-name="ce5" office:value-type="percentage" office:value="0.9336127956" calcext:value-type="percentage">
            <text:p>93.3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30.02935464" calcext:value-type="float">
            <text:p>430.02935464</text:p>
          </table:table-cell>
          <table:table-cell office:value-type="float" office:value="961.550053811861" calcext:value-type="float">
            <text:p>961.550053811861</text:p>
          </table:table-cell>
          <table:table-cell table:style-name="ce2" office:value-type="float" office:value="46.3612593511317" calcext:value-type="float">
            <text:p>46.3612593511317</text:p>
          </table:table-cell>
          <table:table-cell table:style-name="ce6" office:value-type="float" office:value="22.9199086159436" calcext:value-type="float">
            <text:p>22.919908615943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8.49746113" calcext:value-type="float">
            <text:p>28.49746113</text:p>
          </table:table-cell>
          <table:table-cell table:style-name="ce5" office:value-type="percentage" office:value="0.8156875639" calcext:value-type="percentage">
            <text:p>81.5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02.42070067" calcext:value-type="float">
            <text:p>202.42070067</text:p>
          </table:table-cell>
          <table:table-cell office:value-type="float" office:value="988.174854370535" calcext:value-type="float">
            <text:p>988.174854370535</text:p>
          </table:table-cell>
          <table:table-cell table:style-name="ce2" office:value-type="float" office:value="54.6813124372441" calcext:value-type="float">
            <text:p>54.6813124372441</text:p>
          </table:table-cell>
          <table:table-cell table:style-name="ce6" office:value-type="float" office:value="27.0785127419531" calcext:value-type="float">
            <text:p>27.078512741953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9.27859694" calcext:value-type="float">
            <text:p>29.27859694</text:p>
          </table:table-cell>
          <table:table-cell table:style-name="ce5" office:value-type="percentage" office:value="0.7963335529" calcext:value-type="percentage">
            <text:p>79.6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85.80813812" calcext:value-type="float">
            <text:p>285.80813812</text:p>
          </table:table-cell>
          <table:table-cell office:value-type="float" office:value="978.335998423437" calcext:value-type="float">
            <text:p>978.335998423437</text:p>
          </table:table-cell>
          <table:table-cell table:style-name="ce2" office:value-type="float" office:value="55.9288815579404" calcext:value-type="float">
            <text:p>55.9288815579404</text:p>
          </table:table-cell>
          <table:table-cell table:style-name="ce6" office:value-type="float" office:value="27.623149557459" calcext:value-type="float">
            <text:p>27.62314955745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5.00429849" calcext:value-type="float">
            <text:p>25.00429849</text:p>
          </table:table-cell>
          <table:table-cell table:style-name="ce5" office:value-type="percentage" office:value="0.8311229156" calcext:value-type="percentage">
            <text:p>83.1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56.81920469" calcext:value-type="float">
            <text:p>556.81920469</text:p>
          </table:table-cell>
          <table:table-cell office:value-type="float" office:value="947.03101147019" calcext:value-type="float">
            <text:p>947.03101147019</text:p>
          </table:table-cell>
          <table:table-cell table:style-name="ce2" office:value-type="float" office:value="49.1318398781148" calcext:value-type="float">
            <text:p>49.1318398781148</text:p>
          </table:table-cell>
          <table:table-cell table:style-name="ce6" office:value-type="float" office:value="24.0286340735378" calcext:value-type="float">
            <text:p>24.028634073537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4.25907769" calcext:value-type="float">
            <text:p>24.25907769</text:p>
          </table:table-cell>
          <table:table-cell table:style-name="ce5" office:value-type="percentage" office:value="0.7187461172" calcext:value-type="percentage">
            <text:p>71.8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95.29089192" calcext:value-type="float">
            <text:p>295.29089192</text:p>
          </table:table-cell>
          <table:table-cell office:value-type="float" office:value="977.223353271095" calcext:value-type="float">
            <text:p>977.223353271095</text:p>
          </table:table-cell>
          <table:table-cell table:style-name="ce2" office:value-type="float" office:value="47.9402164132118" calcext:value-type="float">
            <text:p>47.9402164132118</text:p>
          </table:table-cell>
          <table:table-cell table:style-name="ce6" office:value-type="float" office:value="22.7494495189274" calcext:value-type="float">
            <text:p>22.749449518927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3.19060118" calcext:value-type="float">
            <text:p>23.19060118</text:p>
          </table:table-cell>
          <table:table-cell table:style-name="ce5" office:value-type="percentage" office:value="0.8880571684" calcext:value-type="percentage">
            <text:p>88.8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03.3645381" calcext:value-type="float">
            <text:p>603.3645381</text:p>
          </table:table-cell>
          <table:table-cell office:value-type="float" office:value="941.756171433382" calcext:value-type="float">
            <text:p>941.756171433382</text:p>
          </table:table-cell>
          <table:table-cell table:style-name="ce2" office:value-type="float" office:value="46.2775868279177" calcext:value-type="float">
            <text:p>46.2775868279177</text:p>
          </table:table-cell>
          <table:table-cell table:style-name="ce6" office:value-type="float" office:value="22.6555334025825" calcext:value-type="float">
            <text:p>22.655533402582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6.68732131" calcext:value-type="float">
            <text:p>26.68732131</text:p>
          </table:table-cell>
          <table:table-cell table:style-name="ce5" office:value-type="percentage" office:value="0.8054026074" calcext:value-type="percentage">
            <text:p>80.5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91.91229128" calcext:value-type="float">
            <text:p>191.91229128</text:p>
          </table:table-cell>
          <table:table-cell office:value-type="float" office:value="989.421737881287" calcext:value-type="float">
            <text:p>989.421737881287</text:p>
          </table:table-cell>
          <table:table-cell table:style-name="ce2" office:value-type="float" office:value="51.7989208482678" calcext:value-type="float">
            <text:p>51.7989208482678</text:p>
          </table:table-cell>
          <table:table-cell table:style-name="ce6" office:value-type="float" office:value="25.3829297876626" calcext:value-type="float">
            <text:p>25.382929787662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8.74865281" calcext:value-type="float">
            <text:p>28.74865281</text:p>
          </table:table-cell>
          <table:table-cell table:style-name="ce5" office:value-type="percentage" office:value="0.8144722194" calcext:value-type="percentage">
            <text:p>81.4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05.16541214" calcext:value-type="float">
            <text:p>605.16541214</text:p>
          </table:table-cell>
          <table:table-cell office:value-type="float" office:value="941.55267531349" calcext:value-type="float">
            <text:p>941.55267531349</text:p>
          </table:table-cell>
          <table:table-cell table:style-name="ce2" office:value-type="float" office:value="55.0821772841588" calcext:value-type="float">
            <text:p>55.0821772841588</text:p>
          </table:table-cell>
          <table:table-cell table:style-name="ce6" office:value-type="float" office:value="27.2947162971914" calcext:value-type="float">
            <text:p>27.294716297191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7.9138043" calcext:value-type="float">
            <text:p>27.9138043</text:p>
          </table:table-cell>
          <table:table-cell table:style-name="ce5" office:value-type="percentage" office:value="0.7811451093" calcext:value-type="percentage">
            <text:p>78.1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84.53706153" calcext:value-type="float">
            <text:p>484.53706153</text:p>
          </table:table-cell>
          <table:table-cell office:value-type="float" office:value="955.281151751785" calcext:value-type="float">
            <text:p>955.281151751785</text:p>
          </table:table-cell>
          <table:table-cell table:style-name="ce2" office:value-type="float" office:value="53.7503631819778" calcext:value-type="float">
            <text:p>53.7503631819778</text:p>
          </table:table-cell>
          <table:table-cell table:style-name="ce6" office:value-type="float" office:value="26.2991821293288" calcext:value-type="float">
            <text:p>26.299182129328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4.82750745" calcext:value-type="float">
            <text:p>24.82750745</text:p>
          </table:table-cell>
          <table:table-cell table:style-name="ce5" office:value-type="percentage" office:value="0.8315334087" calcext:value-type="percentage">
            <text:p>83.1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40.59312179" calcext:value-type="float">
            <text:p>540.59312179</text:p>
          </table:table-cell>
          <table:table-cell office:value-type="float" office:value="948.876800326524" calcext:value-type="float">
            <text:p>948.876800326524</text:p>
          </table:table-cell>
          <table:table-cell table:style-name="ce2" office:value-type="float" office:value="48.852209768147" calcext:value-type="float">
            <text:p>48.852209768147</text:p>
          </table:table-cell>
          <table:table-cell table:style-name="ce6" office:value-type="float" office:value="23.8705954628002" calcext:value-type="float">
            <text:p>23.870595462800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8.28871778" calcext:value-type="float">
            <text:p>28.28871778</text:p>
          </table:table-cell>
          <table:table-cell table:style-name="ce5" office:value-type="percentage" office:value="0.7672396774" calcext:value-type="percentage">
            <text:p>76.7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89.06235295" calcext:value-type="float">
            <text:p>489.06235295</text:p>
          </table:table-cell>
          <table:table-cell office:value-type="float" office:value="954.762541504314" calcext:value-type="float">
            <text:p>954.762541504314</text:p>
          </table:table-cell>
          <table:table-cell table:style-name="ce2" office:value-type="float" office:value="54.3481857363079" calcext:value-type="float">
            <text:p>54.3481857363079</text:p>
          </table:table-cell>
          <table:table-cell table:style-name="ce6" office:value-type="float" office:value="26.5235112607078" calcext:value-type="float">
            <text:p>26.523511260707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9.16525511" calcext:value-type="float">
            <text:p>29.16525511</text:p>
          </table:table-cell>
          <table:table-cell table:style-name="ce5" office:value-type="percentage" office:value="0.9198686987" calcext:value-type="percentage">
            <text:p>91.9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07.88918302" calcext:value-type="float">
            <text:p>507.88918302</text:p>
          </table:table-cell>
          <table:table-cell office:value-type="float" office:value="952.607958004256" calcext:value-type="float">
            <text:p>952.607958004256</text:p>
          </table:table-cell>
          <table:table-cell table:style-name="ce2" office:value-type="float" office:value="55.746519459664" calcext:value-type="float">
            <text:p>55.746519459664</text:p>
          </table:table-cell>
          <table:table-cell table:style-name="ce6" office:value-type="float" office:value="28.5189248232766" calcext:value-type="float">
            <text:p>28.518924823276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7.90008153" calcext:value-type="float">
            <text:p>27.90008153</text:p>
          </table:table-cell>
          <table:table-cell table:style-name="ce5" office:value-type="percentage" office:value="0.7381663115" calcext:value-type="percentage">
            <text:p>73.8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85.02634953" calcext:value-type="float">
            <text:p>485.02634953</text:p>
          </table:table-cell>
          <table:table-cell office:value-type="float" office:value="955.225064485869" calcext:value-type="float">
            <text:p>955.225064485869</text:p>
          </table:table-cell>
          <table:table-cell table:style-name="ce2" office:value-type="float" office:value="53.7280269524189" calcext:value-type="float">
            <text:p>53.7280269524189</text:p>
          </table:table-cell>
          <table:table-cell table:style-name="ce6" office:value-type="float" office:value="25.9703555047397" calcext:value-type="float">
            <text:p>25.970355504739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6.38061729" calcext:value-type="float">
            <text:p>26.38061729</text:p>
          </table:table-cell>
          <table:table-cell table:style-name="ce5" office:value-type="percentage" office:value="0.7325632031" calcext:value-type="percentage">
            <text:p>73.2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01.48549467" calcext:value-type="float">
            <text:p>301.48549467</text:p>
          </table:table-cell>
          <table:table-cell office:value-type="float" office:value="976.49720194109" calcext:value-type="float">
            <text:p>976.49720194109</text:p>
          </table:table-cell>
          <table:table-cell table:style-name="ce2" office:value-type="float" office:value="51.3080922105833" calcext:value-type="float">
            <text:p>51.3080922105833</text:p>
          </table:table-cell>
          <table:table-cell table:style-name="ce6" office:value-type="float" office:value="24.6330944617222" calcext:value-type="float">
            <text:p>24.633094461722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8.44203774" calcext:value-type="float">
            <text:p>28.44203774</text:p>
          </table:table-cell>
          <table:table-cell table:style-name="ce5" office:value-type="percentage" office:value="0.8749008038" calcext:value-type="percentage">
            <text:p>87.4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43.79152347" calcext:value-type="float">
            <text:p>643.79152347</text:p>
          </table:table-cell>
          <table:table-cell office:value-type="float" office:value="937.198551865244" calcext:value-type="float">
            <text:p>937.198551865244</text:p>
          </table:table-cell>
          <table:table-cell table:style-name="ce2" office:value-type="float" office:value="54.5930529790707" calcext:value-type="float">
            <text:p>54.5930529790707</text:p>
          </table:table-cell>
          <table:table-cell table:style-name="ce6" office:value-type="float" office:value="27.4827619969348" calcext:value-type="float">
            <text:p>27.482761996934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0.29144029" calcext:value-type="float">
            <text:p>30.29144029</text:p>
          </table:table-cell>
          <table:table-cell table:style-name="ce5" office:value-type="percentage" office:value="0.7630065813" calcext:value-type="percentage">
            <text:p>76.3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81.82650565" calcext:value-type="float">
            <text:p>281.82650565</text:p>
          </table:table-cell>
          <table:table-cell office:value-type="float" office:value="978.803555038205" calcext:value-type="float">
            <text:p>978.803555038205</text:p>
          </table:table-cell>
          <table:table-cell table:style-name="ce2" office:value-type="float" office:value="57.5506568333579" calcext:value-type="float">
            <text:p>57.5506568333579</text:p>
          </table:table-cell>
          <table:table-cell table:style-name="ce6" office:value-type="float" office:value="28.2330832087118" calcext:value-type="float">
            <text:p>28.233083208711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6.79110867" calcext:value-type="float">
            <text:p>26.79110867</text:p>
          </table:table-cell>
          <table:table-cell table:style-name="ce5" office:value-type="percentage" office:value="0.788994186" calcext:value-type="percentage">
            <text:p>78.9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40.20800376" calcext:value-type="float">
            <text:p>540.20800376</text:p>
          </table:table-cell>
          <table:table-cell office:value-type="float" office:value="948.920652887507" calcext:value-type="float">
            <text:p>948.920652887507</text:p>
          </table:table-cell>
          <table:table-cell table:style-name="ce2" office:value-type="float" office:value="51.9632315097893" calcext:value-type="float">
            <text:p>51.9632315097893</text:p>
          </table:table-cell>
          <table:table-cell table:style-name="ce6" office:value-type="float" office:value="25.3646862055683" calcext:value-type="float">
            <text:p>25.364686205568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30.02774007" calcext:value-type="float">
            <text:p>30.02774007</text:p>
          </table:table-cell>
          <table:table-cell table:style-name="ce5" office:value-type="percentage" office:value="0.7243668666" calcext:value-type="percentage">
            <text:p>72.4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47.86548184" calcext:value-type="float">
            <text:p>247.86548184</text:p>
          </table:table-cell>
          <table:table-cell office:value-type="float" office:value="982.800634701776" calcext:value-type="float">
            <text:p>982.800634701776</text:p>
          </table:table-cell>
          <table:table-cell table:style-name="ce2" office:value-type="float" office:value="57.1292329553198" calcext:value-type="float">
            <text:p>57.1292329553198</text:p>
          </table:table-cell>
          <table:table-cell table:style-name="ce6" office:value-type="float" office:value="27.6737622624368" calcext:value-type="float">
            <text:p>27.673762262436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3" office:value-type="float" office:value="25.09918367" calcext:value-type="float">
            <text:p>25.09918367</text:p>
          </table:table-cell>
          <table:table-cell table:style-name="ce5" office:value-type="percentage" office:value="0.7800109808" calcext:value-type="percentage">
            <text:p>78.0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50.64564308" calcext:value-type="float">
            <text:p>450.64564308</text:p>
          </table:table-cell>
          <table:table-cell office:value-type="float" office:value="959.174162755908" calcext:value-type="float">
            <text:p>959.174162755908</text:p>
          </table:table-cell>
          <table:table-cell table:style-name="ce2" office:value-type="float" office:value="49.2773426262262" calcext:value-type="float">
            <text:p>49.2773426262262</text:p>
          </table:table-cell>
          <table:table-cell table:style-name="ce6" office:value-type="float" office:value="23.8167464590638" calcext:value-type="float">
            <text:p>23.816746459063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7.77920044" calcext:value-type="float">
            <text:p>27.77920044</text:p>
          </table:table-cell>
          <table:table-cell table:style-name="ce5" office:value-type="percentage" office:value="0.7886117896" calcext:value-type="percentage">
            <text:p>78.8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90.70373031" calcext:value-type="float">
            <text:p>590.70373031</text:p>
          </table:table-cell>
          <table:table-cell office:value-type="float" office:value="943.188066159171" calcext:value-type="float">
            <text:p>943.188066159171</text:p>
          </table:table-cell>
          <table:table-cell table:style-name="ce2" office:value-type="float" office:value="53.5359389353007" calcext:value-type="float">
            <text:p>53.5359389353007</text:p>
          </table:table-cell>
          <table:table-cell table:style-name="ce6" office:value-type="float" office:value="26.235313910895" calcext:value-type="float">
            <text:p>26.23531391089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1.78784113" calcext:value-type="float">
            <text:p>21.78784113</text:p>
          </table:table-cell>
          <table:table-cell table:style-name="ce5" office:value-type="percentage" office:value="0.7732247917" calcext:value-type="percentage">
            <text:p>77.3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44.6871276" calcext:value-type="float">
            <text:p>544.6871276</text:p>
          </table:table-cell>
          <table:table-cell office:value-type="float" office:value="948.410749960651" calcext:value-type="float">
            <text:p>948.410749960651</text:p>
          </table:table-cell>
          <table:table-cell table:style-name="ce2" office:value-type="float" office:value="44.0483491619274" calcext:value-type="float">
            <text:p>44.0483491619274</text:p>
          </table:table-cell>
          <table:table-cell table:style-name="ce6" office:value-type="float" office:value="20.8788552003278" calcext:value-type="float">
            <text:p>20.878855200327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8.69595751" calcext:value-type="float">
            <text:p>28.69595751</text:p>
          </table:table-cell>
          <table:table-cell table:style-name="ce5" office:value-type="percentage" office:value="0.7777163983" calcext:value-type="percentage">
            <text:p>77.7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95.67254161" calcext:value-type="float">
            <text:p>495.67254161</text:p>
          </table:table-cell>
          <table:table-cell office:value-type="float" office:value="954.005502531253" calcext:value-type="float">
            <text:p>954.005502531253</text:p>
          </table:table-cell>
          <table:table-cell table:style-name="ce2" office:value-type="float" office:value="54.9982095949396" calcext:value-type="float">
            <text:p>54.9982095949396</text:p>
          </table:table-cell>
          <table:table-cell table:style-name="ce6" office:value-type="float" office:value="26.9604167993034" calcext:value-type="float">
            <text:p>26.960416799303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3.45686302" calcext:value-type="float">
            <text:p>23.45686302</text:p>
          </table:table-cell>
          <table:table-cell table:style-name="ce5" office:value-type="percentage" office:value="0.6219074001" calcext:value-type="percentage">
            <text:p>62.1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60.46475655" calcext:value-type="float">
            <text:p>260.46475655</text:p>
          </table:table-cell>
          <table:table-cell office:value-type="float" office:value="981.315848396634" calcext:value-type="float">
            <text:p>981.315848396634</text:p>
          </table:table-cell>
          <table:table-cell table:style-name="ce2" office:value-type="float" office:value="46.6562859474894" calcext:value-type="float">
            <text:p>46.6562859474894</text:p>
          </table:table-cell>
          <table:table-cell table:style-name="ce6" office:value-type="float" office:value="21.594275025601" calcext:value-type="float">
            <text:p>21.59427502560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2.74470267" calcext:value-type="float">
            <text:p>22.74470267</text:p>
          </table:table-cell>
          <table:table-cell table:style-name="ce5" office:value-type="percentage" office:value="0.870111296" calcext:value-type="percentage">
            <text:p>87.0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14.23250203" calcext:value-type="float">
            <text:p>214.23250203</text:p>
          </table:table-cell>
          <table:table-cell office:value-type="float" office:value="986.775191546572" calcext:value-type="float">
            <text:p>986.775191546572</text:p>
          </table:table-cell>
          <table:table-cell table:style-name="ce2" office:value-type="float" office:value="45.5731640557435" calcext:value-type="float">
            <text:p>45.5731640557435</text:p>
          </table:table-cell>
          <table:table-cell table:style-name="ce6" office:value-type="float" office:value="22.1557111104306" calcext:value-type="float">
            <text:p>22.155711110430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2.59705299" calcext:value-type="float">
            <text:p>22.59705299</text:p>
          </table:table-cell>
          <table:table-cell table:style-name="ce5" office:value-type="percentage" office:value="0.8729054003" calcext:value-type="percentage">
            <text:p>87.2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94.99462134" calcext:value-type="float">
            <text:p>394.99462134</text:p>
          </table:table-cell>
          <table:table-cell office:value-type="float" office:value="965.601081408101" calcext:value-type="float">
            <text:p>965.601081408101</text:p>
          </table:table-cell>
          <table:table-cell table:style-name="ce2" office:value-type="float" office:value="45.3416047423497" calcext:value-type="float">
            <text:p>45.3416047423497</text:p>
          </table:table-cell>
          <table:table-cell table:style-name="ce6" office:value-type="float" office:value="22.0310525503174" calcext:value-type="float">
            <text:p>22.031052550317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8.47834326" calcext:value-type="float">
            <text:p>28.47834326</text:p>
          </table:table-cell>
          <table:table-cell table:style-name="ce5" office:value-type="percentage" office:value="0.6040168292" calcext:value-type="percentage">
            <text:p>60.4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90.45867308" calcext:value-type="float">
            <text:p>390.45867308</text:p>
          </table:table-cell>
          <table:table-cell office:value-type="float" office:value="966.126814462404" calcext:value-type="float">
            <text:p>966.126814462404</text:p>
          </table:table-cell>
          <table:table-cell table:style-name="ce2" office:value-type="float" office:value="54.6514455607833" calcext:value-type="float">
            <text:p>54.6514455607833</text:p>
          </table:table-cell>
          <table:table-cell table:style-name="ce6" office:value-type="float" office:value="25.4339894823559" calcext:value-type="float">
            <text:p>25.433989482355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6.65967763" calcext:value-type="float">
            <text:p>26.65967763</text:p>
          </table:table-cell>
          <table:table-cell table:style-name="ce5" office:value-type="percentage" office:value="0.8281335834" calcext:value-type="percentage">
            <text:p>82.8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63.65377005" calcext:value-type="float">
            <text:p>263.65377005</text:p>
          </table:table-cell>
          <table:table-cell office:value-type="float" office:value="980.940388703381" calcext:value-type="float">
            <text:p>980.940388703381</text:p>
          </table:table-cell>
          <table:table-cell table:style-name="ce2" office:value-type="float" office:value="51.7559764505628" calcext:value-type="float">
            <text:p>51.7559764505628</text:p>
          </table:table-cell>
          <table:table-cell table:style-name="ce6" office:value-type="float" office:value="25.5102655082964" calcext:value-type="float">
            <text:p>25.510265508296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2.14210446" calcext:value-type="float">
            <text:p>22.14210446</text:p>
          </table:table-cell>
          <table:table-cell table:style-name="ce5" office:value-type="percentage" office:value="0.6943552643" calcext:value-type="percentage">
            <text:p>69.4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91.00784678" calcext:value-type="float">
            <text:p>491.00784678</text:p>
          </table:table-cell>
          <table:table-cell office:value-type="float" office:value="954.539669365075" calcext:value-type="float">
            <text:p>954.539669365075</text:p>
          </table:table-cell>
          <table:table-cell table:style-name="ce2" office:value-type="float" office:value="44.5894139158549" calcext:value-type="float">
            <text:p>44.5894139158549</text:p>
          </table:table-cell>
          <table:table-cell table:style-name="ce6" office:value-type="float" office:value="20.8574315111723" calcext:value-type="float">
            <text:p>20.857431511172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5.24213112" calcext:value-type="float">
            <text:p>25.24213112</text:p>
          </table:table-cell>
          <table:table-cell table:style-name="ce5" office:value-type="percentage" office:value="0.7630966314" calcext:value-type="percentage">
            <text:p>76.3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40.11376078" calcext:value-type="float">
            <text:p>340.11376078</text:p>
          </table:table-cell>
          <table:table-cell office:value-type="float" office:value="971.981229425872" calcext:value-type="float">
            <text:p>971.981229425872</text:p>
          </table:table-cell>
          <table:table-cell table:style-name="ce2" office:value-type="float" office:value="49.5024205412175" calcext:value-type="float">
            <text:p>49.5024205412175</text:p>
          </table:table-cell>
          <table:table-cell table:style-name="ce6" office:value-type="float" office:value="23.842465243451" calcext:value-type="float">
            <text:p>23.84246524345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2.71765606" calcext:value-type="float">
            <text:p>22.71765606</text:p>
          </table:table-cell>
          <table:table-cell table:style-name="ce5" office:value-type="percentage" office:value="0.7679852819" calcext:value-type="percentage">
            <text:p>76.8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05.75201694" calcext:value-type="float">
            <text:p>505.75201694</text:p>
          </table:table-cell>
          <table:table-cell office:value-type="float" office:value="952.852295104101" calcext:value-type="float">
            <text:p>952.852295104101</text:p>
          </table:table-cell>
          <table:table-cell table:style-name="ce2" office:value-type="float" office:value="45.5117177526402" calcext:value-type="float">
            <text:p>45.5117177526402</text:p>
          </table:table-cell>
          <table:table-cell table:style-name="ce6" office:value-type="float" office:value="21.669016625188" calcext:value-type="float">
            <text:p>21.66901662518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5.36588228" calcext:value-type="float">
            <text:p>25.36588228</text:p>
          </table:table-cell>
          <table:table-cell table:style-name="ce5" office:value-type="percentage" office:value="0.7782937957" calcext:value-type="percentage">
            <text:p>77.8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92.20442561" calcext:value-type="float">
            <text:p>392.20442561</text:p>
          </table:table-cell>
          <table:table-cell office:value-type="float" office:value="965.924441461057" calcext:value-type="float">
            <text:p>965.924441461057</text:p>
          </table:table-cell>
          <table:table-cell table:style-name="ce2" office:value-type="float" office:value="49.6998712304755" calcext:value-type="float">
            <text:p>49.6998712304755</text:p>
          </table:table-cell>
          <table:table-cell table:style-name="ce6" office:value-type="float" office:value="24.0409138458318" calcext:value-type="float">
            <text:p>24.040913845831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0.94238372" calcext:value-type="float">
            <text:p>20.94238372</text:p>
          </table:table-cell>
          <table:table-cell table:style-name="ce5" office:value-type="percentage" office:value="0.6753151762" calcext:value-type="percentage">
            <text:p>67.5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32.37206833" calcext:value-type="float">
            <text:p>632.37206833</text:p>
          </table:table-cell>
          <table:table-cell office:value-type="float" office:value="938.483707829425" calcext:value-type="float">
            <text:p>938.483707829425</text:p>
          </table:table-cell>
          <table:table-cell table:style-name="ce2" office:value-type="float" office:value="42.6930994947769" calcext:value-type="float">
            <text:p>42.6930994947769</text:p>
          </table:table-cell>
          <table:table-cell table:style-name="ce6" office:value-type="float" office:value="19.7919243973609" calcext:value-type="float">
            <text:p>19.7919243973609</text:p>
          </table:table-cell>
          <table:table-cell table:style-name="ce2" office:value-type="string" calcext:value-type="string">
            <text:p>0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5.33538042" calcext:value-type="float">
            <text:p>25.33538042</text:p>
          </table:table-cell>
          <table:table-cell table:style-name="ce5" office:value-type="percentage" office:value="0.6120358622" calcext:value-type="percentage">
            <text:p>61.2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95.06151263" calcext:value-type="float">
            <text:p>395.06151263</text:p>
          </table:table-cell>
          <table:table-cell office:value-type="float" office:value="965.593330602973" calcext:value-type="float">
            <text:p>965.593330602973</text:p>
          </table:table-cell>
          <table:table-cell table:style-name="ce2" office:value-type="float" office:value="49.6383320820537" calcext:value-type="float">
            <text:p>49.6383320820537</text:p>
          </table:table-cell>
          <table:table-cell table:style-name="ce6" office:value-type="float" office:value="23.0233239576908" calcext:value-type="float">
            <text:p>23.023323957690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0.83904554" calcext:value-type="float">
            <text:p>20.83904554</text:p>
          </table:table-cell>
          <table:table-cell table:style-name="ce5" office:value-type="percentage" office:value="0.6060074011" calcext:value-type="percentage">
            <text:p>60.6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14.53100615" calcext:value-type="float">
            <text:p>314.53100615</text:p>
          </table:table-cell>
          <table:table-cell office:value-type="float" office:value="974.969729197853" calcext:value-type="float">
            <text:p>974.969729197853</text:p>
          </table:table-cell>
          <table:table-cell table:style-name="ce2" office:value-type="float" office:value="42.5114449106275" calcext:value-type="float">
            <text:p>42.5114449106275</text:p>
          </table:table-cell>
          <table:table-cell table:style-name="ce6" office:value-type="float" office:value="19.4654001752325" calcext:value-type="float">
            <text:p>19.4654001752325</text:p>
          </table:table-cell>
          <table:table-cell table:style-name="ce2" office:value-type="string" calcext:value-type="string">
            <text:p>0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4.90344656" calcext:value-type="float">
            <text:p>24.90344656</text:p>
          </table:table-cell>
          <table:table-cell table:style-name="ce5" office:value-type="percentage" office:value="0.6842671368" calcext:value-type="percentage">
            <text:p>68.4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46.34044307" calcext:value-type="float">
            <text:p>646.34044307</text:p>
          </table:table-cell>
          <table:table-cell office:value-type="float" office:value="936.911934450411" calcext:value-type="float">
            <text:p>936.911934450411</text:p>
          </table:table-cell>
          <table:table-cell table:style-name="ce2" office:value-type="float" office:value="48.9581671288287" calcext:value-type="float">
            <text:p>48.9581671288287</text:p>
          </table:table-cell>
          <table:table-cell table:style-name="ce6" office:value-type="float" office:value="23.0968560767547" calcext:value-type="float">
            <text:p>23.096856076754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6.53935087" calcext:value-type="float">
            <text:p>26.53935087</text:p>
          </table:table-cell>
          <table:table-cell table:style-name="ce5" office:value-type="percentage" office:value="0.6775675017" calcext:value-type="percentage">
            <text:p>67.7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59.61219324" calcext:value-type="float">
            <text:p>159.61219324</text:p>
          </table:table-cell>
          <table:table-cell office:value-type="float" office:value="993.264190062014" calcext:value-type="float">
            <text:p>993.264190062014</text:p>
          </table:table-cell>
          <table:table-cell table:style-name="ce2" office:value-type="float" office:value="51.5581878527328" calcext:value-type="float">
            <text:p>51.5581878527328</text:p>
          </table:table-cell>
          <table:table-cell table:style-name="ce6" office:value-type="float" office:value="24.4043179815916" calcext:value-type="float">
            <text:p>24.404317981591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1.46034163" calcext:value-type="float">
            <text:p>21.46034163</text:p>
          </table:table-cell>
          <table:table-cell table:style-name="ce5" office:value-type="percentage" office:value="0.8696354126" calcext:value-type="percentage">
            <text:p>86.9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23.3145105" calcext:value-type="float">
            <text:p>223.3145105</text:p>
          </table:table-cell>
          <table:table-cell office:value-type="float" office:value="985.700349278841" calcext:value-type="float">
            <text:p>985.700349278841</text:p>
          </table:table-cell>
          <table:table-cell table:style-name="ce2" office:value-type="float" office:value="43.556912326783" calcext:value-type="float">
            <text:p>43.556912326783</text:p>
          </table:table-cell>
          <table:table-cell table:style-name="ce6" office:value-type="float" office:value="20.9612814943831" calcext:value-type="float">
            <text:p>20.961281494383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30.66693251" calcext:value-type="float">
            <text:p>30.66693251</text:p>
          </table:table-cell>
          <table:table-cell table:style-name="ce5" office:value-type="percentage" office:value="0.7516642657" calcext:value-type="percentage">
            <text:p>75.1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43.1220499" calcext:value-type="float">
            <text:p>443.1220499</text:p>
          </table:table-cell>
          <table:table-cell office:value-type="float" office:value="960.040526129715" calcext:value-type="float">
            <text:p>960.040526129715</text:p>
          </table:table-cell>
          <table:table-cell table:style-name="ce2" office:value-type="float" office:value="58.1529731743059" calcext:value-type="float">
            <text:p>58.1529731743059</text:p>
          </table:table-cell>
          <table:table-cell table:style-name="ce6" office:value-type="float" office:value="28.4587776290628" calcext:value-type="float">
            <text:p>28.458777629062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3.04423789" calcext:value-type="float">
            <text:p>23.04423789</text:p>
          </table:table-cell>
          <table:table-cell table:style-name="ce5" office:value-type="percentage" office:value="0.8708066972" calcext:value-type="percentage">
            <text:p>87.0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51.82722722" calcext:value-type="float">
            <text:p>251.82722722</text:p>
          </table:table-cell>
          <table:table-cell office:value-type="float" office:value="982.33351304272" calcext:value-type="float">
            <text:p>982.33351304272</text:p>
          </table:table-cell>
          <table:table-cell table:style-name="ce2" office:value-type="float" office:value="46.0443931954737" calcext:value-type="float">
            <text:p>46.0443931954737</text:p>
          </table:table-cell>
          <table:table-cell table:style-name="ce6" office:value-type="float" office:value="22.4371158178951" calcext:value-type="float">
            <text:p>22.437115817895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1.51677318" calcext:value-type="float">
            <text:p>21.51677318</text:p>
          </table:table-cell>
          <table:table-cell table:style-name="ce5" office:value-type="percentage" office:value="0.8300417611" calcext:value-type="percentage">
            <text:p>83.0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06.64886306" calcext:value-type="float">
            <text:p>506.64886306</text:p>
          </table:table-cell>
          <table:table-cell office:value-type="float" office:value="952.749753196003" calcext:value-type="float">
            <text:p>952.749753196003</text:p>
          </table:table-cell>
          <table:table-cell table:style-name="ce2" office:value-type="float" office:value="43.6357409025504" calcext:value-type="float">
            <text:p>43.6357409025504</text:p>
          </table:table-cell>
          <table:table-cell table:style-name="ce6" office:value-type="float" office:value="20.8608660531615" calcext:value-type="float">
            <text:p>20.860866053161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9.52318863" calcext:value-type="float">
            <text:p>29.52318863</text:p>
          </table:table-cell>
          <table:table-cell table:style-name="ce5" office:value-type="percentage" office:value="0.7620078285" calcext:value-type="percentage">
            <text:p>76.2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34.62732991" calcext:value-type="float">
            <text:p>334.62732991</text:p>
          </table:table-cell>
          <table:table-cell office:value-type="float" office:value="972.621365065008" calcext:value-type="float">
            <text:p>972.621365065008</text:p>
          </table:table-cell>
          <table:table-cell table:style-name="ce2" office:value-type="float" office:value="56.3205931146666" calcext:value-type="float">
            <text:p>56.3205931146666</text:p>
          </table:table-cell>
          <table:table-cell table:style-name="ce6" office:value-type="float" office:value="27.5567179233007" calcext:value-type="float">
            <text:p>27.556717923300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2.72931046" calcext:value-type="float">
            <text:p>22.72931046</text:p>
          </table:table-cell>
          <table:table-cell table:style-name="ce5" office:value-type="percentage" office:value="0.8462236268" calcext:value-type="percentage">
            <text:p>84.6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76.36982065" calcext:value-type="float">
            <text:p>376.36982065</text:p>
          </table:table-cell>
          <table:table-cell office:value-type="float" office:value="967.76159017395" calcext:value-type="float">
            <text:p>967.76159017395</text:p>
          </table:table-cell>
          <table:table-cell table:style-name="ce2" office:value-type="float" office:value="45.5445222904656" calcext:value-type="float">
            <text:p>45.5445222904656</text:p>
          </table:table-cell>
          <table:table-cell table:style-name="ce6" office:value-type="float" office:value="22.0333000259384" calcext:value-type="float">
            <text:p>22.033300025938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3.89992444" calcext:value-type="float">
            <text:p>23.89992444</text:p>
          </table:table-cell>
          <table:table-cell table:style-name="ce5" office:value-type="percentage" office:value="0.8006986104" calcext:value-type="percentage">
            <text:p>80.0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53.09072413" calcext:value-type="float">
            <text:p>253.09072413</text:p>
          </table:table-cell>
          <table:table-cell office:value-type="float" office:value="982.184583290344" calcext:value-type="float">
            <text:p>982.184583290344</text:p>
          </table:table-cell>
          <table:table-cell table:style-name="ce2" office:value-type="float" office:value="47.3825536251806" calcext:value-type="float">
            <text:p>47.3825536251806</text:p>
          </table:table-cell>
          <table:table-cell table:style-name="ce6" office:value-type="float" office:value="22.8695445383351" calcext:value-type="float">
            <text:p>22.869544538335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8.29367917" calcext:value-type="float">
            <text:p>28.29367917</text:p>
          </table:table-cell>
          <table:table-cell table:style-name="ce5" office:value-type="percentage" office:value="0.619620367" calcext:value-type="percentage">
            <text:p>61.9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34.45862487" calcext:value-type="float">
            <text:p>534.45862487</text:p>
          </table:table-cell>
          <table:table-cell office:value-type="float" office:value="949.575563305617" calcext:value-type="float">
            <text:p>949.575563305617</text:p>
          </table:table-cell>
          <table:table-cell table:style-name="ce2" office:value-type="float" office:value="54.3560911497771" calcext:value-type="float">
            <text:p>54.3560911497771</text:p>
          </table:table-cell>
          <table:table-cell table:style-name="ce6" office:value-type="float" office:value="25.4079201287776" calcext:value-type="float">
            <text:p>25.407920128777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3.79957786" calcext:value-type="float">
            <text:p>23.79957786</text:p>
          </table:table-cell>
          <table:table-cell table:style-name="ce5" office:value-type="percentage" office:value="0.6892711172" calcext:value-type="percentage">
            <text:p>68.9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03.15679551" calcext:value-type="float">
            <text:p>303.15679551</text:p>
          </table:table-cell>
          <table:table-cell office:value-type="float" office:value="976.301379107215" calcext:value-type="float">
            <text:p>976.301379107215</text:p>
          </table:table-cell>
          <table:table-cell table:style-name="ce2" office:value-type="float" office:value="47.2087958221475" calcext:value-type="float">
            <text:p>47.2087958221475</text:p>
          </table:table-cell>
          <table:table-cell table:style-name="ce6" office:value-type="float" office:value="22.2102717685778" calcext:value-type="float">
            <text:p>22.210271768577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5.40667794" calcext:value-type="float">
            <text:p>25.40667794</text:p>
          </table:table-cell>
          <table:table-cell table:style-name="ce5" office:value-type="percentage" office:value="0.8978751712" calcext:value-type="percentage">
            <text:p>89.79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31.71962189" calcext:value-type="float">
            <text:p>231.71962189</text:p>
          </table:table-cell>
          <table:table-cell office:value-type="float" office:value="984.706659939314" calcext:value-type="float">
            <text:p>984.706659939314</text:p>
          </table:table-cell>
          <table:table-cell table:style-name="ce2" office:value-type="float" office:value="49.7743155673106" calcext:value-type="float">
            <text:p>49.7743155673106</text:p>
          </table:table-cell>
          <table:table-cell table:style-name="ce6" office:value-type="float" office:value="24.7940645004304" calcext:value-type="float">
            <text:p>24.794064500430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8.38109863" calcext:value-type="float">
            <text:p>28.38109863</text:p>
          </table:table-cell>
          <table:table-cell table:style-name="ce5" office:value-type="percentage" office:value="0.792368753" calcext:value-type="percentage">
            <text:p>79.2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89.4022379" calcext:value-type="float">
            <text:p>589.4022379</text:p>
          </table:table-cell>
          <table:table-cell office:value-type="float" office:value="943.335383915966" calcext:value-type="float">
            <text:p>943.335383915966</text:p>
          </table:table-cell>
          <table:table-cell table:style-name="ce2" office:value-type="float" office:value="54.4956400323974" calcext:value-type="float">
            <text:p>54.4956400323974</text:p>
          </table:table-cell>
          <table:table-cell table:style-name="ce6" office:value-type="float" office:value="26.7959162299477" calcext:value-type="float">
            <text:p>26.795916229947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30.28839131" calcext:value-type="float">
            <text:p>30.28839131</text:p>
          </table:table-cell>
          <table:table-cell table:style-name="ce5" office:value-type="percentage" office:value="0.8401097384" calcext:value-type="percentage">
            <text:p>84.0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51.59443083" calcext:value-type="float">
            <text:p>351.59443083</text:p>
          </table:table-cell>
          <table:table-cell office:value-type="float" office:value="970.643071919433" calcext:value-type="float">
            <text:p>970.643071919433</text:p>
          </table:table-cell>
          <table:table-cell table:style-name="ce2" office:value-type="float" office:value="57.5436605667641" calcext:value-type="float">
            <text:p>57.5436605667641</text:p>
          </table:table-cell>
          <table:table-cell table:style-name="ce6" office:value-type="float" office:value="28.8999658007605" calcext:value-type="float">
            <text:p>28.899965800760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8.42725348" calcext:value-type="float">
            <text:p>28.42725348</text:p>
          </table:table-cell>
          <table:table-cell table:style-name="ce5" office:value-type="percentage" office:value="0.7668358088" calcext:value-type="percentage">
            <text:p>76.6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16.51365014" calcext:value-type="float">
            <text:p>216.51365014</text:p>
          </table:table-cell>
          <table:table-cell office:value-type="float" office:value="986.505110870317" calcext:value-type="float">
            <text:p>986.505110870317</text:p>
          </table:table-cell>
          <table:table-cell table:style-name="ce2" office:value-type="float" office:value="54.569266303567" calcext:value-type="float">
            <text:p>54.569266303567</text:p>
          </table:table-cell>
          <table:table-cell table:style-name="ce6" office:value-type="float" office:value="26.6412182436841" calcext:value-type="float">
            <text:p>26.641218243684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0.95365196" calcext:value-type="float">
            <text:p>20.95365196</text:p>
          </table:table-cell>
          <table:table-cell table:style-name="ce5" office:value-type="percentage" office:value="0.6839831269" calcext:value-type="percentage">
            <text:p>68.4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49.95729695" calcext:value-type="float">
            <text:p>449.95729695</text:p>
          </table:table-cell>
          <table:table-cell office:value-type="float" office:value="959.253395286978" calcext:value-type="float">
            <text:p>959.253395286978</text:p>
          </table:table-cell>
          <table:table-cell table:style-name="ce2" office:value-type="float" office:value="42.7131685135149" calcext:value-type="float">
            <text:p>42.7131685135149</text:p>
          </table:table-cell>
          <table:table-cell table:style-name="ce6" office:value-type="float" office:value="19.8319473581388" calcext:value-type="float">
            <text:p>19.8319473581388</text:p>
          </table:table-cell>
          <table:table-cell table:style-name="ce2" office:value-type="string" calcext:value-type="string">
            <text:p>0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9.62627578" calcext:value-type="float">
            <text:p>29.62627578</text:p>
          </table:table-cell>
          <table:table-cell table:style-name="ce5" office:value-type="percentage" office:value="0.7732709512" calcext:value-type="percentage">
            <text:p>77.3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28.6716232" calcext:value-type="float">
            <text:p>428.6716232</text:p>
          </table:table-cell>
          <table:table-cell office:value-type="float" office:value="961.706729783652" calcext:value-type="float">
            <text:p>961.706729783652</text:p>
          </table:table-cell>
          <table:table-cell table:style-name="ce2" office:value-type="float" office:value="56.4853092219679" calcext:value-type="float">
            <text:p>56.4853092219679</text:p>
          </table:table-cell>
          <table:table-cell table:style-name="ce6" office:value-type="float" office:value="27.7400144142828" calcext:value-type="float">
            <text:p>27.740014414282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4.76597117" calcext:value-type="float">
            <text:p>24.76597117</text:p>
          </table:table-cell>
          <table:table-cell table:style-name="ce5" office:value-type="percentage" office:value="0.8653988872" calcext:value-type="percentage">
            <text:p>86.5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47.63892078" calcext:value-type="float">
            <text:p>247.63892078</text:p>
          </table:table-cell>
          <table:table-cell office:value-type="float" office:value="982.827354787427" calcext:value-type="float">
            <text:p>982.827354787427</text:p>
          </table:table-cell>
          <table:table-cell table:style-name="ce2" office:value-type="float" office:value="48.7584114400548" calcext:value-type="float">
            <text:p>48.7584114400548</text:p>
          </table:table-cell>
          <table:table-cell table:style-name="ce6" office:value-type="float" office:value="24.0059750410999" calcext:value-type="float">
            <text:p>24.005975041099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2.66967027" calcext:value-type="float">
            <text:p>22.66967027</text:p>
          </table:table-cell>
          <table:table-cell table:style-name="ce5" office:value-type="percentage" office:value="0.690078256" calcext:value-type="percentage">
            <text:p>69.0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13.61248782" calcext:value-type="float">
            <text:p>413.61248782</text:p>
          </table:table-cell>
          <table:table-cell office:value-type="float" office:value="963.446197623947" calcext:value-type="float">
            <text:p>963.446197623947</text:p>
          </table:table-cell>
          <table:table-cell table:style-name="ce2" office:value-type="float" office:value="45.4216700584813" calcext:value-type="float">
            <text:p>45.4216700584813</text:p>
          </table:table-cell>
          <table:table-cell table:style-name="ce6" office:value-type="float" office:value="21.2770931181092" calcext:value-type="float">
            <text:p>21.277093118109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0.73118331" calcext:value-type="float">
            <text:p>20.73118331</text:p>
          </table:table-cell>
          <table:table-cell table:style-name="ce5" office:value-type="percentage" office:value="0.6773378078" calcext:value-type="percentage">
            <text:p>67.7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26.41148335" calcext:value-type="float">
            <text:p>326.41148335</text:p>
          </table:table-cell>
          <table:table-cell office:value-type="float" office:value="973.580746862879" calcext:value-type="float">
            <text:p>973.580746862879</text:p>
          </table:table-cell>
          <table:table-cell table:style-name="ce2" office:value-type="float" office:value="42.3609749231229" calcext:value-type="float">
            <text:p>42.3609749231229</text:p>
          </table:table-cell>
          <table:table-cell table:style-name="ce6" office:value-type="float" office:value="19.6253713132574" calcext:value-type="float">
            <text:p>19.6253713132574</text:p>
          </table:table-cell>
          <table:table-cell table:style-name="ce2" office:value-type="string" calcext:value-type="string">
            <text:p>0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8.10480549" calcext:value-type="float">
            <text:p>28.10480549</text:p>
          </table:table-cell>
          <table:table-cell table:style-name="ce5" office:value-type="percentage" office:value="0.8586263831" calcext:value-type="percentage">
            <text:p>85.8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15.84418171" calcext:value-type="float">
            <text:p>415.84418171</text:p>
          </table:table-cell>
          <table:table-cell office:value-type="float" office:value="963.188218130254" calcext:value-type="float">
            <text:p>963.188218130254</text:p>
          </table:table-cell>
          <table:table-cell table:style-name="ce2" office:value-type="float" office:value="54.0555482930169" calcext:value-type="float">
            <text:p>54.0555482930169</text:p>
          </table:table-cell>
          <table:table-cell table:style-name="ce6" office:value-type="float" office:value="27.0469571823617" calcext:value-type="float">
            <text:p>27.046957182361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6.27461825" calcext:value-type="float">
            <text:p>26.27461825</text:p>
          </table:table-cell>
          <table:table-cell table:style-name="ce5" office:value-type="percentage" office:value="0.6876573607" calcext:value-type="percentage">
            <text:p>68.7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11.17051287" calcext:value-type="float">
            <text:p>611.17051287</text:p>
          </table:table-cell>
          <table:table-cell office:value-type="float" office:value="940.874425481411" calcext:value-type="float">
            <text:p>940.874425481411</text:p>
          </table:table-cell>
          <table:table-cell table:style-name="ce2" office:value-type="float" office:value="51.137290813284" calcext:value-type="float">
            <text:p>51.137290813284</text:p>
          </table:table-cell>
          <table:table-cell table:style-name="ce6" office:value-type="float" office:value="24.2518748124748" calcext:value-type="float">
            <text:p>24.251874812474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6.53117599" calcext:value-type="float">
            <text:p>26.53117599</text:p>
          </table:table-cell>
          <table:table-cell table:style-name="ce5" office:value-type="percentage" office:value="0.8910978087" calcext:value-type="percentage">
            <text:p>89.1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65.06283858" calcext:value-type="float">
            <text:p>565.06283858</text:p>
          </table:table-cell>
          <table:table-cell office:value-type="float" office:value="946.094637461096" calcext:value-type="float">
            <text:p>946.094637461096</text:p>
          </table:table-cell>
          <table:table-cell table:style-name="ce2" office:value-type="float" office:value="51.5549334588811" calcext:value-type="float">
            <text:p>51.5549334588811</text:p>
          </table:table-cell>
          <table:table-cell table:style-name="ce6" office:value-type="float" office:value="25.8105542039252" calcext:value-type="float">
            <text:p>25.810554203925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8.25466727" calcext:value-type="float">
            <text:p>28.25466727</text:p>
          </table:table-cell>
          <table:table-cell table:style-name="ce5" office:value-type="percentage" office:value="0.7313552731" calcext:value-type="percentage">
            <text:p>73.1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23.43366096" calcext:value-type="float">
            <text:p>323.43366096</text:p>
          </table:table-cell>
          <table:table-cell office:value-type="float" office:value="973.92870709458" calcext:value-type="float">
            <text:p>973.92870709458</text:p>
          </table:table-cell>
          <table:table-cell table:style-name="ce2" office:value-type="float" office:value="54.2937529675118" calcext:value-type="float">
            <text:p>54.2937529675118</text:p>
          </table:table-cell>
          <table:table-cell table:style-name="ce6" office:value-type="float" office:value="26.2223519122078" calcext:value-type="float">
            <text:p>26.222351912207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6.6274266" calcext:value-type="float">
            <text:p>26.6274266</text:p>
          </table:table-cell>
          <table:table-cell table:style-name="ce5" office:value-type="percentage" office:value="0.7344463482" calcext:value-type="percentage">
            <text:p>73.4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54.04265429" calcext:value-type="float">
            <text:p>254.04265429</text:p>
          </table:table-cell>
          <table:table-cell office:value-type="float" office:value="982.072393162993" calcext:value-type="float">
            <text:p>982.072393162993</text:p>
          </table:table-cell>
          <table:table-cell table:style-name="ce2" office:value-type="float" office:value="51.7007270245827" calcext:value-type="float">
            <text:p>51.7007270245827</text:p>
          </table:table-cell>
          <table:table-cell table:style-name="ce6" office:value-type="float" office:value="24.8561612686884" calcext:value-type="float">
            <text:p>24.856161268688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30.3482337" calcext:value-type="float">
            <text:p>30.3482337</text:p>
          </table:table-cell>
          <table:table-cell table:style-name="ce5" office:value-type="percentage" office:value="0.6504805809" calcext:value-type="percentage">
            <text:p>65.0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06.18674104" calcext:value-type="float">
            <text:p>506.18674104</text:p>
          </table:table-cell>
          <table:table-cell office:value-type="float" office:value="952.802589057847" calcext:value-type="float">
            <text:p>952.802589057847</text:p>
          </table:table-cell>
          <table:table-cell table:style-name="ce2" office:value-type="float" office:value="57.645234433619" calcext:value-type="float">
            <text:p>57.645234433619</text:p>
          </table:table-cell>
          <table:table-cell table:style-name="ce6" office:value-type="float" office:value="27.3016377098782" calcext:value-type="float">
            <text:p>27.301637709878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9.07078362" calcext:value-type="float">
            <text:p>29.07078362</text:p>
          </table:table-cell>
          <table:table-cell table:style-name="ce5" office:value-type="percentage" office:value="0.6896470558" calcext:value-type="percentage">
            <text:p>68.9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87.93971707" calcext:value-type="float">
            <text:p>387.93971707</text:p>
          </table:table-cell>
          <table:table-cell office:value-type="float" office:value="966.418894317844" calcext:value-type="float">
            <text:p>966.418894317844</text:p>
          </table:table-cell>
          <table:table-cell table:style-name="ce2" office:value-type="float" office:value="55.5980998533377" calcext:value-type="float">
            <text:p>55.5980998533377</text:p>
          </table:table-cell>
          <table:table-cell table:style-name="ce6" office:value-type="float" office:value="26.5836365423275" calcext:value-type="float">
            <text:p>26.583636542327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9.8554526" calcext:value-type="float">
            <text:p>29.8554526</text:p>
          </table:table-cell>
          <table:table-cell table:style-name="ce5" office:value-type="percentage" office:value="0.7401953129" calcext:value-type="percentage">
            <text:p>74.0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59.40941045" calcext:value-type="float">
            <text:p>359.40941045</text:p>
          </table:table-cell>
          <table:table-cell office:value-type="float" office:value="969.733231909941" calcext:value-type="float">
            <text:p>969.733231909941</text:p>
          </table:table-cell>
          <table:table-cell table:style-name="ce2" office:value-type="float" office:value="56.8528792342923" calcext:value-type="float">
            <text:p>56.8528792342923</text:p>
          </table:table-cell>
          <table:table-cell table:style-name="ce6" office:value-type="float" office:value="27.661272393088" calcext:value-type="float">
            <text:p>27.66127239308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7.14039762" calcext:value-type="float">
            <text:p>27.14039762</text:p>
          </table:table-cell>
          <table:table-cell table:style-name="ce5" office:value-type="percentage" office:value="0.8158335336" calcext:value-type="percentage">
            <text:p>81.5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33.28395426" calcext:value-type="float">
            <text:p>433.28395426</text:p>
          </table:table-cell>
          <table:table-cell office:value-type="float" office:value="961.174591882559" calcext:value-type="float">
            <text:p>961.174591882559</text:p>
          </table:table-cell>
          <table:table-cell table:style-name="ce2" office:value-type="float" office:value="52.5196037288272" calcext:value-type="float">
            <text:p>52.5196037288272</text:p>
          </table:table-cell>
          <table:table-cell table:style-name="ce6" office:value-type="float" office:value="25.8600320700385" calcext:value-type="float">
            <text:p>25.860032070038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1.31181524" calcext:value-type="float">
            <text:p>21.31181524</text:p>
          </table:table-cell>
          <table:table-cell table:style-name="ce5" office:value-type="percentage" office:value="0.6845041348" calcext:value-type="percentage">
            <text:p>68.4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17.69422797" calcext:value-type="float">
            <text:p>517.69422797</text:p>
          </table:table-cell>
          <table:table-cell office:value-type="float" office:value="951.48777347931" calcext:value-type="float">
            <text:p>951.48777347931</text:p>
          </table:table-cell>
          <table:table-cell table:style-name="ce2" office:value-type="float" office:value="43.2776417758953" calcext:value-type="float">
            <text:p>43.2776417758953</text:p>
          </table:table-cell>
          <table:table-cell table:style-name="ce6" office:value-type="float" office:value="20.1298104915005" calcext:value-type="float">
            <text:p>20.129810491500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4.39561261" calcext:value-type="float">
            <text:p>24.39561261</text:p>
          </table:table-cell>
          <table:table-cell table:style-name="ce5" office:value-type="percentage" office:value="0.6849683002" calcext:value-type="percentage">
            <text:p>68.5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55.72487597" calcext:value-type="float">
            <text:p>255.72487597</text:p>
          </table:table-cell>
          <table:table-cell office:value-type="float" office:value="981.8741655549" calcext:value-type="float">
            <text:p>981.8741655549</text:p>
          </table:table-cell>
          <table:table-cell table:style-name="ce2" office:value-type="float" office:value="48.1526796462288" calcext:value-type="float">
            <text:p>48.1526796462288</text:p>
          </table:table-cell>
          <table:table-cell table:style-name="ce6" office:value-type="float" office:value="22.6810251964002" calcext:value-type="float">
            <text:p>22.681025196400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6.12253194" calcext:value-type="float">
            <text:p>26.12253194</text:p>
          </table:table-cell>
          <table:table-cell table:style-name="ce5" office:value-type="percentage" office:value="0.6667832589" calcext:value-type="percentage">
            <text:p>66.6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71.20375" calcext:value-type="float">
            <text:p>471.20375</text:p>
          </table:table-cell>
          <table:table-cell office:value-type="float" office:value="956.810822503461" calcext:value-type="float">
            <text:p>956.810822503461</text:p>
          </table:table-cell>
          <table:table-cell table:style-name="ce2" office:value-type="float" office:value="50.8942181541995" calcext:value-type="float">
            <text:p>50.8942181541995</text:p>
          </table:table-cell>
          <table:table-cell table:style-name="ce6" office:value-type="float" office:value="23.9924797209924" calcext:value-type="float">
            <text:p>23.992479720992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1.9277984" calcext:value-type="float">
            <text:p>21.9277984</text:p>
          </table:table-cell>
          <table:table-cell table:style-name="ce5" office:value-type="percentage" office:value="0.7882472341" calcext:value-type="percentage">
            <text:p>78.8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19.97297632" calcext:value-type="float">
            <text:p>219.97297632</text:p>
          </table:table-cell>
          <table:table-cell office:value-type="float" office:value="986.095678702953" calcext:value-type="float">
            <text:p>986.095678702953</text:p>
          </table:table-cell>
          <table:table-cell table:style-name="ce2" office:value-type="float" office:value="44.2718919799718" calcext:value-type="float">
            <text:p>44.2718919799718</text:p>
          </table:table-cell>
          <table:table-cell table:style-name="ce6" office:value-type="float" office:value="21.0627271293388" calcext:value-type="float">
            <text:p>21.062727129338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9.40875587" calcext:value-type="float">
            <text:p>29.40875587</text:p>
          </table:table-cell>
          <table:table-cell table:style-name="ce5" office:value-type="percentage" office:value="0.7810595007" calcext:value-type="percentage">
            <text:p>78.1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23.94096435" calcext:value-type="float">
            <text:p>223.94096435</text:p>
          </table:table-cell>
          <table:table-cell office:value-type="float" office:value="985.626252570516" calcext:value-type="float">
            <text:p>985.626252570516</text:p>
          </table:table-cell>
          <table:table-cell table:style-name="ce2" office:value-type="float" office:value="56.1372175715385" calcext:value-type="float">
            <text:p>56.1372175715385</text:p>
          </table:table-cell>
          <table:table-cell table:style-name="ce6" office:value-type="float" office:value="27.6134841202342" calcext:value-type="float">
            <text:p>27.613484120234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1.26101763" calcext:value-type="float">
            <text:p>21.26101763</text:p>
          </table:table-cell>
          <table:table-cell table:style-name="ce5" office:value-type="percentage" office:value="0.6729554452" calcext:value-type="percentage">
            <text:p>67.3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08.88862769" calcext:value-type="float">
            <text:p>608.88862769</text:p>
          </table:table-cell>
          <table:table-cell office:value-type="float" office:value="941.132096847319" calcext:value-type="float">
            <text:p>941.132096847319</text:p>
          </table:table-cell>
          <table:table-cell table:style-name="ce2" office:value-type="float" office:value="43.1946798222809" calcext:value-type="float">
            <text:p>43.1946798222809</text:p>
          </table:table-cell>
          <table:table-cell table:style-name="ce6" office:value-type="float" office:value="20.0448829295609" calcext:value-type="float">
            <text:p>20.044882929560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8.13921779" calcext:value-type="float">
            <text:p>28.13921779</text:p>
          </table:table-cell>
          <table:table-cell table:style-name="ce5" office:value-type="percentage" office:value="0.8391932759" calcext:value-type="percentage">
            <text:p>83.9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06.23286881" calcext:value-type="float">
            <text:p>506.23286881</text:p>
          </table:table-cell>
          <table:table-cell office:value-type="float" office:value="952.797314993402" calcext:value-type="float">
            <text:p>952.797314993402</text:p>
          </table:table-cell>
          <table:table-cell table:style-name="ce2" office:value-type="float" office:value="54.1101995526571" calcext:value-type="float">
            <text:p>54.1101995526571</text:p>
          </table:table-cell>
          <table:table-cell table:style-name="ce6" office:value-type="float" office:value="26.932914927347" calcext:value-type="float">
            <text:p>26.93291492734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9.47637739" calcext:value-type="float">
            <text:p>29.47637739</text:p>
          </table:table-cell>
          <table:table-cell table:style-name="ce5" office:value-type="percentage" office:value="0.787592279" calcext:value-type="percentage">
            <text:p>78.7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70.01615361" calcext:value-type="float">
            <text:p>370.01615361</text:p>
          </table:table-cell>
          <table:table-cell office:value-type="float" office:value="968.499731722698" calcext:value-type="float">
            <text:p>968.499731722698</text:p>
          </table:table-cell>
          <table:table-cell table:style-name="ce2" office:value-type="float" office:value="56.2452516332754" calcext:value-type="float">
            <text:p>56.2452516332754</text:p>
          </table:table-cell>
          <table:table-cell table:style-name="ce6" office:value-type="float" office:value="27.7267733853648" calcext:value-type="float">
            <text:p>27.726773385364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7.46472886" calcext:value-type="float">
            <text:p>27.46472886</text:p>
          </table:table-cell>
          <table:table-cell table:style-name="ce5" office:value-type="percentage" office:value="0.6184718449" calcext:value-type="percentage">
            <text:p>61.8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40.71733482" calcext:value-type="float">
            <text:p>440.71733482</text:p>
          </table:table-cell>
          <table:table-cell office:value-type="float" office:value="960.317600976627" calcext:value-type="float">
            <text:p>960.317600976627</text:p>
          </table:table-cell>
          <table:table-cell table:style-name="ce2" office:value-type="float" office:value="53.0318475831525" calcext:value-type="float">
            <text:p>53.0318475831525</text:p>
          </table:table-cell>
          <table:table-cell table:style-name="ce6" office:value-type="float" office:value="24.7442038641699" calcext:value-type="float">
            <text:p>24.744203864169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30.15905716" calcext:value-type="float">
            <text:p>30.15905716</text:p>
          </table:table-cell>
          <table:table-cell table:style-name="ce5" office:value-type="percentage" office:value="0.8864129213" calcext:value-type="percentage">
            <text:p>88.6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16.7967522" calcext:value-type="float">
            <text:p>616.7967522</text:p>
          </table:table-cell>
          <table:table-cell office:value-type="float" office:value="940.239409706907" calcext:value-type="float">
            <text:p>940.239409706907</text:p>
          </table:table-cell>
          <table:table-cell table:style-name="ce2" office:value-type="float" office:value="57.3354665388592" calcext:value-type="float">
            <text:p>57.3354665388592</text:p>
          </table:table-cell>
          <table:table-cell table:style-name="ce6" office:value-type="float" office:value="29.1807905530996" calcext:value-type="float">
            <text:p>29.180790553099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0.51138154" calcext:value-type="float">
            <text:p>20.51138154</text:p>
          </table:table-cell>
          <table:table-cell table:style-name="ce5" office:value-type="percentage" office:value="0.7671647668" calcext:value-type="percentage">
            <text:p>76.7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60.30035841" calcext:value-type="float">
            <text:p>260.30035841</text:p>
          </table:table-cell>
          <table:table-cell office:value-type="float" office:value="981.335207767619" calcext:value-type="float">
            <text:p>981.335207767619</text:p>
          </table:table-cell>
          <table:table-cell table:style-name="ce2" office:value-type="float" office:value="42.0411318427536" calcext:value-type="float">
            <text:p>42.0411318427536</text:p>
          </table:table-cell>
          <table:table-cell table:style-name="ce6" office:value-type="float" office:value="19.741567757504" calcext:value-type="float">
            <text:p>19.741567757504</text:p>
          </table:table-cell>
          <table:table-cell table:style-name="ce2" office:value-type="string" calcext:value-type="string">
            <text:p>0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5.77610675" calcext:value-type="float">
            <text:p>25.77610675</text:p>
          </table:table-cell>
          <table:table-cell table:style-name="ce5" office:value-type="percentage" office:value="0.6065840531" calcext:value-type="percentage">
            <text:p>60.6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92.65974241" calcext:value-type="float">
            <text:p>392.65974241</text:p>
          </table:table-cell>
          <table:table-cell office:value-type="float" office:value="965.871666707737" calcext:value-type="float">
            <text:p>965.871666707737</text:p>
          </table:table-cell>
          <table:table-cell table:style-name="ce2" office:value-type="float" office:value="50.3393457981477" calcext:value-type="float">
            <text:p>50.3393457981477</text:p>
          </table:table-cell>
          <table:table-cell table:style-name="ce6" office:value-type="float" office:value="23.3361966320818" calcext:value-type="float">
            <text:p>23.336196632081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6.29525531" calcext:value-type="float">
            <text:p>26.29525531</text:p>
          </table:table-cell>
          <table:table-cell table:style-name="ce5" office:value-type="percentage" office:value="0.7731533887" calcext:value-type="percentage">
            <text:p>77.3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94.70625681" calcext:value-type="float">
            <text:p>294.70625681</text:p>
          </table:table-cell>
          <table:table-cell office:value-type="float" office:value="977.291913965962" calcext:value-type="float">
            <text:p>977.291913965962</text:p>
          </table:table-cell>
          <table:table-cell table:style-name="ce2" office:value-type="float" office:value="51.1744518573938" calcext:value-type="float">
            <text:p>51.1744518573938</text:p>
          </table:table-cell>
          <table:table-cell table:style-name="ce6" office:value-type="float" office:value="24.8236127769295" calcext:value-type="float">
            <text:p>24.823612776929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2.35000816" calcext:value-type="float">
            <text:p>22.35000816</text:p>
          </table:table-cell>
          <table:table-cell table:style-name="ce5" office:value-type="percentage" office:value="0.6001940338" calcext:value-type="percentage">
            <text:p>60.0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97.20794465" calcext:value-type="float">
            <text:p>197.20794465</text:p>
          </table:table-cell>
          <table:table-cell office:value-type="float" office:value="988.793181472184" calcext:value-type="float">
            <text:p>988.793181472184</text:p>
          </table:table-cell>
          <table:table-cell table:style-name="ce2" office:value-type="float" office:value="44.899054577718" calcext:value-type="float">
            <text:p>44.899054577718</text:p>
          </table:table-cell>
          <table:table-cell table:style-name="ce6" office:value-type="float" office:value="20.6238441066023" calcext:value-type="float">
            <text:p>20.623844106602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8.0027659" calcext:value-type="float">
            <text:p>28.0027659</text:p>
          </table:table-cell>
          <table:table-cell table:style-name="ce5" office:value-type="percentage" office:value="0.6014740116" calcext:value-type="percentage">
            <text:p>60.1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58.16119238" calcext:value-type="float">
            <text:p>558.16119238</text:p>
          </table:table-cell>
          <table:table-cell office:value-type="float" office:value="946.878515274267" calcext:value-type="float">
            <text:p>946.878515274267</text:p>
          </table:table-cell>
          <table:table-cell table:style-name="ce2" office:value-type="float" office:value="53.8910932771963" calcext:value-type="float">
            <text:p>53.8910932771963</text:p>
          </table:table-cell>
          <table:table-cell table:style-name="ce6" office:value-type="float" office:value="25.0431041804628" calcext:value-type="float">
            <text:p>25.043104180462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8.26767702" calcext:value-type="float">
            <text:p>28.26767702</text:p>
          </table:table-cell>
          <table:table-cell table:style-name="ce5" office:value-type="percentage" office:value="0.6463403215" calcext:value-type="percentage">
            <text:p>64.6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82.27833399" calcext:value-type="float">
            <text:p>582.27833399</text:p>
          </table:table-cell>
          <table:table-cell office:value-type="float" office:value="944.142156384596" calcext:value-type="float">
            <text:p>944.142156384596</text:p>
          </table:table-cell>
          <table:table-cell table:style-name="ce2" office:value-type="float" office:value="54.3144825116145" calcext:value-type="float">
            <text:p>54.3144825116145</text:p>
          </table:table-cell>
          <table:table-cell table:style-name="ce6" office:value-type="float" office:value="25.5896872942782" calcext:value-type="float">
            <text:p>25.589687294278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7.81453236" calcext:value-type="float">
            <text:p>27.81453236</text:p>
          </table:table-cell>
          <table:table-cell table:style-name="ce5" office:value-type="percentage" office:value="0.7238001392" calcext:value-type="percentage">
            <text:p>72.3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52.34439095" calcext:value-type="float">
            <text:p>252.34439095</text:p>
          </table:table-cell>
          <table:table-cell office:value-type="float" office:value="982.272551662715" calcext:value-type="float">
            <text:p>982.272551662715</text:p>
          </table:table-cell>
          <table:table-cell table:style-name="ce2" office:value-type="float" office:value="53.5914276198366" calcext:value-type="float">
            <text:p>53.5914276198366</text:p>
          </table:table-cell>
          <table:table-cell table:style-name="ce6" office:value-type="float" office:value="25.791922768553" calcext:value-type="float">
            <text:p>25.79192276855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2.67273443" calcext:value-type="float">
            <text:p>22.67273443</text:p>
          </table:table-cell>
          <table:table-cell table:style-name="ce5" office:value-type="percentage" office:value="0.7528270072" calcext:value-type="percentage">
            <text:p>75.2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36.2201386" calcext:value-type="float">
            <text:p>636.2201386</text:p>
          </table:table-cell>
          <table:table-cell office:value-type="float" office:value="938.050445719909" calcext:value-type="float">
            <text:p>938.050445719909</text:p>
          </table:table-cell>
          <table:table-cell table:style-name="ce2" office:value-type="float" office:value="45.4380811935224" calcext:value-type="float">
            <text:p>45.4380811935224</text:p>
          </table:table-cell>
          <table:table-cell table:style-name="ce6" office:value-type="float" office:value="21.5616908543675" calcext:value-type="float">
            <text:p>21.561690854367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30.51244494" calcext:value-type="float">
            <text:p>30.51244494</text:p>
          </table:table-cell>
          <table:table-cell table:style-name="ce5" office:value-type="percentage" office:value="0.6433413703" calcext:value-type="percentage">
            <text:p>64.3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72.64736338" calcext:value-type="float">
            <text:p>572.64736338</text:p>
          </table:table-cell>
          <table:table-cell office:value-type="float" office:value="945.233947806915" calcext:value-type="float">
            <text:p>945.233947806915</text:p>
          </table:table-cell>
          <table:table-cell table:style-name="ce2" office:value-type="float" office:value="57.9089046338397" calcext:value-type="float">
            <text:p>57.9089046338397</text:p>
          </table:table-cell>
          <table:table-cell table:style-name="ce6" office:value-type="float" office:value="27.3714077712541" calcext:value-type="float">
            <text:p>27.371407771254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4.49173703" calcext:value-type="float">
            <text:p>24.49173703</text:p>
          </table:table-cell>
          <table:table-cell table:style-name="ce5" office:value-type="percentage" office:value="0.8681431826" calcext:value-type="percentage">
            <text:p>86.8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13.51609299" calcext:value-type="float">
            <text:p>413.51609299</text:p>
          </table:table-cell>
          <table:table-cell office:value-type="float" office:value="963.457342236296" calcext:value-type="float">
            <text:p>963.457342236296</text:p>
          </table:table-cell>
          <table:table-cell table:style-name="ce2" office:value-type="float" office:value="48.3255350876175" calcext:value-type="float">
            <text:p>48.3255350876175</text:p>
          </table:table-cell>
          <table:table-cell table:style-name="ce6" office:value-type="float" office:value="23.7671237752096" calcext:value-type="float">
            <text:p>23.767123775209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4.78609019" calcext:value-type="float">
            <text:p>24.78609019</text:p>
          </table:table-cell>
          <table:table-cell table:style-name="ce5" office:value-type="percentage" office:value="0.7014932812" calcext:value-type="percentage">
            <text:p>70.1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93.64742385" calcext:value-type="float">
            <text:p>493.64742385</text:p>
          </table:table-cell>
          <table:table-cell office:value-type="float" office:value="954.237367521704" calcext:value-type="float">
            <text:p>954.237367521704</text:p>
          </table:table-cell>
          <table:table-cell table:style-name="ce2" office:value-type="float" office:value="48.7736292682584" calcext:value-type="float">
            <text:p>48.7736292682584</text:p>
          </table:table-cell>
          <table:table-cell table:style-name="ce6" office:value-type="float" office:value="23.0973333224562" calcext:value-type="float">
            <text:p>23.097333322456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7.03627656" calcext:value-type="float">
            <text:p>27.03627656</text:p>
          </table:table-cell>
          <table:table-cell table:style-name="ce5" office:value-type="percentage" office:value="0.7202990242" calcext:value-type="percentage">
            <text:p>72.0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61.80646778" calcext:value-type="float">
            <text:p>161.80646778</text:p>
          </table:table-cell>
          <table:table-cell office:value-type="float" office:value="993.002685173487" calcext:value-type="float">
            <text:p>993.002685173487</text:p>
          </table:table-cell>
          <table:table-cell table:style-name="ce2" office:value-type="float" office:value="52.3510003884241" calcext:value-type="float">
            <text:p>52.3510003884241</text:p>
          </table:table-cell>
          <table:table-cell table:style-name="ce6" office:value-type="float" office:value="25.1077517272981" calcext:value-type="float">
            <text:p>25.107751727298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1.09341947" calcext:value-type="float">
            <text:p>21.09341947</text:p>
          </table:table-cell>
          <table:table-cell table:style-name="ce5" office:value-type="percentage" office:value="0.6317720116" calcext:value-type="percentage">
            <text:p>63.1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00.63793514" calcext:value-type="float">
            <text:p>400.63793514</text:p>
          </table:table-cell>
          <table:table-cell office:value-type="float" office:value="964.947399979887" calcext:value-type="float">
            <text:p>964.947399979887</text:p>
          </table:table-cell>
          <table:table-cell table:style-name="ce2" office:value-type="float" office:value="42.9198168237363" calcext:value-type="float">
            <text:p>42.9198168237363</text:p>
          </table:table-cell>
          <table:table-cell table:style-name="ce6" office:value-type="float" office:value="19.7580845965365" calcext:value-type="float">
            <text:p>19.7580845965365</text:p>
          </table:table-cell>
          <table:table-cell table:style-name="ce2" office:value-type="string" calcext:value-type="string">
            <text:p>0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4.89637221" calcext:value-type="float">
            <text:p>24.89637221</text:p>
          </table:table-cell>
          <table:table-cell table:style-name="ce5" office:value-type="percentage" office:value="0.687579971" calcext:value-type="percentage">
            <text:p>68.7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03.89877019" calcext:value-type="float">
            <text:p>603.89877019</text:p>
          </table:table-cell>
          <table:table-cell office:value-type="float" office:value="941.695799404435" calcext:value-type="float">
            <text:p>941.695799404435</text:p>
          </table:table-cell>
          <table:table-cell table:style-name="ce2" office:value-type="float" office:value="48.9472514375695" calcext:value-type="float">
            <text:p>48.9472514375695</text:p>
          </table:table-cell>
          <table:table-cell table:style-name="ce6" office:value-type="float" office:value="23.1099530109614" calcext:value-type="float">
            <text:p>23.109953010961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4.49679301" calcext:value-type="float">
            <text:p>24.49679301</text:p>
          </table:table-cell>
          <table:table-cell table:style-name="ce5" office:value-type="percentage" office:value="0.766395032" calcext:value-type="percentage">
            <text:p>76.6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13.9992208" calcext:value-type="float">
            <text:p>313.9992208</text:p>
          </table:table-cell>
          <table:table-cell office:value-type="float" office:value="975.031948137301" calcext:value-type="float">
            <text:p>975.031948137301</text:p>
          </table:table-cell>
          <table:table-cell table:style-name="ce2" office:value-type="float" office:value="48.3220520437861" calcext:value-type="float">
            <text:p>48.3220520437861</text:p>
          </table:table-cell>
          <table:table-cell table:style-name="ce6" office:value-type="float" office:value="23.212377728838" calcext:value-type="float">
            <text:p>23.21237772883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2.83517693" calcext:value-type="float">
            <text:p>22.83517693</text:p>
          </table:table-cell>
          <table:table-cell table:style-name="ce5" office:value-type="percentage" office:value="0.8331828923" calcext:value-type="percentage">
            <text:p>83.3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09.75874183" calcext:value-type="float">
            <text:p>209.75874183</text:p>
          </table:table-cell>
          <table:table-cell office:value-type="float" office:value="987.305085240279" calcext:value-type="float">
            <text:p>987.305085240279</text:p>
          </table:table-cell>
          <table:table-cell table:style-name="ce2" office:value-type="float" office:value="45.7087391574106" calcext:value-type="float">
            <text:p>45.7087391574106</text:p>
          </table:table-cell>
          <table:table-cell table:style-name="ce6" office:value-type="float" office:value="22.0704293708033" calcext:value-type="float">
            <text:p>22.070429370803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0.30802611" calcext:value-type="float">
            <text:p>20.30802611</text:p>
          </table:table-cell>
          <table:table-cell table:style-name="ce5" office:value-type="percentage" office:value="0.7034062979" calcext:value-type="percentage">
            <text:p>70.3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22.09197564" calcext:value-type="float">
            <text:p>522.09197564</text:p>
          </table:table-cell>
          <table:table-cell office:value-type="float" office:value="950.985777573378" calcext:value-type="float">
            <text:p>950.985777573378</text:p>
          </table:table-cell>
          <table:table-cell table:style-name="ce2" office:value-type="float" office:value="41.7027342568211" calcext:value-type="float">
            <text:p>41.7027342568211</text:p>
          </table:table-cell>
          <table:table-cell table:style-name="ce6" office:value-type="float" office:value="19.3605829287779" calcext:value-type="float">
            <text:p>19.3605829287779</text:p>
          </table:table-cell>
          <table:table-cell table:style-name="ce2" office:value-type="string" calcext:value-type="string">
            <text:p>0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4.19195868" calcext:value-type="float">
            <text:p>24.19195868</text:p>
          </table:table-cell>
          <table:table-cell table:style-name="ce5" office:value-type="percentage" office:value="0.6605751705" calcext:value-type="percentage">
            <text:p>66.0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37.63720886" calcext:value-type="float">
            <text:p>337.63720886</text:p>
          </table:table-cell>
          <table:table-cell office:value-type="float" office:value="972.270131790241" calcext:value-type="float">
            <text:p>972.270131790241</text:p>
          </table:table-cell>
          <table:table-cell table:style-name="ce2" office:value-type="float" office:value="47.8269361887729" calcext:value-type="float">
            <text:p>47.8269361887729</text:p>
          </table:table-cell>
          <table:table-cell table:style-name="ce6" office:value-type="float" office:value="22.382628397636" calcext:value-type="float">
            <text:p>22.38262839763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8.41437152" calcext:value-type="float">
            <text:p>28.41437152</text:p>
          </table:table-cell>
          <table:table-cell table:style-name="ce5" office:value-type="percentage" office:value="0.6480072558" calcext:value-type="percentage">
            <text:p>64.8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90.95286141" calcext:value-type="float">
            <text:p>190.95286141</text:p>
          </table:table-cell>
          <table:table-cell office:value-type="float" office:value="989.535658131393" calcext:value-type="float">
            <text:p>989.535658131393</text:p>
          </table:table-cell>
          <table:table-cell table:style-name="ce2" office:value-type="float" office:value="54.5489230323803" calcext:value-type="float">
            <text:p>54.5489230323803</text:p>
          </table:table-cell>
          <table:table-cell table:style-name="ce6" office:value-type="float" office:value="25.7206047216713" calcext:value-type="float">
            <text:p>25.720604721671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30.12731484" calcext:value-type="float">
            <text:p>30.12731484</text:p>
          </table:table-cell>
          <table:table-cell table:style-name="ce5" office:value-type="percentage" office:value="0.6404514554" calcext:value-type="percentage">
            <text:p>64.0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06.09063896" calcext:value-type="float">
            <text:p>306.09063896</text:p>
          </table:table-cell>
          <table:table-cell office:value-type="float" office:value="975.957721756218" calcext:value-type="float">
            <text:p>975.957721756218</text:p>
          </table:table-cell>
          <table:table-cell table:style-name="ce2" office:value-type="float" office:value="57.2912910208984" calcext:value-type="float">
            <text:p>57.2912910208984</text:p>
          </table:table-cell>
          <table:table-cell table:style-name="ce6" office:value-type="float" office:value="27.0369867712996" calcext:value-type="float">
            <text:p>27.036986771299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3.96036643" calcext:value-type="float">
            <text:p>23.96036643</text:p>
          </table:table-cell>
          <table:table-cell table:style-name="ce5" office:value-type="percentage" office:value="0.7060042794" calcext:value-type="percentage">
            <text:p>70.6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75.64402682" calcext:value-type="float">
            <text:p>175.64402682</text:p>
          </table:table-cell>
          <table:table-cell office:value-type="float" office:value="991.355165417201" calcext:value-type="float">
            <text:p>991.355165417201</text:p>
          </table:table-cell>
          <table:table-cell table:style-name="ce2" office:value-type="float" office:value="47.465609322297" calcext:value-type="float">
            <text:p>47.465609322297</text:p>
          </table:table-cell>
          <table:table-cell table:style-name="ce6" office:value-type="float" office:value="22.4306474448497" calcext:value-type="float">
            <text:p>22.430647444849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8.92282379" calcext:value-type="float">
            <text:p>28.92282379</text:p>
          </table:table-cell>
          <table:table-cell table:style-name="ce5" office:value-type="percentage" office:value="0.674651381" calcext:value-type="percentage">
            <text:p>67.4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43.97559566" calcext:value-type="float">
            <text:p>643.97559566</text:p>
          </table:table-cell>
          <table:table-cell office:value-type="float" office:value="937.177850631087" calcext:value-type="float">
            <text:p>937.177850631087</text:p>
          </table:table-cell>
          <table:table-cell table:style-name="ce2" office:value-type="float" office:value="55.3616461274243" calcext:value-type="float">
            <text:p>55.3616461274243</text:p>
          </table:table-cell>
          <table:table-cell table:style-name="ce6" office:value-type="float" office:value="26.3419785988137" calcext:value-type="float">
            <text:p>26.3419785988137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9.7868677" calcext:value-type="float">
            <text:p>29.7868677</text:p>
          </table:table-cell>
          <table:table-cell table:style-name="ce5" office:value-type="percentage" office:value="0.7050526861" calcext:value-type="percentage">
            <text:p>70.5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09.58795046" calcext:value-type="float">
            <text:p>609.58795046</text:p>
          </table:table-cell>
          <table:table-cell office:value-type="float" office:value="941.05312154853" calcext:value-type="float">
            <text:p>941.05312154853</text:p>
          </table:table-cell>
          <table:table-cell table:style-name="ce2" office:value-type="float" office:value="56.7439113006397" calcext:value-type="float">
            <text:p>56.7439113006397</text:p>
          </table:table-cell>
          <table:table-cell table:style-name="ce6" office:value-type="float" office:value="27.3070163886672" calcext:value-type="float">
            <text:p>27.307016388667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9.32152328" calcext:value-type="float">
            <text:p>29.32152328</text:p>
          </table:table-cell>
          <table:table-cell table:style-name="ce5" office:value-type="percentage" office:value="0.8893078822" calcext:value-type="percentage">
            <text:p>88.9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06.38060458" calcext:value-type="float">
            <text:p>606.38060458</text:p>
          </table:table-cell>
          <table:table-cell office:value-type="float" office:value="941.415385200619" calcext:value-type="float">
            <text:p>941.415385200619</text:p>
          </table:table-cell>
          <table:table-cell table:style-name="ce2" office:value-type="float" office:value="55.9963099620428" calcext:value-type="float">
            <text:p>55.9963099620428</text:p>
          </table:table-cell>
          <table:table-cell table:style-name="ce6" office:value-type="float" office:value="28.4191790895131" calcext:value-type="float">
            <text:p>28.419179089513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0.43707827" calcext:value-type="float">
            <text:p>20.43707827</text:p>
          </table:table-cell>
          <table:table-cell table:style-name="ce5" office:value-type="percentage" office:value="0.8970272861" calcext:value-type="percentage">
            <text:p>89.7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15.88066366" calcext:value-type="float">
            <text:p>215.88066366</text:p>
          </table:table-cell>
          <table:table-cell office:value-type="float" office:value="986.580047044012" calcext:value-type="float">
            <text:p>986.580047044012</text:p>
          </table:table-cell>
          <table:table-cell table:style-name="ce2" office:value-type="float" office:value="41.9633811513128" calcext:value-type="float">
            <text:p>41.9633811513128</text:p>
          </table:table-cell>
          <table:table-cell table:style-name="ce6" office:value-type="float" office:value="20.1008318858458" calcext:value-type="float">
            <text:p>20.100831885845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30.38069409" calcext:value-type="float">
            <text:p>30.38069409</text:p>
          </table:table-cell>
          <table:table-cell table:style-name="ce5" office:value-type="percentage" office:value="0.7168167992" calcext:value-type="percentage">
            <text:p>71.68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99.58830909" calcext:value-type="float">
            <text:p>499.58830909</text:p>
          </table:table-cell>
          <table:table-cell office:value-type="float" office:value="953.557328189584" calcext:value-type="float">
            <text:p>953.557328189584</text:p>
          </table:table-cell>
          <table:table-cell table:style-name="ce2" office:value-type="float" office:value="57.695115011029" calcext:value-type="float">
            <text:p>57.695115011029</text:p>
          </table:table-cell>
          <table:table-cell table:style-name="ce6" office:value-type="float" office:value="27.9072639091675" calcext:value-type="float">
            <text:p>27.907263909167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7.5821961" calcext:value-type="float">
            <text:p>27.5821961</text:p>
          </table:table-cell>
          <table:table-cell table:style-name="ce5" office:value-type="percentage" office:value="0.7191834048" calcext:value-type="percentage">
            <text:p>71.9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41.88856157" calcext:value-type="float">
            <text:p>541.88856157</text:p>
          </table:table-cell>
          <table:table-cell office:value-type="float" office:value="948.729306260586" calcext:value-type="float">
            <text:p>948.729306260586</text:p>
          </table:table-cell>
          <table:table-cell table:style-name="ce2" office:value-type="float" office:value="53.2208692013348" calcext:value-type="float">
            <text:p>53.2208692013348</text:p>
          </table:table-cell>
          <table:table-cell table:style-name="ce6" office:value-type="float" office:value="25.5616623284026" calcext:value-type="float">
            <text:p>25.561662328402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1.3818218" calcext:value-type="float">
            <text:p>21.3818218</text:p>
          </table:table-cell>
          <table:table-cell table:style-name="ce5" office:value-type="percentage" office:value="0.8335906199" calcext:value-type="percentage">
            <text:p>83.3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53.0103531" calcext:value-type="float">
            <text:p>453.0103531</text:p>
          </table:table-cell>
          <table:table-cell office:value-type="float" office:value="958.902021119466" calcext:value-type="float">
            <text:p>958.902021119466</text:p>
          </table:table-cell>
          <table:table-cell table:style-name="ce2" office:value-type="float" office:value="43.4248518869732" calcext:value-type="float">
            <text:p>43.4248518869732</text:p>
          </table:table-cell>
          <table:table-cell table:style-name="ce6" office:value-type="float" office:value="20.7519619651668" calcext:value-type="float">
            <text:p>20.7519619651668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3.62269345" calcext:value-type="float">
            <text:p>23.62269345</text:p>
          </table:table-cell>
          <table:table-cell table:style-name="ce5" office:value-type="percentage" office:value="0.727673592" calcext:value-type="percentage">
            <text:p>72.7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13.89586747" calcext:value-type="float">
            <text:p>313.89586747</text:p>
          </table:table-cell>
          <table:table-cell office:value-type="float" office:value="975.044040948134" calcext:value-type="float">
            <text:p>975.044040948134</text:p>
          </table:table-cell>
          <table:table-cell table:style-name="ce2" office:value-type="float" office:value="46.9342450888935" calcext:value-type="float">
            <text:p>46.9342450888935</text:p>
          </table:table-cell>
          <table:table-cell table:style-name="ce6" office:value-type="float" office:value="22.256300763812" calcext:value-type="float">
            <text:p>22.25630076381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8.10073523" calcext:value-type="float">
            <text:p>28.10073523</text:p>
          </table:table-cell>
          <table:table-cell table:style-name="ce5" office:value-type="percentage" office:value="0.754510559" calcext:value-type="percentage">
            <text:p>75.45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12.7589239" calcext:value-type="float">
            <text:p>612.7589239</text:p>
          </table:table-cell>
          <table:table-cell office:value-type="float" office:value="940.695103134376" calcext:value-type="float">
            <text:p>940.695103134376</text:p>
          </table:table-cell>
          <table:table-cell table:style-name="ce2" office:value-type="float" office:value="54.0482173803805" calcext:value-type="float">
            <text:p>54.0482173803805</text:p>
          </table:table-cell>
          <table:table-cell table:style-name="ce6" office:value-type="float" office:value="26.2643749411591" calcext:value-type="float">
            <text:p>26.264374941159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0.4428664" calcext:value-type="float">
            <text:p>20.4428664</text:p>
          </table:table-cell>
          <table:table-cell table:style-name="ce5" office:value-type="percentage" office:value="0.7352064342" calcext:value-type="percentage">
            <text:p>73.5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632.93218141" calcext:value-type="float">
            <text:p>632.93218141</text:p>
          </table:table-cell>
          <table:table-cell office:value-type="float" office:value="938.42063110924" calcext:value-type="float">
            <text:p>938.42063110924</text:p>
          </table:table-cell>
          <table:table-cell table:style-name="ce2" office:value-type="float" office:value="41.9241457658101" calcext:value-type="float">
            <text:p>41.9241457658101</text:p>
          </table:table-cell>
          <table:table-cell table:style-name="ce6" office:value-type="float" office:value="19.577368368179" calcext:value-type="float">
            <text:p>19.577368368179</text:p>
          </table:table-cell>
          <table:table-cell table:style-name="ce2" office:value-type="string" calcext:value-type="string">
            <text:p>0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5.61692759" calcext:value-type="float">
            <text:p>25.61692759</text:p>
          </table:table-cell>
          <table:table-cell table:style-name="ce5" office:value-type="percentage" office:value="0.8059791432" calcext:value-type="percentage">
            <text:p>80.6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80.62449217" calcext:value-type="float">
            <text:p>380.62449217</text:p>
          </table:table-cell>
          <table:table-cell office:value-type="float" office:value="967.26761536561" calcext:value-type="float">
            <text:p>967.26761536561</text:p>
          </table:table-cell>
          <table:table-cell table:style-name="ce2" office:value-type="float" office:value="50.0999999150536" calcext:value-type="float">
            <text:p>50.0999999150536</text:p>
          </table:table-cell>
          <table:table-cell table:style-name="ce6" office:value-type="float" office:value="24.4306238912025" calcext:value-type="float">
            <text:p>24.430623891202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4.37083442" calcext:value-type="float">
            <text:p>24.37083442</text:p>
          </table:table-cell>
          <table:table-cell table:style-name="ce5" office:value-type="percentage" office:value="0.6990586205" calcext:value-type="percentage">
            <text:p>69.9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90.51164496" calcext:value-type="float">
            <text:p>290.51164496</text:p>
          </table:table-cell>
          <table:table-cell office:value-type="float" office:value="977.783961021546" calcext:value-type="float">
            <text:p>977.783961021546</text:p>
          </table:table-cell>
          <table:table-cell table:style-name="ce2" office:value-type="float" office:value="48.1149925195822" calcext:value-type="float">
            <text:p>48.1149925195822</text:p>
          </table:table-cell>
          <table:table-cell table:style-name="ce6" office:value-type="float" office:value="22.737036030056" calcext:value-type="float">
            <text:p>22.73703603005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9.59279143" calcext:value-type="float">
            <text:p>29.59279143</text:p>
          </table:table-cell>
          <table:table-cell table:style-name="ce5" office:value-type="percentage" office:value="0.6343594196" calcext:value-type="percentage">
            <text:p>63.4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72.90175534" calcext:value-type="float">
            <text:p>172.90175534</text:p>
          </table:table-cell>
          <table:table-cell office:value-type="float" office:value="991.681446899002" calcext:value-type="float">
            <text:p>991.681446899002</text:p>
          </table:table-cell>
          <table:table-cell table:style-name="ce2" office:value-type="float" office:value="56.4348041873723" calcext:value-type="float">
            <text:p>56.4348041873723</text:p>
          </table:table-cell>
          <table:table-cell table:style-name="ce6" office:value-type="float" office:value="26.5575960699233" calcext:value-type="float">
            <text:p>26.557596069923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3.07870556" calcext:value-type="float">
            <text:p>23.07870556</text:p>
          </table:table-cell>
          <table:table-cell table:style-name="ce5" office:value-type="percentage" office:value="0.688078019" calcext:value-type="percentage">
            <text:p>68.81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88.41030992" calcext:value-type="float">
            <text:p>188.41030992</text:p>
          </table:table-cell>
          <table:table-cell office:value-type="float" office:value="989.837617637345" calcext:value-type="float">
            <text:p>989.837617637345</text:p>
          </table:table-cell>
          <table:table-cell table:style-name="ce2" office:value-type="float" office:value="46.0678824552143" calcext:value-type="float">
            <text:p>46.0678824552143</text:p>
          </table:table-cell>
          <table:table-cell table:style-name="ce6" office:value-type="float" office:value="21.60696780202" calcext:value-type="float">
            <text:p>21.6069678020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0.49217063" calcext:value-type="float">
            <text:p>20.49217063</text:p>
          </table:table-cell>
          <table:table-cell table:style-name="ce5" office:value-type="percentage" office:value="0.657606405" calcext:value-type="percentage">
            <text:p>65.7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60.03108666" calcext:value-type="float">
            <text:p>560.03108666</text:p>
          </table:table-cell>
          <table:table-cell office:value-type="float" office:value="946.666071583645" calcext:value-type="float">
            <text:p>946.666071583645</text:p>
          </table:table-cell>
          <table:table-cell table:style-name="ce2" office:value-type="float" office:value="41.9789101143731" calcext:value-type="float">
            <text:p>41.9789101143731</text:p>
          </table:table-cell>
          <table:table-cell table:style-name="ce6" office:value-type="float" office:value="19.3637461658775" calcext:value-type="float">
            <text:p>19.3637461658775</text:p>
          </table:table-cell>
          <table:table-cell table:style-name="ce2" office:value-type="string" calcext:value-type="string">
            <text:p>0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1.72391753" calcext:value-type="float">
            <text:p>21.72391753</text:p>
          </table:table-cell>
          <table:table-cell table:style-name="ce5" office:value-type="percentage" office:value="0.8001555792" calcext:value-type="percentage">
            <text:p>80.0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330.61161994" calcext:value-type="float">
            <text:p>330.61161994</text:p>
          </table:table-cell>
          <table:table-cell office:value-type="float" office:value="973.090169848505" calcext:value-type="float">
            <text:p>973.090169848505</text:p>
          </table:table-cell>
          <table:table-cell table:style-name="ce2" office:value-type="float" office:value="43.9540068359524" calcext:value-type="float">
            <text:p>43.9540068359524</text:p>
          </table:table-cell>
          <table:table-cell table:style-name="ce6" office:value-type="float" office:value="20.9299047419206" calcext:value-type="float">
            <text:p>20.929904741920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1.17289489" calcext:value-type="float">
            <text:p>21.17289489</text:p>
          </table:table-cell>
          <table:table-cell table:style-name="ce5" office:value-type="percentage" office:value="0.78066615" calcext:value-type="percentage">
            <text:p>78.07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97.14490623" calcext:value-type="float">
            <text:p>297.14490623</text:p>
          </table:table-cell>
          <table:table-cell office:value-type="float" office:value="977.005963124935" calcext:value-type="float">
            <text:p>977.005963124935</text:p>
          </table:table-cell>
          <table:table-cell table:style-name="ce2" office:value-type="float" office:value="43.0834382045513" calcext:value-type="float">
            <text:p>43.0834382045513</text:p>
          </table:table-cell>
          <table:table-cell table:style-name="ce6" office:value-type="float" office:value="20.367919440222" calcext:value-type="float">
            <text:p>20.36791944022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5.36122133" calcext:value-type="float">
            <text:p>25.36122133</text:p>
          </table:table-cell>
          <table:table-cell table:style-name="ce5" office:value-type="percentage" office:value="0.8925602398" calcext:value-type="percentage">
            <text:p>89.26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553.28021847" calcext:value-type="float">
            <text:p>553.28021847</text:p>
          </table:table-cell>
          <table:table-cell office:value-type="float" office:value="947.433280445546" calcext:value-type="float">
            <text:p>947.433280445546</text:p>
          </table:table-cell>
          <table:table-cell table:style-name="ce2" office:value-type="float" office:value="49.7019758387027" calcext:value-type="float">
            <text:p>49.7019758387027</text:p>
          </table:table-cell>
          <table:table-cell table:style-name="ce6" office:value-type="float" office:value="24.7194114716541" calcext:value-type="float">
            <text:p>24.7194114716541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6.34628186" calcext:value-type="float">
            <text:p>26.34628186</text:p>
          </table:table-cell>
          <table:table-cell table:style-name="ce5" office:value-type="percentage" office:value="0.6072795454" calcext:value-type="percentage">
            <text:p>60.7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34.83477043" calcext:value-type="float">
            <text:p>434.83477043</text:p>
          </table:table-cell>
          <table:table-cell office:value-type="float" office:value="960.995735913525" calcext:value-type="float">
            <text:p>960.995735913525</text:p>
          </table:table-cell>
          <table:table-cell table:style-name="ce2" office:value-type="float" office:value="51.2476021960678" calcext:value-type="float">
            <text:p>51.2476021960678</text:p>
          </table:table-cell>
          <table:table-cell table:style-name="ce6" office:value-type="float" office:value="23.7875294014416" calcext:value-type="float">
            <text:p>23.7875294014416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3.92096756" calcext:value-type="float">
            <text:p>23.92096756</text:p>
          </table:table-cell>
          <table:table-cell table:style-name="ce5" office:value-type="percentage" office:value="0.7623114152" calcext:value-type="percentage">
            <text:p>76.2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92.82879672" calcext:value-type="float">
            <text:p>492.82879672</text:p>
          </table:table-cell>
          <table:table-cell office:value-type="float" office:value="954.331111877831" calcext:value-type="float">
            <text:p>954.331111877831</text:p>
          </table:table-cell>
          <table:table-cell table:style-name="ce2" office:value-type="float" office:value="47.410664395229" calcext:value-type="float">
            <text:p>47.410664395229</text:p>
          </table:table-cell>
          <table:table-cell table:style-name="ce6" office:value-type="float" office:value="22.6893765142693" calcext:value-type="float">
            <text:p>22.6893765142693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6.15308476" calcext:value-type="float">
            <text:p>26.15308476</text:p>
          </table:table-cell>
          <table:table-cell table:style-name="ce5" office:value-type="percentage" office:value="0.7093712175" calcext:value-type="percentage">
            <text:p>70.94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91.40540294" calcext:value-type="float">
            <text:p>191.40540294</text:p>
          </table:table-cell>
          <table:table-cell office:value-type="float" office:value="989.481922872766" calcext:value-type="float">
            <text:p>989.481922872766</text:p>
          </table:table-cell>
          <table:table-cell table:style-name="ce2" office:value-type="float" office:value="50.9451076089569" calcext:value-type="float">
            <text:p>50.9451076089569</text:p>
          </table:table-cell>
          <table:table-cell table:style-name="ce6" office:value-type="float" office:value="24.2903877501075" calcext:value-type="float">
            <text:p>24.290387750107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5.27326338" calcext:value-type="float">
            <text:p>25.27326338</text:p>
          </table:table-cell>
          <table:table-cell table:style-name="ce5" office:value-type="percentage" office:value="0.7770156414" calcext:value-type="percentage">
            <text:p>77.7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479.54389159" calcext:value-type="float">
            <text:p>479.54389159</text:p>
          </table:table-cell>
          <table:table-cell office:value-type="float" office:value="955.853709002935" calcext:value-type="float">
            <text:p>955.853709002935</text:p>
          </table:table-cell>
          <table:table-cell table:style-name="ce2" office:value-type="float" office:value="49.5529468913594" calcext:value-type="float">
            <text:p>49.5529468913594</text:p>
          </table:table-cell>
          <table:table-cell table:style-name="ce6" office:value-type="float" office:value="23.95201530635" calcext:value-type="float">
            <text:p>23.95201530635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4.26529836" calcext:value-type="float">
            <text:p>24.26529836</text:p>
          </table:table-cell>
          <table:table-cell table:style-name="ce5" office:value-type="percentage" office:value="0.770258516" calcext:value-type="percentage">
            <text:p>77.03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01.15865074" calcext:value-type="float">
            <text:p>201.15865074</text:p>
          </table:table-cell>
          <table:table-cell office:value-type="float" office:value="988.324520824136" calcext:value-type="float">
            <text:p>988.324520824136</text:p>
          </table:table-cell>
          <table:table-cell table:style-name="ce2" office:value-type="float" office:value="47.9562000876729" calcext:value-type="float">
            <text:p>47.9562000876729</text:p>
          </table:table-cell>
          <table:table-cell table:style-name="ce6" office:value-type="float" office:value="23.031376584689" calcext:value-type="float">
            <text:p>23.031376584689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6.34260816" calcext:value-type="float">
            <text:p>26.34260816</text:p>
          </table:table-cell>
          <table:table-cell table:style-name="ce5" office:value-type="percentage" office:value="0.7980404766" calcext:value-type="percentage">
            <text:p>79.80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237.45814431" calcext:value-type="float">
            <text:p>237.45814431</text:p>
          </table:table-cell>
          <table:table-cell office:value-type="float" office:value="984.028802010854" calcext:value-type="float">
            <text:p>984.028802010854</text:p>
          </table:table-cell>
          <table:table-cell table:style-name="ce2" office:value-type="float" office:value="51.2509557253723" calcext:value-type="float">
            <text:p>51.2509557253723</text:p>
          </table:table-cell>
          <table:table-cell table:style-name="ce6" office:value-type="float" office:value="25.0271580351064" calcext:value-type="float">
            <text:p>25.0271580351064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4" office:value-type="float" office:value="24.0595464" calcext:value-type="float">
            <text:p>24.0595464</text:p>
          </table:table-cell>
          <table:table-cell table:style-name="ce5" office:value-type="percentage" office:value="0.6042069904" calcext:value-type="percentage">
            <text:p>60.42%</text:p>
          </table:table-cell>
          <table:table-cell table:style-name="ce2" office:value-type="float" office:value="1013" calcext:value-type="float">
            <text:p>1013</text:p>
          </table:table-cell>
          <table:table-cell table:style-name="ce6" office:value-type="float" office:value="187.82512039" calcext:value-type="float">
            <text:p>187.82512039</text:p>
          </table:table-cell>
          <table:table-cell office:value-type="float" office:value="989.907129191191" calcext:value-type="float">
            <text:p>989.907129191191</text:p>
          </table:table-cell>
          <table:table-cell table:style-name="ce2" office:value-type="float" office:value="47.6100269488757" calcext:value-type="float">
            <text:p>47.6100269488757</text:p>
          </table:table-cell>
          <table:table-cell table:style-name="ce6" office:value-type="float" office:value="21.9785654979632" calcext:value-type="float">
            <text:p>21.9785654979632</text:p>
          </table:table-cell>
          <table:table-cell table:style-name="ce2" office:value-type="string" calcext:value-type="string">
            <text:p>1</text:p>
          </table:table-cell>
        </table:table-row>
        <table:table-row table:style-name="ro1" table:number-rows-repeated="10482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6T03:36:49.337000000</meta:creation-date>
    <dc:date>2024-03-26T03:46:45.232000000</dc:date>
    <meta:editing-duration>PT9M56S</meta:editing-duration>
    <meta:editing-cycles>2</meta:editing-cycles>
    <meta:generator>XLSX_Editor/6.2.8.2$Windows_x86 LibreOffice_project/</meta:generator>
    <meta:document-statistic meta:table-count="1" meta:cell-count="2709" meta:object-count="0"/>
  </office:meta>
</office:document-meta>
</file>